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d3912" officeooo:paragraph-rsid="000d3912"/>
    </style:style>
    <style:style style:name="P2" style:family="paragraph" style:parent-style-name="Standard">
      <style:paragraph-properties fo:text-align="justify" style:justify-single-word="false"/>
      <style:text-properties officeooo:rsid="000d6859" officeooo:paragraph-rsid="000ed67a"/>
    </style:style>
    <style:style style:name="P3" style:family="paragraph" style:parent-style-name="Standard">
      <style:paragraph-properties fo:text-align="justify" style:justify-single-word="false"/>
      <style:text-properties officeooo:rsid="000d6859" officeooo:paragraph-rsid="00b2f1a4"/>
    </style:style>
    <style:style style:name="P4" style:family="paragraph" style:parent-style-name="Standard">
      <style:paragraph-properties fo:text-align="justify" style:justify-single-word="false"/>
      <style:text-properties officeooo:rsid="000ed67a" officeooo:paragraph-rsid="000ed67a"/>
    </style:style>
    <style:style style:name="P5" style:family="paragraph" style:parent-style-name="Standard">
      <style:paragraph-properties fo:text-align="justify" style:justify-single-word="false"/>
      <style:text-properties officeooo:rsid="00106b98" officeooo:paragraph-rsid="00106b98"/>
    </style:style>
    <style:style style:name="P6" style:family="paragraph" style:parent-style-name="Standard">
      <style:paragraph-properties fo:text-align="justify" style:justify-single-word="false"/>
      <style:text-properties officeooo:rsid="00106b98" officeooo:paragraph-rsid="002ba053"/>
    </style:style>
    <style:style style:name="P7" style:family="paragraph" style:parent-style-name="Standard">
      <style:paragraph-properties fo:text-align="justify" style:justify-single-word="false"/>
      <style:text-properties officeooo:rsid="001192e4" officeooo:paragraph-rsid="001192e4"/>
    </style:style>
    <style:style style:name="P8" style:family="paragraph" style:parent-style-name="Standard">
      <style:paragraph-properties fo:text-align="justify" style:justify-single-word="false"/>
      <style:text-properties officeooo:rsid="00138e43" officeooo:paragraph-rsid="00138e43"/>
    </style:style>
    <style:style style:name="P9" style:family="paragraph" style:parent-style-name="Standard">
      <style:paragraph-properties fo:text-align="justify" style:justify-single-word="false"/>
      <style:text-properties officeooo:rsid="00172a10" officeooo:paragraph-rsid="00172a10"/>
    </style:style>
    <style:style style:name="P10" style:family="paragraph" style:parent-style-name="Standard">
      <style:paragraph-properties fo:text-align="justify" style:justify-single-word="false"/>
      <style:text-properties officeooo:rsid="0018e001" officeooo:paragraph-rsid="0018e001"/>
    </style:style>
    <style:style style:name="P11" style:family="paragraph" style:parent-style-name="Standard">
      <style:paragraph-properties fo:text-align="justify" style:justify-single-word="false"/>
      <style:text-properties officeooo:rsid="0018e001" officeooo:paragraph-rsid="00193836"/>
    </style:style>
    <style:style style:name="P12" style:family="paragraph" style:parent-style-name="Standard">
      <style:paragraph-properties fo:text-align="justify" style:justify-single-word="false"/>
      <style:text-properties officeooo:rsid="0019b18f" officeooo:paragraph-rsid="001a5d6b"/>
    </style:style>
    <style:style style:name="P13" style:family="paragraph" style:parent-style-name="Standard">
      <style:paragraph-properties fo:text-align="justify" style:justify-single-word="false"/>
      <style:text-properties officeooo:rsid="001a75fc" officeooo:paragraph-rsid="001a75fc"/>
    </style:style>
    <style:style style:name="P14" style:family="paragraph" style:parent-style-name="Standard">
      <style:paragraph-properties fo:text-align="justify" style:justify-single-word="false"/>
      <style:text-properties officeooo:rsid="001b0993" officeooo:paragraph-rsid="001b0993"/>
    </style:style>
    <style:style style:name="P15" style:family="paragraph" style:parent-style-name="Standard">
      <style:paragraph-properties fo:text-align="justify" style:justify-single-word="false"/>
      <style:text-properties officeooo:rsid="001beb3e" officeooo:paragraph-rsid="001beb3e"/>
    </style:style>
    <style:style style:name="P16" style:family="paragraph" style:parent-style-name="Standard">
      <style:paragraph-properties fo:text-align="justify" style:justify-single-word="false"/>
      <style:text-properties officeooo:rsid="00203752" officeooo:paragraph-rsid="00203752"/>
    </style:style>
    <style:style style:name="P17" style:family="paragraph" style:parent-style-name="Standard">
      <style:paragraph-properties fo:text-align="justify" style:justify-single-word="false"/>
      <style:text-properties officeooo:rsid="00232fdf" officeooo:paragraph-rsid="00232fdf"/>
    </style:style>
    <style:style style:name="P18" style:family="paragraph" style:parent-style-name="Standard">
      <style:paragraph-properties fo:text-align="justify" style:justify-single-word="false"/>
      <style:text-properties officeooo:rsid="0024ced8" officeooo:paragraph-rsid="0024ced8"/>
    </style:style>
    <style:style style:name="P19" style:family="paragraph" style:parent-style-name="Standard">
      <style:paragraph-properties fo:text-align="justify" style:justify-single-word="false"/>
      <style:text-properties officeooo:rsid="00290df5" officeooo:paragraph-rsid="00290df5"/>
    </style:style>
    <style:style style:name="P20" style:family="paragraph" style:parent-style-name="Standard">
      <style:paragraph-properties fo:text-align="justify" style:justify-single-word="false"/>
      <style:text-properties officeooo:rsid="002a461d" officeooo:paragraph-rsid="002a461d"/>
    </style:style>
    <style:style style:name="P21" style:family="paragraph" style:parent-style-name="Standard">
      <style:paragraph-properties fo:text-align="justify" style:justify-single-word="false"/>
      <style:text-properties officeooo:rsid="002b39fc" officeooo:paragraph-rsid="002b39fc"/>
    </style:style>
    <style:style style:name="P22" style:family="paragraph" style:parent-style-name="Standard">
      <style:paragraph-properties fo:text-align="justify" style:justify-single-word="false"/>
      <style:text-properties officeooo:rsid="0010424c" officeooo:paragraph-rsid="000ed67a"/>
    </style:style>
    <style:style style:name="P23" style:family="paragraph" style:parent-style-name="Standard">
      <style:paragraph-properties fo:text-align="justify" style:justify-single-word="false"/>
      <style:text-properties officeooo:rsid="002ea36a" officeooo:paragraph-rsid="002ea36a"/>
    </style:style>
    <style:style style:name="P24" style:family="paragraph" style:parent-style-name="Standard">
      <style:paragraph-properties fo:text-align="justify" style:justify-single-word="false"/>
      <style:text-properties fo:font-style="normal" fo:font-weight="normal" officeooo:rsid="002ea36a" officeooo:paragraph-rsid="002ea36a"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officeooo:rsid="002edda9" officeooo:paragraph-rsid="002edda9"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fo:font-weight="normal" officeooo:rsid="00319f45" officeooo:paragraph-rsid="00319f45"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34f100" officeooo:paragraph-rsid="0034f100"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34f100" officeooo:paragraph-rsid="00384103"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364596" officeooo:paragraph-rsid="00372f0b"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384103" officeooo:paragraph-rsid="00384103"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393f3e" officeooo:paragraph-rsid="00393f3e"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39451e" officeooo:paragraph-rsid="0039451e"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3a4450" officeooo:paragraph-rsid="003a4450"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3bedbe" officeooo:paragraph-rsid="003bedbe"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3d71e3" officeooo:paragraph-rsid="003d71e3"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3ed27a" officeooo:paragraph-rsid="003ed27a"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3fb4f5" officeooo:paragraph-rsid="003fb4f5"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412525" officeooo:paragraph-rsid="00412525"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419ffe" officeooo:paragraph-rsid="00419ffe"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435114" officeooo:paragraph-rsid="00435114"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45aea6" officeooo:paragraph-rsid="0045aea6"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4768fd" officeooo:paragraph-rsid="004768fd"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493c45" officeooo:paragraph-rsid="00493c45"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493c45" officeooo:paragraph-rsid="0114d464"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0493c45" officeooo:paragraph-rsid="00f14572"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4c687d" officeooo:paragraph-rsid="004c687d"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rsid="004c687d" officeooo:paragraph-rsid="0115a8e6"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04d4b4c" officeooo:paragraph-rsid="004d4b4c"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4fa7fa" officeooo:paragraph-rsid="004fa7fa"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5093a4" officeooo:paragraph-rsid="005093a4"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5129f1" officeooo:paragraph-rsid="005129f1"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545177" officeooo:paragraph-rsid="00545177"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562fab" officeooo:paragraph-rsid="00562fab"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56c888" officeooo:paragraph-rsid="00574100"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574100" officeooo:paragraph-rsid="00574100"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5a24c4" officeooo:paragraph-rsid="005a24c4"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5a24c4" officeooo:paragraph-rsid="005b6aa7"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5b6aa7" officeooo:paragraph-rsid="005b6aa7"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5b6aa7" officeooo:paragraph-rsid="005e8c3f"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normal" officeooo:rsid="005d11ae" officeooo:paragraph-rsid="005e8c3f"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fo:font-weight="normal" officeooo:rsid="005f11e2" officeooo:paragraph-rsid="005f11e2"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fo:font-weight="normal" officeooo:rsid="00601a7d" officeooo:paragraph-rsid="00601a7d"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fo:font-weight="normal" officeooo:rsid="00601a7d" officeooo:paragraph-rsid="00614306"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061be5c" officeooo:paragraph-rsid="0061be5c"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062bf99" officeooo:paragraph-rsid="0062bf99"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fo:font-weight="normal" officeooo:rsid="00644907" officeooo:paragraph-rsid="00644907"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normal" officeooo:rsid="00662219" officeooo:paragraph-rsid="00662219"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fo:font-weight="normal" officeooo:rsid="006792a5" officeooo:paragraph-rsid="006792a5"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fo:font-weight="normal" officeooo:rsid="00696572" officeooo:paragraph-rsid="00696572"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696572" officeooo:paragraph-rsid="00696760"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696760" officeooo:paragraph-rsid="00696760"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6ac0d4" officeooo:paragraph-rsid="006ac0d4"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6c2922" officeooo:paragraph-rsid="006c2922"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06d064a" officeooo:paragraph-rsid="006d064a"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fo:font-weight="normal" officeooo:rsid="006d064a" officeooo:paragraph-rsid="0072c19a"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font-style="normal" fo:font-weight="normal" officeooo:rsid="00703be5" officeooo:paragraph-rsid="00703be5"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font-style="normal" fo:font-weight="normal" officeooo:rsid="00703be5" officeooo:paragraph-rsid="00730601"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font-style="normal" fo:font-weight="normal" officeooo:rsid="00710fd1" officeooo:paragraph-rsid="00710fd1"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fo:font-style="normal" fo:font-weight="normal" officeooo:rsid="0073cf35" officeooo:paragraph-rsid="0073cf35"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fo:font-style="normal" fo:font-weight="normal" officeooo:rsid="00749f8e" officeooo:paragraph-rsid="00749f8e" style:font-style-asian="normal" style:font-weight-asian="normal" style:font-style-complex="normal" style:font-weight-complex="normal"/>
    </style:style>
    <style:style style:name="P81" style:family="paragraph" style:parent-style-name="Standard">
      <style:paragraph-properties fo:text-align="justify" style:justify-single-word="false"/>
      <style:text-properties fo:font-style="normal" fo:font-weight="normal" officeooo:rsid="00749f8e" officeooo:paragraph-rsid="007b0a2b" style:font-style-asian="normal" style:font-weight-asian="normal" style:font-style-complex="normal" style:font-weight-complex="normal"/>
    </style:style>
    <style:style style:name="P82" style:family="paragraph" style:parent-style-name="Standard">
      <style:paragraph-properties fo:text-align="justify" style:justify-single-word="false"/>
      <style:text-properties fo:font-style="normal" fo:font-weight="normal" officeooo:rsid="00749f8e" officeooo:paragraph-rsid="00ef7e92" style:font-style-asian="normal" style:font-weight-asian="normal" style:font-style-complex="normal" style:font-weight-complex="normal"/>
    </style:style>
    <style:style style:name="P83" style:family="paragraph" style:parent-style-name="Standard">
      <style:paragraph-properties fo:text-align="justify" style:justify-single-word="false"/>
      <style:text-properties fo:font-style="normal" fo:font-weight="normal" officeooo:rsid="00749f8e" officeooo:paragraph-rsid="00fb3b14" style:font-style-asian="normal" style:font-weight-asian="normal" style:font-style-complex="normal" style:font-weight-complex="normal"/>
    </style:style>
    <style:style style:name="P84" style:family="paragraph" style:parent-style-name="Standard">
      <style:paragraph-properties fo:text-align="justify" style:justify-single-word="false"/>
      <style:text-properties fo:font-style="normal" fo:font-weight="normal" officeooo:rsid="0074c04a" officeooo:paragraph-rsid="0074c04a" style:font-style-asian="normal" style:font-weight-asian="normal" style:font-style-complex="normal" style:font-weight-complex="normal"/>
    </style:style>
    <style:style style:name="P85" style:family="paragraph" style:parent-style-name="Standard">
      <style:paragraph-properties fo:text-align="justify" style:justify-single-word="false"/>
      <style:text-properties fo:font-style="normal" fo:font-weight="normal" officeooo:rsid="0076e71d" officeooo:paragraph-rsid="0076e71d" style:font-style-asian="normal" style:font-weight-asian="normal" style:font-style-complex="normal" style:font-weight-complex="normal"/>
    </style:style>
    <style:style style:name="P86" style:family="paragraph" style:parent-style-name="Standard">
      <style:paragraph-properties fo:text-align="justify" style:justify-single-word="false"/>
      <style:text-properties fo:font-style="normal" fo:font-weight="normal" officeooo:rsid="0078719c" officeooo:paragraph-rsid="0078719c" style:font-style-asian="normal" style:font-weight-asian="normal" style:font-style-complex="normal" style:font-weight-complex="normal"/>
    </style:style>
    <style:style style:name="P87" style:family="paragraph" style:parent-style-name="Standard">
      <style:paragraph-properties fo:text-align="justify" style:justify-single-word="false"/>
      <style:text-properties fo:font-style="normal" fo:font-weight="normal" officeooo:rsid="0078719c" officeooo:paragraph-rsid="00e39fd2" style:font-style-asian="normal" style:font-weight-asian="normal" style:font-style-complex="normal" style:font-weight-complex="normal"/>
    </style:style>
    <style:style style:name="P88" style:family="paragraph" style:parent-style-name="Standard">
      <style:paragraph-properties fo:text-align="justify" style:justify-single-word="false"/>
      <style:text-properties fo:font-style="normal" fo:font-weight="normal" officeooo:rsid="0078719c" officeooo:paragraph-rsid="00e4d11d" style:font-style-asian="normal" style:font-weight-asian="normal" style:font-style-complex="normal" style:font-weight-complex="normal"/>
    </style:style>
    <style:style style:name="P89" style:family="paragraph" style:parent-style-name="Standard">
      <style:paragraph-properties fo:text-align="justify" style:justify-single-word="false"/>
      <style:text-properties fo:font-style="normal" fo:font-weight="normal" officeooo:rsid="00796e60" officeooo:paragraph-rsid="00796e60" style:font-style-asian="normal" style:font-weight-asian="normal" style:font-style-complex="normal" style:font-weight-complex="normal"/>
    </style:style>
    <style:style style:name="P90" style:family="paragraph" style:parent-style-name="Standard">
      <style:paragraph-properties fo:text-align="justify" style:justify-single-word="false"/>
      <style:text-properties fo:font-style="normal" fo:font-weight="normal" officeooo:rsid="007a7f7d" officeooo:paragraph-rsid="007a7f7d" style:font-style-asian="normal" style:font-weight-asian="normal" style:font-style-complex="normal" style:font-weight-complex="normal"/>
    </style:style>
    <style:style style:name="P91" style:family="paragraph" style:parent-style-name="Standard">
      <style:paragraph-properties fo:text-align="justify" style:justify-single-word="false"/>
      <style:text-properties fo:font-style="normal" fo:font-weight="normal" officeooo:rsid="007a7f7d" officeooo:paragraph-rsid="007eba45" style:font-style-asian="normal" style:font-weight-asian="normal" style:font-style-complex="normal" style:font-weight-complex="normal"/>
    </style:style>
    <style:style style:name="P92" style:family="paragraph" style:parent-style-name="Standard">
      <style:paragraph-properties fo:text-align="justify" style:justify-single-word="false"/>
      <style:text-properties fo:font-style="normal" fo:font-weight="normal" officeooo:rsid="007b0a2b" officeooo:paragraph-rsid="007b0a2b" style:font-style-asian="normal" style:font-weight-asian="normal" style:font-style-complex="normal" style:font-weight-complex="normal"/>
    </style:style>
    <style:style style:name="P93" style:family="paragraph" style:parent-style-name="Standard">
      <style:paragraph-properties fo:text-align="justify" style:justify-single-word="false"/>
      <style:text-properties fo:font-style="normal" fo:font-weight="normal" officeooo:rsid="007b0a2b" officeooo:paragraph-rsid="007f3848" style:font-style-asian="normal" style:font-weight-asian="normal" style:font-style-complex="normal" style:font-weight-complex="normal"/>
    </style:style>
    <style:style style:name="P94" style:family="paragraph" style:parent-style-name="Standard">
      <style:paragraph-properties fo:text-align="justify" style:justify-single-word="false"/>
      <style:text-properties fo:font-style="normal" fo:font-weight="normal" officeooo:rsid="007f3848" officeooo:paragraph-rsid="007f3848" style:font-style-asian="normal" style:font-weight-asian="normal" style:font-style-complex="normal" style:font-weight-complex="normal"/>
    </style:style>
    <style:style style:name="P95" style:family="paragraph" style:parent-style-name="Standard">
      <style:paragraph-properties fo:text-align="justify" style:justify-single-word="false"/>
      <style:text-properties fo:font-style="normal" fo:font-weight="normal" officeooo:rsid="0081703b" officeooo:paragraph-rsid="0081703b" style:font-style-asian="normal" style:font-weight-asian="normal" style:font-style-complex="normal" style:font-weight-complex="normal"/>
    </style:style>
    <style:style style:name="P96" style:family="paragraph" style:parent-style-name="Standard">
      <style:paragraph-properties fo:text-align="justify" style:justify-single-word="false"/>
      <style:text-properties fo:font-style="normal" fo:font-weight="normal" officeooo:rsid="0084ec4e" officeooo:paragraph-rsid="0084ec4e" style:font-style-asian="normal" style:font-weight-asian="normal" style:font-style-complex="normal" style:font-weight-complex="normal"/>
    </style:style>
    <style:style style:name="P97" style:family="paragraph" style:parent-style-name="Standard">
      <style:paragraph-properties fo:text-align="justify" style:justify-single-word="false"/>
      <style:text-properties fo:font-style="normal" fo:font-weight="normal" officeooo:rsid="0087b0e4" officeooo:paragraph-rsid="0087b0e4" style:font-style-asian="normal" style:font-weight-asian="normal" style:font-style-complex="normal" style:font-weight-complex="normal"/>
    </style:style>
    <style:style style:name="P98" style:family="paragraph" style:parent-style-name="Standard">
      <style:paragraph-properties fo:text-align="justify" style:justify-single-word="false"/>
      <style:text-properties fo:font-style="normal" fo:font-weight="normal" officeooo:rsid="0087b0e4" officeooo:paragraph-rsid="00b033c8" style:font-style-asian="normal" style:font-weight-asian="normal" style:font-style-complex="normal" style:font-weight-complex="normal"/>
    </style:style>
    <style:style style:name="P99" style:family="paragraph" style:parent-style-name="Standard">
      <style:paragraph-properties fo:text-align="justify" style:justify-single-word="false"/>
      <style:text-properties fo:font-style="normal" fo:font-weight="normal" officeooo:rsid="0089afcb" officeooo:paragraph-rsid="0089afcb" style:font-style-asian="normal" style:font-weight-asian="normal" style:font-style-complex="normal" style:font-weight-complex="normal"/>
    </style:style>
    <style:style style:name="P100" style:family="paragraph" style:parent-style-name="Standard">
      <style:paragraph-properties fo:text-align="justify" style:justify-single-word="false"/>
      <style:text-properties fo:font-style="normal" fo:font-weight="normal" officeooo:rsid="008d57d3" officeooo:paragraph-rsid="008d57d3" style:font-style-asian="normal" style:font-weight-asian="normal" style:font-style-complex="normal" style:font-weight-complex="normal"/>
    </style:style>
    <style:style style:name="P101" style:family="paragraph" style:parent-style-name="Standard">
      <style:paragraph-properties fo:text-align="justify" style:justify-single-word="false"/>
      <style:text-properties fo:font-style="normal" fo:font-weight="normal" officeooo:rsid="008dfaba" officeooo:paragraph-rsid="008dfaba" style:font-style-asian="normal" style:font-weight-asian="normal" style:font-style-complex="normal" style:font-weight-complex="normal"/>
    </style:style>
    <style:style style:name="P102" style:family="paragraph" style:parent-style-name="Standard">
      <style:paragraph-properties fo:text-align="justify" style:justify-single-word="false"/>
      <style:text-properties fo:font-style="normal" fo:font-weight="normal" officeooo:rsid="008dfaba" officeooo:paragraph-rsid="008f96a6" style:font-style-asian="normal" style:font-weight-asian="normal" style:font-style-complex="normal" style:font-weight-complex="normal"/>
    </style:style>
    <style:style style:name="P103" style:family="paragraph" style:parent-style-name="Standard">
      <style:paragraph-properties fo:text-align="justify" style:justify-single-word="false"/>
      <style:text-properties fo:font-style="normal" fo:font-weight="normal" officeooo:rsid="008f96a6" officeooo:paragraph-rsid="008f96a6" style:font-style-asian="normal" style:font-weight-asian="normal" style:font-style-complex="normal" style:font-weight-complex="normal"/>
    </style:style>
    <style:style style:name="P104" style:family="paragraph" style:parent-style-name="Standard">
      <style:paragraph-properties fo:text-align="justify" style:justify-single-word="false"/>
      <style:text-properties fo:font-style="normal" fo:font-weight="normal" officeooo:rsid="009091bc" officeooo:paragraph-rsid="009091bc" style:font-style-asian="normal" style:font-weight-asian="normal" style:font-style-complex="normal" style:font-weight-complex="normal"/>
    </style:style>
    <style:style style:name="P105" style:family="paragraph" style:parent-style-name="Standard">
      <style:paragraph-properties fo:text-align="justify" style:justify-single-word="false"/>
      <style:text-properties fo:font-style="normal" fo:font-weight="normal" officeooo:rsid="00940fd0" officeooo:paragraph-rsid="00940fd0" style:font-style-asian="normal" style:font-weight-asian="normal" style:font-style-complex="normal" style:font-weight-complex="normal"/>
    </style:style>
    <style:style style:name="P106" style:family="paragraph" style:parent-style-name="Standard">
      <style:paragraph-properties fo:text-align="justify" style:justify-single-word="false"/>
      <style:text-properties fo:font-style="normal" fo:font-weight="normal" officeooo:rsid="0095b74c" officeooo:paragraph-rsid="0095b74c" style:font-style-asian="normal" style:font-weight-asian="normal" style:font-style-complex="normal" style:font-weight-complex="normal"/>
    </style:style>
    <style:style style:name="P107" style:family="paragraph" style:parent-style-name="Standard">
      <style:paragraph-properties fo:text-align="justify" style:justify-single-word="false"/>
      <style:text-properties fo:font-style="normal" fo:font-weight="normal" officeooo:rsid="0098046a" officeooo:paragraph-rsid="0098046a" style:font-style-asian="normal" style:font-weight-asian="normal" style:font-style-complex="normal" style:font-weight-complex="normal"/>
    </style:style>
    <style:style style:name="P108" style:family="paragraph" style:parent-style-name="Standard">
      <style:paragraph-properties fo:text-align="justify" style:justify-single-word="false"/>
      <style:text-properties fo:font-style="normal" fo:font-weight="normal" officeooo:rsid="00991475" officeooo:paragraph-rsid="00991475" style:font-style-asian="normal" style:font-weight-asian="normal" style:font-style-complex="normal" style:font-weight-complex="normal"/>
    </style:style>
    <style:style style:name="P109" style:family="paragraph" style:parent-style-name="Standard">
      <style:paragraph-properties fo:text-align="justify" style:justify-single-word="false"/>
      <style:text-properties fo:font-style="normal" fo:font-weight="normal" officeooo:rsid="009c5247" officeooo:paragraph-rsid="009c5247" style:font-style-asian="normal" style:font-weight-asian="normal" style:font-style-complex="normal" style:font-weight-complex="normal"/>
    </style:style>
    <style:style style:name="P110" style:family="paragraph" style:parent-style-name="Standard">
      <style:paragraph-properties fo:text-align="justify" style:justify-single-word="false"/>
      <style:text-properties fo:font-style="normal" fo:font-weight="normal" officeooo:rsid="00a0b4d7" officeooo:paragraph-rsid="00a0b4d7" style:font-style-asian="normal" style:font-weight-asian="normal" style:font-style-complex="normal" style:font-weight-complex="normal"/>
    </style:style>
    <style:style style:name="P111" style:family="paragraph" style:parent-style-name="Standard">
      <style:paragraph-properties fo:text-align="justify" style:justify-single-word="false"/>
      <style:text-properties fo:font-style="normal" fo:font-weight="normal" officeooo:rsid="00a0d503" officeooo:paragraph-rsid="00a0d503" style:font-style-asian="normal" style:font-weight-asian="normal" style:font-style-complex="normal" style:font-weight-complex="normal"/>
    </style:style>
    <style:style style:name="P112" style:family="paragraph" style:parent-style-name="Standard">
      <style:paragraph-properties fo:text-align="justify" style:justify-single-word="false"/>
      <style:text-properties fo:font-style="normal" fo:font-weight="normal" officeooo:rsid="00a165de" officeooo:paragraph-rsid="00a165de" style:font-style-asian="normal" style:font-weight-asian="normal" style:font-style-complex="normal" style:font-weight-complex="normal"/>
    </style:style>
    <style:style style:name="P113" style:family="paragraph" style:parent-style-name="Standard">
      <style:paragraph-properties fo:text-align="justify" style:justify-single-word="false"/>
      <style:text-properties fo:font-style="normal" fo:font-weight="normal" officeooo:rsid="00a30486" officeooo:paragraph-rsid="00a308b2" style:font-style-asian="normal" style:font-weight-asian="normal" style:font-style-complex="normal" style:font-weight-complex="normal"/>
    </style:style>
    <style:style style:name="P114" style:family="paragraph" style:parent-style-name="Standard">
      <style:paragraph-properties fo:text-align="justify" style:justify-single-word="false"/>
      <style:text-properties fo:font-style="normal" fo:font-weight="normal" officeooo:rsid="00a87931" officeooo:paragraph-rsid="00a87931" style:font-style-asian="normal" style:font-weight-asian="normal" style:font-style-complex="normal" style:font-weight-complex="normal"/>
    </style:style>
    <style:style style:name="P115" style:family="paragraph" style:parent-style-name="Standard">
      <style:paragraph-properties fo:text-align="justify" style:justify-single-word="false"/>
      <style:text-properties fo:font-style="normal" fo:font-weight="normal" officeooo:rsid="00a92a48" officeooo:paragraph-rsid="00a92a48" style:font-style-asian="normal" style:font-weight-asian="normal" style:font-style-complex="normal" style:font-weight-complex="normal"/>
    </style:style>
    <style:style style:name="P116" style:family="paragraph" style:parent-style-name="Standard">
      <style:paragraph-properties fo:text-align="justify" style:justify-single-word="false"/>
      <style:text-properties fo:font-style="normal" fo:font-weight="normal" officeooo:rsid="00a308b2" officeooo:paragraph-rsid="00a308b2" style:font-style-asian="normal" style:font-weight-asian="normal" style:font-style-complex="normal" style:font-weight-complex="normal"/>
    </style:style>
    <style:style style:name="P117" style:family="paragraph" style:parent-style-name="Standard">
      <style:paragraph-properties fo:text-align="justify" style:justify-single-word="false"/>
      <style:text-properties fo:font-style="normal" fo:font-weight="normal" officeooo:rsid="00af3bb1" officeooo:paragraph-rsid="00be1095" style:font-style-asian="normal" style:font-weight-asian="normal" style:font-style-complex="normal" style:font-weight-complex="normal"/>
    </style:style>
    <style:style style:name="P118" style:family="paragraph" style:parent-style-name="Standard">
      <style:paragraph-properties fo:text-align="justify" style:justify-single-word="false"/>
      <style:text-properties fo:font-style="normal" fo:font-weight="normal" officeooo:rsid="00be1095" officeooo:paragraph-rsid="00be1095" style:font-style-asian="normal" style:font-weight-asian="normal" style:font-style-complex="normal" style:font-weight-complex="normal"/>
    </style:style>
    <style:style style:name="P119" style:family="paragraph" style:parent-style-name="Standard">
      <style:paragraph-properties fo:text-align="justify" style:justify-single-word="false"/>
      <style:text-properties fo:font-style="normal" fo:font-weight="normal" officeooo:rsid="00be1095" officeooo:paragraph-rsid="00c06dd6" style:font-style-asian="normal" style:font-weight-asian="normal" style:font-style-complex="normal" style:font-weight-complex="normal"/>
    </style:style>
    <style:style style:name="P120" style:family="paragraph" style:parent-style-name="Standard">
      <style:paragraph-properties fo:text-align="justify" style:justify-single-word="false"/>
      <style:text-properties fo:font-style="normal" fo:font-weight="normal" officeooo:rsid="00be1095" officeooo:paragraph-rsid="00bea149" style:font-style-asian="normal" style:font-weight-asian="normal" style:font-style-complex="normal" style:font-weight-complex="normal"/>
    </style:style>
    <style:style style:name="P121" style:family="paragraph" style:parent-style-name="Standard">
      <style:paragraph-properties fo:text-align="justify" style:justify-single-word="false"/>
      <style:text-properties fo:font-style="normal" fo:font-weight="normal" officeooo:rsid="00be1095" officeooo:paragraph-rsid="00d6477e" style:font-style-asian="normal" style:font-weight-asian="normal" style:font-style-complex="normal" style:font-weight-complex="normal"/>
    </style:style>
    <style:style style:name="P122" style:family="paragraph" style:parent-style-name="Standard">
      <style:paragraph-properties fo:text-align="justify" style:justify-single-word="false"/>
      <style:text-properties fo:font-style="normal" fo:font-weight="normal" officeooo:rsid="00c06dd6" officeooo:paragraph-rsid="00c06dd6" style:font-style-asian="normal" style:font-weight-asian="normal" style:font-style-complex="normal" style:font-weight-complex="normal"/>
    </style:style>
    <style:style style:name="P123" style:family="paragraph" style:parent-style-name="Standard">
      <style:paragraph-properties fo:text-align="justify" style:justify-single-word="false"/>
      <style:text-properties fo:font-style="normal" fo:font-weight="normal" officeooo:rsid="00c26996" officeooo:paragraph-rsid="00c2f08d" style:font-style-asian="normal" style:font-weight-asian="normal" style:font-style-complex="normal" style:font-weight-complex="normal"/>
    </style:style>
    <style:style style:name="P124" style:family="paragraph" style:parent-style-name="Standard">
      <style:paragraph-properties fo:text-align="justify" style:justify-single-word="false"/>
      <style:text-properties fo:font-style="normal" fo:font-weight="normal" officeooo:rsid="00c3fa2d" officeooo:paragraph-rsid="00c3fa2d" style:font-style-asian="normal" style:font-weight-asian="normal" style:font-style-complex="normal" style:font-weight-complex="normal"/>
    </style:style>
    <style:style style:name="P125" style:family="paragraph" style:parent-style-name="Standard">
      <style:paragraph-properties fo:text-align="justify" style:justify-single-word="false"/>
      <style:text-properties fo:font-style="normal" fo:font-weight="normal" officeooo:rsid="00c3fa2d" officeooo:paragraph-rsid="00c4dfc0" style:font-style-asian="normal" style:font-weight-asian="normal" style:font-style-complex="normal" style:font-weight-complex="normal"/>
    </style:style>
    <style:style style:name="P126" style:family="paragraph" style:parent-style-name="Standard">
      <style:paragraph-properties fo:text-align="justify" style:justify-single-word="false"/>
      <style:text-properties fo:font-style="normal" fo:font-weight="normal" officeooo:rsid="00c6c039" officeooo:paragraph-rsid="00c6c039" style:font-style-asian="normal" style:font-weight-asian="normal" style:font-style-complex="normal" style:font-weight-complex="normal"/>
    </style:style>
    <style:style style:name="P127" style:family="paragraph" style:parent-style-name="Standard">
      <style:paragraph-properties fo:text-align="justify" style:justify-single-word="false"/>
      <style:text-properties fo:font-style="normal" fo:font-weight="normal" officeooo:rsid="00c6c039" officeooo:paragraph-rsid="00ca5da2" style:font-style-asian="normal" style:font-weight-asian="normal" style:font-style-complex="normal" style:font-weight-complex="normal"/>
    </style:style>
    <style:style style:name="P128" style:family="paragraph" style:parent-style-name="Standard">
      <style:paragraph-properties fo:text-align="justify" style:justify-single-word="false"/>
      <style:text-properties fo:font-style="normal" fo:font-weight="normal" officeooo:rsid="00c82031" officeooo:paragraph-rsid="00c82031" style:font-style-asian="normal" style:font-weight-asian="normal" style:font-style-complex="normal" style:font-weight-complex="normal"/>
    </style:style>
    <style:style style:name="P129" style:family="paragraph" style:parent-style-name="Standard">
      <style:paragraph-properties fo:text-align="justify" style:justify-single-word="false"/>
      <style:text-properties fo:font-style="normal" fo:font-weight="normal" officeooo:rsid="00ca5da2" officeooo:paragraph-rsid="00ca5da2" style:font-style-asian="normal" style:font-weight-asian="normal" style:font-style-complex="normal" style:font-weight-complex="normal"/>
    </style:style>
    <style:style style:name="P130" style:family="paragraph" style:parent-style-name="Standard">
      <style:paragraph-properties fo:text-align="justify" style:justify-single-word="false"/>
      <style:text-properties fo:font-style="normal" fo:font-weight="normal" officeooo:rsid="00cd7bdd" officeooo:paragraph-rsid="00cd7bdd" style:font-style-asian="normal" style:font-weight-asian="normal" style:font-style-complex="normal" style:font-weight-complex="normal"/>
    </style:style>
    <style:style style:name="P131" style:family="paragraph" style:parent-style-name="Standard">
      <style:paragraph-properties fo:text-align="justify" style:justify-single-word="false"/>
      <style:text-properties fo:font-style="normal" fo:font-weight="normal" officeooo:rsid="00cd7bdd" officeooo:paragraph-rsid="00d81ca5" style:font-style-asian="normal" style:font-weight-asian="normal" style:font-style-complex="normal" style:font-weight-complex="normal"/>
    </style:style>
    <style:style style:name="P132" style:family="paragraph" style:parent-style-name="Standard">
      <style:paragraph-properties fo:text-align="justify" style:justify-single-word="false"/>
      <style:text-properties fo:font-style="normal" fo:font-weight="normal" officeooo:rsid="00cd7bdd" officeooo:paragraph-rsid="00d9a2a9" style:font-style-asian="normal" style:font-weight-asian="normal" style:font-style-complex="normal" style:font-weight-complex="normal"/>
    </style:style>
    <style:style style:name="P133" style:family="paragraph" style:parent-style-name="Standard">
      <style:paragraph-properties fo:text-align="justify" style:justify-single-word="false"/>
      <style:text-properties fo:font-style="normal" fo:font-weight="normal" officeooo:rsid="00cd7bdd" officeooo:paragraph-rsid="00e24dfc" style:font-style-asian="normal" style:font-weight-asian="normal" style:font-style-complex="normal" style:font-weight-complex="normal"/>
    </style:style>
    <style:style style:name="P134" style:family="paragraph" style:parent-style-name="Standard">
      <style:paragraph-properties fo:text-align="justify" style:justify-single-word="false"/>
      <style:text-properties fo:font-style="normal" fo:font-weight="normal" officeooo:rsid="00cd7bdd" officeooo:paragraph-rsid="00e39fd2" style:font-style-asian="normal" style:font-weight-asian="normal" style:font-style-complex="normal" style:font-weight-complex="normal"/>
    </style:style>
    <style:style style:name="P135" style:family="paragraph" style:parent-style-name="Standard">
      <style:paragraph-properties fo:text-align="justify" style:justify-single-word="false"/>
      <style:text-properties fo:font-style="normal" fo:font-weight="normal" officeooo:rsid="00dd750e" officeooo:paragraph-rsid="00dd750e" style:font-style-asian="normal" style:font-weight-asian="normal" style:font-style-complex="normal" style:font-weight-complex="normal"/>
    </style:style>
    <style:style style:name="P136" style:family="paragraph" style:parent-style-name="Standard">
      <style:paragraph-properties fo:text-align="justify" style:justify-single-word="false"/>
      <style:text-properties fo:font-style="normal" fo:font-weight="normal" officeooo:rsid="00dd750e" officeooo:paragraph-rsid="00df07d6" style:font-style-asian="normal" style:font-weight-asian="normal" style:font-style-complex="normal" style:font-weight-complex="normal"/>
    </style:style>
    <style:style style:name="P137" style:family="paragraph" style:parent-style-name="Standard">
      <style:paragraph-properties fo:text-align="justify" style:justify-single-word="false"/>
      <style:text-properties fo:font-style="normal" fo:font-weight="normal" officeooo:rsid="00e43a88" officeooo:paragraph-rsid="00e43a88" style:font-style-asian="normal" style:font-weight-asian="normal" style:font-style-complex="normal" style:font-weight-complex="normal"/>
    </style:style>
    <style:style style:name="P138" style:family="paragraph" style:parent-style-name="Standard">
      <style:paragraph-properties fo:text-align="justify" style:justify-single-word="false"/>
      <style:text-properties fo:font-style="normal" fo:font-weight="normal" officeooo:rsid="00e43a88" officeooo:paragraph-rsid="00e4d11d" style:font-style-asian="normal" style:font-weight-asian="normal" style:font-style-complex="normal" style:font-weight-complex="normal"/>
    </style:style>
    <style:style style:name="P139" style:family="paragraph" style:parent-style-name="Standard">
      <style:paragraph-properties fo:text-align="justify" style:justify-single-word="false"/>
      <style:text-properties fo:font-style="normal" fo:font-weight="normal" officeooo:rsid="00e43a88" officeooo:paragraph-rsid="010b631f" style:font-style-asian="normal" style:font-weight-asian="normal" style:font-style-complex="normal" style:font-weight-complex="normal"/>
    </style:style>
    <style:style style:name="P140" style:family="paragraph" style:parent-style-name="Standard">
      <style:paragraph-properties fo:text-align="justify" style:justify-single-word="false"/>
      <style:text-properties fo:font-style="normal" fo:font-weight="normal" officeooo:rsid="00e66d22" officeooo:paragraph-rsid="00e66d22" style:font-style-asian="normal" style:font-weight-asian="normal" style:font-style-complex="normal" style:font-weight-complex="normal"/>
    </style:style>
    <style:style style:name="P141" style:family="paragraph" style:parent-style-name="Standard">
      <style:paragraph-properties fo:text-align="justify" style:justify-single-word="false"/>
      <style:text-properties fo:font-style="normal" fo:font-weight="normal" officeooo:rsid="00e66d22" officeooo:paragraph-rsid="00e871f6" style:font-style-asian="normal" style:font-weight-asian="normal" style:font-style-complex="normal" style:font-weight-complex="normal"/>
    </style:style>
    <style:style style:name="P142" style:family="paragraph" style:parent-style-name="Standard">
      <style:paragraph-properties fo:text-align="justify" style:justify-single-word="false"/>
      <style:text-properties fo:font-style="normal" fo:font-weight="normal" officeooo:rsid="00e66d22" officeooo:paragraph-rsid="00ea829a" style:font-style-asian="normal" style:font-weight-asian="normal" style:font-style-complex="normal" style:font-weight-complex="normal"/>
    </style:style>
    <style:style style:name="P143" style:family="paragraph" style:parent-style-name="Standard">
      <style:paragraph-properties fo:text-align="justify" style:justify-single-word="false"/>
      <style:text-properties fo:font-style="normal" fo:font-weight="normal" officeooo:rsid="00ea829a" officeooo:paragraph-rsid="00ea829a" style:font-style-asian="normal" style:font-weight-asian="normal" style:font-style-complex="normal" style:font-weight-complex="normal"/>
    </style:style>
    <style:style style:name="P144" style:family="paragraph" style:parent-style-name="Standard">
      <style:paragraph-properties fo:text-align="justify" style:justify-single-word="false"/>
      <style:text-properties fo:font-style="normal" fo:font-weight="normal" officeooo:rsid="00fb3b14" officeooo:paragraph-rsid="00fb3b14" style:font-style-asian="normal" style:font-weight-asian="normal" style:font-style-complex="normal" style:font-weight-complex="normal"/>
    </style:style>
    <style:style style:name="P145" style:family="paragraph" style:parent-style-name="Standard">
      <style:paragraph-properties fo:text-align="justify" style:justify-single-word="false"/>
      <style:text-properties fo:font-style="normal" fo:font-weight="normal" officeooo:rsid="00fb3b14" officeooo:paragraph-rsid="00fedfbe" style:font-style-asian="normal" style:font-weight-asian="normal" style:font-style-complex="normal" style:font-weight-complex="normal"/>
    </style:style>
    <style:style style:name="P146" style:family="paragraph" style:parent-style-name="Standard">
      <style:paragraph-properties fo:text-align="justify" style:justify-single-word="false"/>
      <style:text-properties fo:font-style="normal" fo:font-weight="normal" officeooo:rsid="01002862" officeooo:paragraph-rsid="01002862" style:font-style-asian="normal" style:font-weight-asian="normal" style:font-style-complex="normal" style:font-weight-complex="normal"/>
    </style:style>
    <style:style style:name="P147" style:family="paragraph" style:parent-style-name="Standard">
      <style:paragraph-properties fo:text-align="justify" style:justify-single-word="false"/>
      <style:text-properties fo:font-style="normal" fo:font-weight="normal" officeooo:rsid="00e39fd2" officeooo:paragraph-rsid="00e39fd2" style:font-style-asian="normal" style:font-weight-asian="normal" style:font-style-complex="normal" style:font-weight-complex="normal"/>
    </style:style>
    <style:style style:name="P148" style:family="paragraph" style:parent-style-name="Standard">
      <style:paragraph-properties fo:text-align="justify" style:justify-single-word="false"/>
      <style:text-properties fo:font-style="normal" fo:font-weight="bold" officeooo:rsid="00dd750e" officeooo:paragraph-rsid="00dd750e" style:font-style-asian="normal" style:font-weight-asian="bold" style:font-style-complex="normal" style:font-weight-complex="bold"/>
    </style:style>
    <style:style style:name="P149" style:family="paragraph" style:parent-style-name="Standard">
      <style:paragraph-properties fo:text-align="justify" style:justify-single-word="false"/>
      <style:text-properties fo:font-style="normal" officeooo:rsid="001192e4" officeooo:paragraph-rsid="010c7676" style:font-style-asian="normal" style:font-style-complex="normal"/>
    </style:style>
    <style:style style:name="P150" style:family="paragraph" style:parent-style-name="Standard">
      <style:paragraph-properties fo:text-align="justify" style:justify-single-word="false"/>
      <style:text-properties fo:font-style="italic" officeooo:rsid="002ea36a" officeooo:paragraph-rsid="002ea36a" style:font-style-asian="italic" style:font-style-complex="italic"/>
    </style:style>
    <style:style style:name="P151" style:family="paragraph" style:parent-style-name="Standard">
      <style:paragraph-properties fo:text-align="justify" style:justify-single-word="false"/>
      <style:text-properties fo:font-style="italic" officeooo:rsid="01002862" officeooo:paragraph-rsid="01002862" style:font-style-asian="italic" style:font-style-complex="italic"/>
    </style:style>
    <style:style style:name="P152" style:family="paragraph" style:parent-style-name="Standard">
      <style:paragraph-properties fo:text-align="justify" style:justify-single-word="false"/>
      <style:text-properties fo:font-style="italic" officeooo:rsid="001192e4" officeooo:paragraph-rsid="001192e4" style:font-style-asian="italic" style:font-style-complex="italic"/>
    </style:style>
    <style:style style:name="P153" style:family="paragraph" style:parent-style-name="Standard">
      <style:paragraph-properties fo:text-align="justify" style:justify-single-word="false"/>
      <style:text-properties fo:font-style="italic" fo:font-weight="normal" officeooo:rsid="005a24c4" officeooo:paragraph-rsid="005a24c4" style:font-style-asian="italic" style:font-weight-asian="normal" style:font-style-complex="italic" style:font-weight-complex="normal"/>
    </style:style>
    <style:style style:name="P154" style:family="paragraph" style:parent-style-name="Standard">
      <style:paragraph-properties fo:text-align="justify" style:justify-single-word="false"/>
      <style:text-properties fo:font-style="italic" fo:font-weight="normal" officeooo:rsid="007b0a2b" officeooo:paragraph-rsid="007eba45" style:font-style-asian="italic" style:font-weight-asian="normal" style:font-style-complex="italic" style:font-weight-complex="normal"/>
    </style:style>
    <style:style style:name="P155" style:family="paragraph" style:parent-style-name="Standard">
      <style:paragraph-properties fo:text-align="justify" style:justify-single-word="false"/>
      <style:text-properties fo:font-style="italic" fo:font-weight="normal" officeooo:rsid="007f3848" officeooo:paragraph-rsid="0081703b" style:font-style-asian="italic" style:font-weight-asian="normal" style:font-style-complex="italic" style:font-weight-complex="normal"/>
    </style:style>
    <style:style style:name="P156" style:family="paragraph" style:parent-style-name="Standard">
      <style:paragraph-properties fo:text-align="justify" style:justify-single-word="false"/>
      <style:text-properties fo:font-style="italic" fo:font-weight="normal" officeooo:rsid="007f3848" officeooo:paragraph-rsid="007f3848" style:font-style-asian="italic" style:font-weight-asian="normal" style:font-style-complex="italic" style:font-weight-complex="normal"/>
    </style:style>
    <style:style style:name="P157" style:family="paragraph" style:parent-style-name="Standard">
      <style:paragraph-properties fo:text-align="justify" style:justify-single-word="false"/>
      <style:text-properties fo:font-style="italic" fo:font-weight="normal" officeooo:rsid="007ffdbd" officeooo:paragraph-rsid="0081703b" style:font-style-asian="italic" style:font-weight-asian="normal" style:font-style-complex="italic" style:font-weight-complex="normal"/>
    </style:style>
    <style:style style:name="P158" style:family="paragraph" style:parent-style-name="Standard">
      <style:paragraph-properties fo:text-align="justify" style:justify-single-word="false"/>
      <style:text-properties fo:font-style="italic" fo:font-weight="normal" officeooo:rsid="008d57d3" officeooo:paragraph-rsid="008d57d3" style:font-style-asian="italic" style:font-weight-asian="normal" style:font-style-complex="italic" style:font-weight-complex="normal"/>
    </style:style>
    <style:style style:name="P159" style:family="paragraph" style:parent-style-name="Standard">
      <style:paragraph-properties fo:text-align="justify" style:justify-single-word="false"/>
      <style:text-properties fo:font-style="italic" fo:font-weight="normal" officeooo:rsid="008f96a6" officeooo:paragraph-rsid="009091bc" style:font-style-asian="italic" style:font-weight-asian="normal" style:font-style-complex="italic" style:font-weight-complex="normal"/>
    </style:style>
    <style:style style:name="P160" style:family="paragraph" style:parent-style-name="Standard">
      <style:paragraph-properties fo:text-align="justify" style:justify-single-word="false"/>
      <style:text-properties fo:font-style="italic" fo:font-weight="normal" officeooo:rsid="00991475" officeooo:paragraph-rsid="00991475" style:font-style-asian="italic" style:font-weight-asian="normal" style:font-style-complex="italic" style:font-weight-complex="normal"/>
    </style:style>
    <style:style style:name="P161" style:family="paragraph" style:parent-style-name="Standard">
      <style:paragraph-properties fo:text-align="justify" style:justify-single-word="false"/>
      <style:text-properties fo:font-style="italic" fo:font-weight="normal" officeooo:rsid="00a0b4d7" officeooo:paragraph-rsid="00a0d503" style:font-style-asian="italic" style:font-weight-asian="normal" style:font-style-complex="italic" style:font-weight-complex="normal"/>
    </style:style>
    <style:style style:name="P162" style:family="paragraph" style:parent-style-name="Standard">
      <style:paragraph-properties fo:text-align="justify" style:justify-single-word="false"/>
      <style:text-properties fo:font-style="italic" fo:font-weight="normal" officeooo:rsid="00a87931" officeooo:paragraph-rsid="00a92a48" style:font-style-asian="italic" style:font-weight-asian="normal" style:font-style-complex="italic" style:font-weight-complex="normal"/>
    </style:style>
    <style:style style:name="P163" style:family="paragraph" style:parent-style-name="Standard">
      <style:paragraph-properties fo:text-align="justify" style:justify-single-word="false"/>
      <style:text-properties fo:font-style="italic" fo:font-weight="normal" officeooo:rsid="00a92a48" officeooo:paragraph-rsid="00aa6311" style:font-style-asian="italic" style:font-weight-asian="normal" style:font-style-complex="italic" style:font-weight-complex="normal"/>
    </style:style>
    <style:style style:name="P164" style:family="paragraph" style:parent-style-name="Standard">
      <style:paragraph-properties fo:text-align="justify" style:justify-single-word="false"/>
      <style:text-properties fo:font-style="italic" fo:font-weight="normal" officeooo:rsid="0094a310" officeooo:paragraph-rsid="0095b74c" style:font-style-asian="italic" style:font-weight-asian="normal" style:font-style-complex="italic" style:font-weight-complex="normal"/>
    </style:style>
    <style:style style:name="P165" style:family="paragraph" style:parent-style-name="Standard">
      <style:paragraph-properties fo:text-align="justify" style:justify-single-word="false"/>
      <style:text-properties fo:font-style="italic" fo:font-weight="normal" officeooo:rsid="00aa6311" officeooo:paragraph-rsid="00aa6311" style:font-style-asian="italic" style:font-weight-asian="normal" style:font-style-complex="italic" style:font-weight-complex="normal"/>
    </style:style>
    <style:style style:name="P166" style:family="paragraph" style:parent-style-name="Standard">
      <style:paragraph-properties fo:text-align="justify" style:justify-single-word="false"/>
      <style:text-properties fo:font-style="italic" fo:font-weight="normal" officeooo:rsid="00c82031" officeooo:paragraph-rsid="00c82031" style:font-style-asian="italic" style:font-weight-asian="normal" style:font-style-complex="italic" style:font-weight-complex="normal"/>
    </style:style>
    <style:style style:name="P167" style:family="paragraph" style:parent-style-name="Standard">
      <style:paragraph-properties fo:text-align="justify" style:justify-single-word="false"/>
      <style:text-properties fo:font-style="italic" fo:font-weight="normal" officeooo:rsid="0078719c" officeooo:paragraph-rsid="00e4d11d" style:font-style-asian="italic" style:font-weight-asian="normal" style:font-style-complex="italic" style:font-weight-complex="normal"/>
    </style:style>
    <style:style style:name="P168" style:family="paragraph" style:parent-style-name="Standard">
      <style:paragraph-properties fo:text-align="justify" style:justify-single-word="false"/>
      <style:text-properties fo:font-style="italic" fo:font-weight="normal" officeooo:rsid="00e43a88" officeooo:paragraph-rsid="00e4d11d" style:font-style-asian="italic" style:font-weight-asian="normal" style:font-style-complex="italic" style:font-weight-complex="normal"/>
    </style:style>
    <style:style style:name="P169" style:family="paragraph" style:parent-style-name="Standard">
      <style:paragraph-properties fo:text-align="justify" style:justify-single-word="false"/>
      <style:text-properties fo:font-style="italic" fo:font-weight="normal" officeooo:rsid="00e66d22" officeooo:paragraph-rsid="00e90d8f" style:font-style-asian="italic" style:font-weight-asian="normal" style:font-style-complex="italic" style:font-weight-complex="normal"/>
    </style:style>
    <style:style style:name="P170" style:family="paragraph" style:parent-style-name="Standard">
      <style:paragraph-properties fo:text-align="justify" style:justify-single-word="false"/>
      <style:text-properties fo:font-style="italic" fo:font-weight="normal" officeooo:rsid="00fb3b14" officeooo:paragraph-rsid="00fb3b14" style:font-style-asian="italic" style:font-weight-asian="normal" style:font-style-complex="italic" style:font-weight-complex="normal"/>
    </style:style>
    <style:style style:name="P171" style:family="paragraph" style:parent-style-name="Standard">
      <style:paragraph-properties fo:text-align="justify" style:justify-single-word="false"/>
      <style:text-properties fo:font-style="italic" fo:font-weight="normal" officeooo:rsid="00493c45" officeooo:paragraph-rsid="0114d464" style:font-style-asian="italic" style:font-weight-asian="normal" style:font-style-complex="italic" style:font-weight-complex="normal"/>
    </style:style>
    <style:style style:name="P172" style:family="paragraph" style:parent-style-name="Standard">
      <style:paragraph-properties fo:text-align="justify" style:justify-single-word="false"/>
    </style:style>
    <style:style style:name="P173" style:family="paragraph" style:parent-style-name="Standard">
      <style:paragraph-properties fo:text-align="justify" style:justify-single-word="false"/>
      <style:text-properties officeooo:paragraph-rsid="00dd750e"/>
    </style:style>
    <style:style style:name="P174" style:family="paragraph" style:parent-style-name="Standard">
      <style:paragraph-properties fo:text-align="justify" style:justify-single-word="false"/>
      <style:text-properties officeooo:paragraph-rsid="00edfe36"/>
    </style:style>
    <style:style style:name="P175" style:family="paragraph" style:parent-style-name="Standard">
      <style:paragraph-properties fo:text-align="justify" style:justify-single-word="false"/>
      <style:text-properties fo:font-weight="normal" style:font-weight-asian="normal" style:font-weight-complex="normal"/>
    </style:style>
    <style:style style:name="P176" style:family="paragraph" style:parent-style-name="Standard">
      <style:paragraph-properties fo:text-align="justify" style:justify-single-word="false"/>
      <style:text-properties fo:font-weight="normal" officeooo:paragraph-rsid="01181c0b" style:font-weight-asian="normal" style:font-weight-complex="normal"/>
    </style:style>
    <style:style style:name="P177" style:family="paragraph" style:parent-style-name="Standard">
      <style:paragraph-properties fo:text-align="justify" style:justify-single-word="false"/>
      <style:text-properties fo:font-weight="normal" officeooo:rsid="00fb3b14" officeooo:paragraph-rsid="00fb3b14" style:font-weight-asian="normal" style:font-weight-complex="normal"/>
    </style:style>
    <style:style style:name="P178" style:family="paragraph" style:parent-style-name="Standard">
      <style:text-properties fo:font-weight="normal" officeooo:paragraph-rsid="01035e15" style:font-weight-asian="normal" style:font-weight-complex="normal"/>
    </style:style>
    <style:style style:name="P179" style:family="paragraph" style:parent-style-name="Standard">
      <style:paragraph-properties fo:text-align="justify" style:justify-single-word="false"/>
      <style:text-properties officeooo:rsid="01002862" officeooo:paragraph-rsid="01002862"/>
    </style:style>
    <style:style style:name="P180" style:family="paragraph" style:parent-style-name="Standard">
      <style:paragraph-properties fo:text-align="justify" style:justify-single-word="false"/>
      <style:text-properties officeooo:rsid="01002862" officeooo:paragraph-rsid="01020499"/>
    </style:style>
    <style:style style:name="P181" style:family="paragraph" style:parent-style-name="Standard">
      <style:paragraph-properties fo:text-align="justify" style:justify-single-word="false"/>
      <style:text-properties officeooo:rsid="0105245a" officeooo:paragraph-rsid="0105245a"/>
    </style:style>
    <style:style style:name="P182" style:family="paragraph" style:parent-style-name="Standard">
      <style:paragraph-properties fo:text-align="justify" style:justify-single-word="false"/>
      <style:text-properties fo:font-size="14pt" fo:font-weight="bold" officeooo:rsid="01061e67" officeooo:paragraph-rsid="01061e67" style:font-size-asian="14pt" style:font-weight-asian="bold" style:font-size-complex="14pt" style:font-weight-complex="bold"/>
    </style:style>
    <style:style style:name="P183" style:family="paragraph" style:parent-style-name="Standard">
      <style:paragraph-properties fo:text-align="justify" style:justify-single-word="false"/>
      <style:text-properties fo:font-size="14pt" fo:font-weight="bold" officeooo:rsid="000d3912" officeooo:paragraph-rsid="000d3912" style:font-size-asian="14pt" style:font-weight-asian="bold" style:font-size-complex="14pt" style:font-weight-complex="bold"/>
    </style:style>
    <style:style style:name="P184" style:family="paragraph" style:parent-style-name="Standard">
      <style:paragraph-properties fo:text-align="justify" style:justify-single-word="false"/>
      <style:text-properties fo:font-size="14pt" fo:font-weight="bold" officeooo:rsid="00138e43" officeooo:paragraph-rsid="00138e43" style:font-size-asian="14pt" style:font-weight-asian="bold" style:font-size-complex="14pt" style:font-weight-complex="bold"/>
    </style:style>
    <style:style style:name="P185" style:family="paragraph" style:parent-style-name="Standard">
      <style:paragraph-properties fo:text-align="justify" style:justify-single-word="false"/>
      <style:text-properties fo:font-size="14pt" fo:font-weight="bold" officeooo:rsid="00172a10" officeooo:paragraph-rsid="00172a10" style:font-size-asian="14pt" style:font-weight-asian="bold" style:font-size-complex="14pt" style:font-weight-complex="bold"/>
    </style:style>
    <style:style style:name="P186" style:family="paragraph" style:parent-style-name="Standard">
      <style:paragraph-properties fo:text-align="justify" style:justify-single-word="false"/>
      <style:text-properties fo:font-size="14pt" fo:font-weight="bold" officeooo:rsid="001a5d6b" officeooo:paragraph-rsid="001a5d6b" style:font-size-asian="14pt" style:font-weight-asian="bold" style:font-size-complex="14pt" style:font-weight-complex="bold"/>
    </style:style>
    <style:style style:name="P187" style:family="paragraph" style:parent-style-name="Standard">
      <style:paragraph-properties fo:text-align="justify" style:justify-single-word="false"/>
      <style:text-properties fo:font-size="14pt" fo:font-weight="bold" officeooo:rsid="0024ced8" officeooo:paragraph-rsid="0024ced8" style:font-size-asian="14pt" style:font-weight-asian="bold" style:font-size-complex="14pt" style:font-weight-complex="bold"/>
    </style:style>
    <style:style style:name="P188" style:family="paragraph" style:parent-style-name="Standard">
      <style:paragraph-properties fo:text-align="justify" style:justify-single-word="false"/>
      <style:text-properties fo:font-size="14pt" fo:font-weight="bold" officeooo:rsid="002a461d" officeooo:paragraph-rsid="002a461d" style:font-size-asian="14pt" style:font-weight-asian="bold" style:font-size-complex="14pt" style:font-weight-complex="bold"/>
    </style:style>
    <style:style style:name="P189" style:family="paragraph" style:parent-style-name="Standard">
      <style:paragraph-properties fo:text-align="justify" style:justify-single-word="false"/>
      <style:text-properties fo:font-size="14pt" fo:font-weight="bold" officeooo:rsid="002ea36a" officeooo:paragraph-rsid="002ea36a" style:font-size-asian="14pt" style:font-weight-asian="bold" style:font-size-complex="14pt" style:font-weight-complex="bold"/>
    </style:style>
    <style:style style:name="P190" style:family="paragraph" style:parent-style-name="Standard">
      <style:paragraph-properties fo:text-align="justify" style:justify-single-word="false"/>
      <style:text-properties fo:font-size="14pt" fo:font-weight="bold" officeooo:rsid="00edfe36" officeooo:paragraph-rsid="00edfe36" style:font-size-asian="14pt" style:font-weight-asian="bold" style:font-size-complex="14pt" style:font-weight-complex="bold"/>
    </style:style>
    <style:style style:name="P191" style:family="paragraph" style:parent-style-name="Standard">
      <style:paragraph-properties fo:text-align="justify" style:justify-single-word="false"/>
      <style:text-properties fo:font-size="14pt" fo:font-weight="bold" officeooo:rsid="00fb3b14" officeooo:paragraph-rsid="0115a8e6" style:font-size-asian="14pt" style:font-weight-asian="bold" style:font-size-complex="14pt" style:font-weight-complex="bold"/>
    </style:style>
    <style:style style:name="P192" style:family="paragraph" style:parent-style-name="Standard">
      <style:paragraph-properties fo:text-align="justify" style:justify-single-word="false"/>
      <style:text-properties fo:font-size="14pt" fo:font-style="normal" fo:font-weight="bold" officeooo:rsid="00384103" officeooo:paragraph-rsid="00384103" style:font-size-asian="14pt" style:font-style-asian="normal" style:font-weight-asian="bold" style:font-size-complex="14pt" style:font-style-complex="normal" style:font-weight-complex="bold"/>
    </style:style>
    <style:style style:name="P193" style:family="paragraph" style:parent-style-name="Standard">
      <style:paragraph-properties fo:text-align="justify" style:justify-single-word="false"/>
      <style:text-properties fo:font-size="14pt" fo:font-style="normal" fo:font-weight="bold" officeooo:rsid="00393f3e" officeooo:paragraph-rsid="00393f3e" style:font-size-asian="14pt" style:font-style-asian="normal" style:font-weight-asian="bold" style:font-size-complex="14pt" style:font-style-complex="normal" style:font-weight-complex="bold"/>
    </style:style>
    <style:style style:name="P194" style:family="paragraph" style:parent-style-name="Standard">
      <style:paragraph-properties fo:text-align="justify" style:justify-single-word="false"/>
      <style:text-properties fo:font-size="14pt" fo:font-style="normal" fo:font-weight="bold" officeooo:rsid="003a4450" officeooo:paragraph-rsid="003a4450" style:font-size-asian="14pt" style:font-style-asian="normal" style:font-weight-asian="bold" style:font-size-complex="14pt" style:font-style-complex="normal" style:font-weight-complex="bold"/>
    </style:style>
    <style:style style:name="P195" style:family="paragraph" style:parent-style-name="Standard">
      <style:paragraph-properties fo:text-align="justify" style:justify-single-word="false"/>
      <style:text-properties fo:font-size="14pt" fo:font-style="normal" fo:font-weight="bold" officeooo:rsid="003bedbe" officeooo:paragraph-rsid="003bedbe" style:font-size-asian="14pt" style:font-style-asian="normal" style:font-weight-asian="bold" style:font-size-complex="14pt" style:font-style-complex="normal" style:font-weight-complex="bold"/>
    </style:style>
    <style:style style:name="P196" style:family="paragraph" style:parent-style-name="Standard">
      <style:paragraph-properties fo:text-align="justify" style:justify-single-word="false"/>
      <style:text-properties fo:font-size="14pt" fo:font-style="normal" fo:font-weight="bold" officeooo:rsid="003ed27a" officeooo:paragraph-rsid="003ed27a" style:font-size-asian="14pt" style:font-style-asian="normal" style:font-weight-asian="bold" style:font-size-complex="14pt" style:font-style-complex="normal" style:font-weight-complex="bold"/>
    </style:style>
    <style:style style:name="P197" style:family="paragraph" style:parent-style-name="Standard">
      <style:paragraph-properties fo:text-align="justify" style:justify-single-word="false"/>
      <style:text-properties fo:font-size="14pt" fo:font-style="normal" fo:font-weight="bold" officeooo:rsid="00412525" officeooo:paragraph-rsid="00412525" style:font-size-asian="14pt" style:font-style-asian="normal" style:font-weight-asian="bold" style:font-size-complex="14pt" style:font-style-complex="normal" style:font-weight-complex="bold"/>
    </style:style>
    <style:style style:name="P198" style:family="paragraph" style:parent-style-name="Standard">
      <style:paragraph-properties fo:text-align="justify" style:justify-single-word="false"/>
      <style:text-properties fo:font-size="14pt" fo:font-style="normal" fo:font-weight="bold" officeooo:rsid="0045aea6" officeooo:paragraph-rsid="0045aea6" style:font-size-asian="14pt" style:font-style-asian="normal" style:font-weight-asian="bold" style:font-size-complex="14pt" style:font-style-complex="normal" style:font-weight-complex="bold"/>
    </style:style>
    <style:style style:name="P199" style:family="paragraph" style:parent-style-name="Standard">
      <style:paragraph-properties fo:text-align="justify" style:justify-single-word="false"/>
      <style:text-properties fo:font-size="14pt" fo:font-style="normal" fo:font-weight="bold" officeooo:rsid="00493c45" officeooo:paragraph-rsid="00493c45" style:font-size-asian="14pt" style:font-style-asian="normal" style:font-weight-asian="bold" style:font-size-complex="14pt" style:font-style-complex="normal" style:font-weight-complex="bold"/>
    </style:style>
    <style:style style:name="P200" style:family="paragraph" style:parent-style-name="Standard">
      <style:paragraph-properties fo:text-align="justify" style:justify-single-word="false"/>
      <style:text-properties fo:font-size="14pt" fo:font-style="normal" fo:font-weight="bold" officeooo:rsid="004fa7fa" officeooo:paragraph-rsid="004fa7fa" style:font-size-asian="14pt" style:font-style-asian="normal" style:font-weight-asian="bold" style:font-size-complex="14pt" style:font-style-complex="normal" style:font-weight-complex="bold"/>
    </style:style>
    <style:style style:name="P201" style:family="paragraph" style:parent-style-name="Standard">
      <style:paragraph-properties fo:text-align="justify" style:justify-single-word="false"/>
      <style:text-properties fo:font-size="14pt" fo:font-style="normal" fo:font-weight="bold" officeooo:rsid="005b6aa7" officeooo:paragraph-rsid="005b6aa7" style:font-size-asian="14pt" style:font-style-asian="normal" style:font-weight-asian="bold" style:font-size-complex="14pt" style:font-style-complex="normal" style:font-weight-complex="bold"/>
    </style:style>
    <style:style style:name="P202" style:family="paragraph" style:parent-style-name="Standard">
      <style:paragraph-properties fo:text-align="justify" style:justify-single-word="false"/>
      <style:text-properties fo:font-size="14pt" fo:font-style="normal" fo:font-weight="bold" officeooo:rsid="00601a7d" officeooo:paragraph-rsid="00601a7d" style:font-size-asian="14pt" style:font-style-asian="normal" style:font-weight-asian="bold" style:font-size-complex="14pt" style:font-style-complex="normal" style:font-weight-complex="bold"/>
    </style:style>
    <style:style style:name="P203" style:family="paragraph" style:parent-style-name="Standard">
      <style:paragraph-properties fo:text-align="justify" style:justify-single-word="false"/>
      <style:text-properties fo:font-size="14pt" fo:font-style="normal" fo:font-weight="bold" officeooo:rsid="0061be5c" officeooo:paragraph-rsid="0061be5c" style:font-size-asian="14pt" style:font-style-asian="normal" style:font-weight-asian="bold" style:font-size-complex="14pt" style:font-style-complex="normal" style:font-weight-complex="bold"/>
    </style:style>
    <style:style style:name="P204" style:family="paragraph" style:parent-style-name="Standard">
      <style:paragraph-properties fo:text-align="justify" style:justify-single-word="false"/>
      <style:text-properties fo:font-size="14pt" fo:font-style="normal" fo:font-weight="bold" officeooo:rsid="00662219" officeooo:paragraph-rsid="00662219" style:font-size-asian="14pt" style:font-style-asian="normal" style:font-weight-asian="bold" style:font-size-complex="14pt" style:font-style-complex="normal" style:font-weight-complex="bold"/>
    </style:style>
    <style:style style:name="P205" style:family="paragraph" style:parent-style-name="Standard">
      <style:paragraph-properties fo:text-align="justify" style:justify-single-word="false"/>
      <style:text-properties fo:font-size="14pt" fo:font-style="normal" fo:font-weight="bold" officeooo:rsid="006ac0d4" officeooo:paragraph-rsid="006ac0d4" style:font-size-asian="14pt" style:font-style-asian="normal" style:font-weight-asian="bold" style:font-size-complex="14pt" style:font-style-complex="normal" style:font-weight-complex="bold"/>
    </style:style>
    <style:style style:name="P206" style:family="paragraph" style:parent-style-name="Standard">
      <style:paragraph-properties fo:text-align="justify" style:justify-single-word="false"/>
      <style:text-properties fo:font-size="14pt" fo:font-style="normal" fo:font-weight="bold" officeooo:rsid="006d064a" officeooo:paragraph-rsid="006d064a" style:font-size-asian="14pt" style:font-style-asian="normal" style:font-weight-asian="bold" style:font-size-complex="14pt" style:font-style-complex="normal" style:font-weight-complex="bold"/>
    </style:style>
    <style:style style:name="P207" style:family="paragraph" style:parent-style-name="Standard">
      <style:paragraph-properties fo:text-align="justify" style:justify-single-word="false"/>
      <style:text-properties fo:font-size="14pt" fo:font-style="normal" fo:font-weight="bold" officeooo:rsid="00703be5" officeooo:paragraph-rsid="00703be5" style:font-size-asian="14pt" style:font-style-asian="normal" style:font-weight-asian="bold" style:font-size-complex="14pt" style:font-style-complex="normal" style:font-weight-complex="bold"/>
    </style:style>
    <style:style style:name="P208" style:family="paragraph" style:parent-style-name="Standard">
      <style:paragraph-properties fo:text-align="justify" style:justify-single-word="false"/>
      <style:text-properties fo:font-size="14pt" fo:font-style="normal" fo:font-weight="bold" officeooo:rsid="0072c19a" officeooo:paragraph-rsid="0072c19a" style:font-size-asian="14pt" style:font-style-asian="normal" style:font-weight-asian="bold" style:font-size-complex="14pt" style:font-style-complex="normal" style:font-weight-complex="bold"/>
    </style:style>
    <style:style style:name="P209" style:family="paragraph" style:parent-style-name="Standard">
      <style:paragraph-properties fo:text-align="justify" style:justify-single-word="false"/>
      <style:text-properties fo:font-size="14pt" fo:font-style="normal" fo:font-weight="bold" officeooo:rsid="00749f8e" officeooo:paragraph-rsid="00749f8e" style:font-size-asian="14pt" style:font-style-asian="normal" style:font-weight-asian="bold" style:font-size-complex="14pt" style:font-style-complex="normal" style:font-weight-complex="bold"/>
    </style:style>
    <style:style style:name="P210" style:family="paragraph" style:parent-style-name="Standard">
      <style:paragraph-properties fo:text-align="justify" style:justify-single-word="false"/>
      <style:text-properties fo:font-size="14pt" fo:font-style="normal" fo:font-weight="bold" officeooo:rsid="0078719c" officeooo:paragraph-rsid="0078719c" style:font-size-asian="14pt" style:font-style-asian="normal" style:font-weight-asian="bold" style:font-size-complex="14pt" style:font-style-complex="normal" style:font-weight-complex="bold"/>
    </style:style>
    <style:style style:name="P211" style:family="paragraph" style:parent-style-name="Standard">
      <style:paragraph-properties fo:text-align="justify" style:justify-single-word="false"/>
      <style:text-properties fo:font-size="14pt" fo:font-style="normal" fo:font-weight="bold" officeooo:rsid="00796e60" officeooo:paragraph-rsid="00796e60" style:font-size-asian="14pt" style:font-style-asian="normal" style:font-weight-asian="bold" style:font-size-complex="14pt" style:font-style-complex="normal" style:font-weight-complex="bold"/>
    </style:style>
    <style:style style:name="P212" style:family="paragraph" style:parent-style-name="Standard">
      <style:paragraph-properties fo:text-align="justify" style:justify-single-word="false"/>
      <style:text-properties fo:font-size="14pt" fo:font-style="normal" fo:font-weight="bold" officeooo:rsid="0081703b" officeooo:paragraph-rsid="0081703b" style:font-size-asian="14pt" style:font-style-asian="normal" style:font-weight-asian="bold" style:font-size-complex="14pt" style:font-style-complex="normal" style:font-weight-complex="bold"/>
    </style:style>
    <style:style style:name="P213" style:family="paragraph" style:parent-style-name="Standard">
      <style:paragraph-properties fo:text-align="justify" style:justify-single-word="false"/>
      <style:text-properties fo:font-size="14pt" fo:font-style="normal" fo:font-weight="bold" officeooo:rsid="0089afcb" officeooo:paragraph-rsid="0089afcb" style:font-size-asian="14pt" style:font-style-asian="normal" style:font-weight-asian="bold" style:font-size-complex="14pt" style:font-style-complex="normal" style:font-weight-complex="bold"/>
    </style:style>
    <style:style style:name="P214" style:family="paragraph" style:parent-style-name="Standard">
      <style:paragraph-properties fo:text-align="justify" style:justify-single-word="false"/>
      <style:text-properties fo:font-size="14pt" fo:font-style="normal" fo:font-weight="bold" officeooo:rsid="008dfaba" officeooo:paragraph-rsid="008dfaba" style:font-size-asian="14pt" style:font-style-asian="normal" style:font-weight-asian="bold" style:font-size-complex="14pt" style:font-style-complex="normal" style:font-weight-complex="bold"/>
    </style:style>
    <style:style style:name="P215" style:family="paragraph" style:parent-style-name="Standard">
      <style:paragraph-properties fo:text-align="justify" style:justify-single-word="false"/>
      <style:text-properties fo:font-size="14pt" fo:font-style="normal" fo:font-weight="bold" officeooo:rsid="009091bc" officeooo:paragraph-rsid="009091bc" style:font-size-asian="14pt" style:font-style-asian="normal" style:font-weight-asian="bold" style:font-size-complex="14pt" style:font-style-complex="normal" style:font-weight-complex="bold"/>
    </style:style>
    <style:style style:name="P216" style:family="paragraph" style:parent-style-name="Standard">
      <style:paragraph-properties fo:text-align="justify" style:justify-single-word="false"/>
      <style:text-properties fo:font-size="14pt" fo:font-style="normal" fo:font-weight="bold" officeooo:rsid="0098046a" officeooo:paragraph-rsid="0098046a" style:font-size-asian="14pt" style:font-style-asian="normal" style:font-weight-asian="bold" style:font-size-complex="14pt" style:font-style-complex="normal" style:font-weight-complex="bold"/>
    </style:style>
    <style:style style:name="P217" style:family="paragraph" style:parent-style-name="Standard">
      <style:paragraph-properties fo:text-align="justify" style:justify-single-word="false"/>
      <style:text-properties fo:font-size="14pt" fo:font-style="normal" fo:font-weight="bold" officeooo:rsid="009c5247" officeooo:paragraph-rsid="009c5247" style:font-size-asian="14pt" style:font-style-asian="normal" style:font-weight-asian="bold" style:font-size-complex="14pt" style:font-style-complex="normal" style:font-weight-complex="bold"/>
    </style:style>
    <style:style style:name="P218" style:family="paragraph" style:parent-style-name="Standard">
      <style:paragraph-properties fo:text-align="justify" style:justify-single-word="false"/>
      <style:text-properties fo:font-size="14pt" fo:font-style="normal" fo:font-weight="bold" officeooo:rsid="00a165de" officeooo:paragraph-rsid="00a165de" style:font-size-asian="14pt" style:font-style-asian="normal" style:font-weight-asian="bold" style:font-size-complex="14pt" style:font-style-complex="normal" style:font-weight-complex="bold"/>
    </style:style>
    <style:style style:name="P219" style:family="paragraph" style:parent-style-name="Standard">
      <style:paragraph-properties fo:text-align="justify" style:justify-single-word="false"/>
      <style:text-properties fo:font-size="14pt" fo:font-style="normal" fo:font-weight="bold" officeooo:rsid="00c6c039" officeooo:paragraph-rsid="00c6c039" style:font-size-asian="14pt" style:font-style-asian="normal" style:font-weight-asian="bold" style:font-size-complex="14pt" style:font-style-complex="normal" style:font-weight-complex="bold"/>
    </style:style>
    <style:style style:name="P220" style:family="paragraph" style:parent-style-name="Standard">
      <style:paragraph-properties fo:text-align="justify" style:justify-single-word="false"/>
      <style:text-properties fo:font-size="14pt" fo:font-style="normal" fo:font-weight="bold" officeooo:rsid="00ca5da2" officeooo:paragraph-rsid="00ca5da2" style:font-size-asian="14pt" style:font-style-asian="normal" style:font-weight-asian="bold" style:font-size-complex="14pt" style:font-style-complex="normal" style:font-weight-complex="bold"/>
    </style:style>
    <style:style style:name="P221" style:family="paragraph" style:parent-style-name="Standard">
      <style:paragraph-properties fo:text-align="justify" style:justify-single-word="false"/>
      <style:text-properties fo:font-size="14pt" fo:font-style="normal" fo:font-weight="bold" officeooo:rsid="00dd750e" officeooo:paragraph-rsid="00dd750e" style:font-size-asian="14pt" style:font-style-asian="normal" style:font-weight-asian="bold" style:font-size-complex="14pt" style:font-style-complex="normal" style:font-weight-complex="bold"/>
    </style:style>
    <style:style style:name="P222" style:family="paragraph" style:parent-style-name="Standard">
      <style:paragraph-properties fo:text-align="justify" style:justify-single-word="false"/>
      <style:text-properties fo:font-size="14pt" fo:font-style="normal" fo:font-weight="bold" officeooo:rsid="00cd7bdd" officeooo:paragraph-rsid="00cd7bdd" style:font-size-asian="14pt" style:font-style-asian="normal" style:font-weight-asian="bold" style:font-size-complex="14pt" style:font-style-complex="normal" style:font-weight-complex="bold"/>
    </style:style>
    <style:style style:name="P223" style:family="paragraph" style:parent-style-name="Standard">
      <style:paragraph-properties fo:text-align="justify" style:justify-single-word="false"/>
      <style:text-properties fo:font-size="14pt" fo:font-style="normal" fo:font-weight="bold" officeooo:rsid="00e43a88" officeooo:paragraph-rsid="00e43a88" style:font-size-asian="14pt" style:font-style-asian="normal" style:font-weight-asian="bold" style:font-size-complex="14pt" style:font-style-complex="normal" style:font-weight-complex="bold"/>
    </style:style>
    <style:style style:name="P224" style:family="paragraph" style:parent-style-name="Standard">
      <style:paragraph-properties fo:text-align="justify" style:justify-single-word="false"/>
      <style:text-properties fo:font-size="14pt" fo:font-style="normal" fo:font-weight="bold" officeooo:rsid="00e66d22" officeooo:paragraph-rsid="00e66d22" style:font-size-asian="14pt" style:font-style-asian="normal" style:font-weight-asian="bold" style:font-size-complex="14pt" style:font-style-complex="normal" style:font-weight-complex="bold"/>
    </style:style>
    <style:style style:name="P225" style:family="paragraph" style:parent-style-name="Standard">
      <style:paragraph-properties fo:text-align="justify" style:justify-single-word="false"/>
      <style:text-properties fo:font-size="14pt" fo:font-style="normal" fo:font-weight="bold" officeooo:rsid="00ea829a" officeooo:paragraph-rsid="00ea829a" style:font-size-asian="14pt" style:font-style-asian="normal" style:font-weight-asian="bold" style:font-size-complex="14pt" style:font-style-complex="normal" style:font-weight-complex="bold"/>
    </style:style>
    <style:style style:name="P226" style:family="paragraph" style:parent-style-name="Standard">
      <style:paragraph-properties fo:text-align="justify" style:justify-single-word="false"/>
      <style:text-properties fo:font-size="14pt" fo:font-style="normal" fo:font-weight="bold" officeooo:rsid="00f94734" officeooo:paragraph-rsid="0115a8e6" style:font-size-asian="14pt" style:font-style-asian="normal" style:font-weight-asian="bold" style:font-size-complex="14pt" style:font-style-complex="normal" style:font-weight-complex="bold"/>
    </style:style>
    <style:style style:name="P227" style:family="paragraph" style:parent-style-name="Standard">
      <style:paragraph-properties fo:text-align="justify" style:justify-single-word="false"/>
      <style:text-properties fo:font-size="14pt" fo:font-style="normal" fo:font-weight="bold" officeooo:rsid="00fb3b14" officeooo:paragraph-rsid="0115a8e6" style:font-size-asian="14pt" style:font-style-asian="normal" style:font-weight-asian="bold" style:font-size-complex="14pt" style:font-style-complex="normal" style:font-weight-complex="bold"/>
    </style:style>
    <style:style style:name="P228" style:family="paragraph" style:parent-style-name="Standard">
      <style:paragraph-properties fo:text-align="center" style:justify-single-word="false"/>
      <style:text-properties fo:font-size="22pt" fo:font-weight="bold" officeooo:rsid="01083502" officeooo:paragraph-rsid="01083502" style:font-size-asian="22pt" style:font-weight-asian="bold" style:font-size-complex="22pt" style:font-weight-complex="bold"/>
    </style:style>
    <style:style style:name="P229" style:family="paragraph" style:parent-style-name="Standard">
      <style:paragraph-properties fo:text-align="center" style:justify-single-word="false"/>
      <style:text-properties fo:font-size="22pt" style:text-underline-style="solid" style:text-underline-type="double" style:text-underline-width="auto" style:text-underline-color="font-color" fo:font-weight="bold" officeooo:rsid="01083502" officeooo:paragraph-rsid="01083502" style:font-size-asian="22pt" style:font-weight-asian="bold" style:font-size-complex="22pt" style:font-weight-complex="bold"/>
    </style:style>
    <style:style style:name="P230" style:family="paragraph" style:parent-style-name="Standard">
      <style:paragraph-properties fo:line-height="150%" fo:text-align="justify" style:justify-single-word="false"/>
      <style:text-properties style:font-name="Times New Roman" fo:font-size="12pt" fo:font-style="italic" fo:font-weight="normal" officeooo:rsid="01097329" officeooo:paragraph-rsid="01097329" style:font-size-asian="12pt" style:font-style-asian="italic" style:font-weight-asian="normal" style:font-size-complex="12pt" style:font-style-complex="italic" style:font-weight-complex="normal"/>
    </style:style>
    <style:style style:name="P231" style:family="paragraph" style:parent-style-name="Standard">
      <style:paragraph-properties fo:text-align="justify" style:justify-single-word="false"/>
      <style:text-properties style:font-name="Times New Roman" officeooo:rsid="01061e67" officeooo:paragraph-rsid="01061e67"/>
    </style:style>
    <style:style style:name="P232" style:family="paragraph" style:parent-style-name="Standard">
      <style:paragraph-properties fo:line-height="100%" fo:text-align="justify" style:justify-single-word="false"/>
      <style:text-properties style:font-name="Times New Roman" officeooo:rsid="01061e67" officeooo:paragraph-rsid="01061e67"/>
    </style:style>
    <style:style style:name="P233" style:family="paragraph" style:parent-style-name="Standard">
      <style:paragraph-properties fo:text-align="justify" style:justify-single-word="false"/>
      <style:text-properties style:font-name="Times New Roman" fo:font-style="italic" officeooo:rsid="01061e67" officeooo:paragraph-rsid="01061e67" style:font-style-asian="italic" style:font-style-complex="italic"/>
    </style:style>
    <style:style style:name="P234" style:family="paragraph" style:parent-style-name="Standard">
      <style:paragraph-properties fo:line-height="150%" fo:text-align="center" style:justify-single-word="false"/>
      <style:text-properties fo:font-variant="normal" fo:text-transform="none" fo:color="#212121" style:font-name="Times New Roman" fo:font-size="12pt" fo:letter-spacing="normal" fo:font-style="normal" fo:font-weight="normal" officeooo:rsid="01097329" officeooo:paragraph-rsid="01097329" style:font-size-asian="12pt" style:font-style-asian="italic" style:font-weight-asian="normal" style:font-size-complex="12pt" style:font-style-complex="italic" style:font-weight-complex="normal"/>
    </style:style>
    <style:style style:name="P235" style:family="paragraph" style:parent-style-name="Standard">
      <style:paragraph-properties fo:line-height="150%" fo:text-align="center" style:justify-single-word="false"/>
      <style:text-properties fo:font-variant="normal" fo:text-transform="none" fo:color="#212121" style:font-name="Times New Roman" fo:font-size="12pt" fo:letter-spacing="normal" fo:font-style="italic" fo:font-weight="normal" officeooo:rsid="01097329" officeooo:paragraph-rsid="01097329" style:font-size-asian="12pt" style:font-style-asian="italic" style:font-weight-asian="normal" style:font-size-complex="12pt" style:font-style-complex="italic" style:font-weight-complex="normal"/>
    </style:style>
    <style:style style:name="P236" style:family="paragraph" style:parent-style-name="Standard">
      <style:paragraph-properties fo:line-height="150%" fo:text-align="justify" style:justify-single-word="false"/>
      <style:text-properties fo:font-variant="normal" fo:text-transform="none" fo:color="#212121" style:font-name="Times New Roman" fo:font-size="12pt" fo:letter-spacing="normal" fo:font-style="italic" fo:font-weight="normal" officeooo:rsid="01097329" officeooo:paragraph-rsid="01097329" style:font-size-asian="12pt" style:font-style-asian="italic" style:font-weight-asian="normal" style:font-size-complex="12pt" style:font-style-complex="italic" style:font-weight-complex="normal"/>
    </style:style>
    <style:style style:name="P237" style:family="paragraph" style:parent-style-name="Standard">
      <style:paragraph-properties fo:text-align="justify" style:justify-single-word="false" fo:break-before="page"/>
      <style:text-properties officeooo:rsid="01002862" officeooo:paragraph-rsid="01002862"/>
    </style:style>
    <style:style style:name="P238" style:family="paragraph" style:parent-style-name="Standard">
      <style:paragraph-properties fo:text-align="justify" style:justify-single-word="false" fo:break-before="page"/>
      <style:text-properties fo:font-size="14pt" fo:font-weight="bold" officeooo:rsid="0105245a" officeooo:paragraph-rsid="0105245a" style:font-size-asian="14pt" style:font-weight-asian="bold" style:font-size-complex="14pt" style:font-weight-complex="bold"/>
    </style:style>
    <style:style style:name="P239" style:family="paragraph" style:parent-style-name="Standard">
      <style:paragraph-properties fo:text-align="justify" style:justify-single-word="false" fo:break-before="page"/>
      <style:text-properties fo:font-size="14pt" fo:font-style="normal" fo:font-weight="bold" officeooo:rsid="005a24c4" officeooo:paragraph-rsid="005a24c4" style:font-size-asian="14pt" style:font-style-asian="normal" style:font-weight-asian="bold" style:font-size-complex="14pt" style:font-style-complex="normal" style:font-weight-complex="bold"/>
    </style:style>
    <style:style style:name="P240" style:family="paragraph" style:parent-style-name="Standard">
      <style:paragraph-properties fo:text-align="justify" style:justify-single-word="false" fo:break-before="page"/>
      <style:text-properties fo:font-size="14pt" fo:font-style="normal" fo:font-weight="bold" officeooo:rsid="00991475" officeooo:paragraph-rsid="00991475" style:font-size-asian="14pt" style:font-style-asian="normal" style:font-weight-asian="bold" style:font-size-complex="14pt" style:font-style-complex="normal" style:font-weight-complex="bold"/>
    </style:style>
    <style:style style:name="P241" style:family="paragraph" style:parent-style-name="Standard">
      <style:paragraph-properties fo:text-align="justify" style:justify-single-word="false" fo:break-before="page"/>
      <style:text-properties fo:font-size="14pt" fo:font-style="normal" fo:font-weight="bold" officeooo:rsid="00e39fd2" officeooo:paragraph-rsid="00e39fd2" style:font-size-asian="14pt" style:font-style-asian="normal" style:font-weight-asian="bold" style:font-size-complex="14pt" style:font-style-complex="normal" style:font-weight-complex="bold"/>
    </style:style>
    <style:style style:name="P242" style:family="paragraph" style:parent-style-name="Standard">
      <style:paragraph-properties fo:text-align="justify" style:justify-single-word="false" fo:break-before="page"/>
      <style:text-properties fo:font-size="14pt" fo:font-style="normal" fo:font-weight="bold" officeooo:rsid="01002862" officeooo:paragraph-rsid="01002862" style:font-size-asian="14pt" style:font-style-asian="normal" style:font-weight-asian="bold" style:font-size-complex="14pt" style:font-style-complex="normal" style:font-weight-complex="bold"/>
    </style:style>
    <style:style style:name="P243" style:family="paragraph" style:parent-style-name="Standard">
      <style:paragraph-properties fo:text-align="center" style:justify-single-word="false" fo:break-before="page"/>
      <style:text-properties style:font-name="Times New Roman" fo:font-size="12pt" fo:font-style="italic" fo:font-weight="bold" officeooo:rsid="01097329" officeooo:paragraph-rsid="01097329" style:font-size-asian="12pt" style:font-style-asian="italic" style:font-weight-asian="bold" style:font-size-complex="12pt" style:font-style-complex="italic" style:font-weight-complex="bold"/>
    </style:style>
    <style:style style:name="P244" style:family="paragraph" style:parent-style-name="Standard">
      <style:paragraph-properties fo:text-align="justify" style:justify-single-word="false" fo:break-before="page"/>
      <style:text-properties style:font-name="Times New Roman" fo:font-size="14pt" fo:font-weight="bold" officeooo:rsid="01061e67" officeooo:paragraph-rsid="01061e67" style:font-size-asian="14pt" style:font-weight-asian="bold" style:font-size-complex="14pt" style:font-weight-complex="bold"/>
    </style:style>
    <style:style style:name="P245" style:family="paragraph" style:parent-style-name="Preformatted_20_Text">
      <style:paragraph-properties fo:line-height="150%" fo:text-align="justify" style:justify-single-word="false"/>
      <style:text-properties fo:font-variant="normal" fo:text-transform="none" fo:color="#212121" style:font-name="Times New Roman" fo:font-size="12pt" fo:letter-spacing="normal" fo:language="de" fo:country="DE" fo:font-style="italic" fo:font-weight="normal" officeooo:paragraph-rsid="01097329" style:font-style-asian="italic" style:font-style-complex="italic"/>
    </style:style>
    <style:style style:name="P246" style:family="paragraph" style:parent-style-name="Preformatted_20_Text">
      <style:paragraph-properties fo:line-height="150%" fo:text-align="justify" style:justify-single-word="false"/>
      <style:text-properties fo:font-variant="normal" fo:text-transform="none" fo:color="#212121" style:font-name="Times New Roman" fo:font-size="12pt" fo:letter-spacing="normal" fo:language="de" fo:country="DE" fo:font-style="italic" fo:font-weight="normal" officeooo:paragraph-rsid="011c81ec" style:font-style-asian="italic" style:font-style-complex="italic"/>
    </style:style>
    <style:style style:name="P247" style:family="paragraph" style:parent-style-name="Preformatted_20_Text">
      <style:paragraph-properties fo:line-height="100%" fo:text-align="justify" style:justify-single-word="false"/>
      <style:text-properties fo:font-variant="normal" fo:text-transform="none" fo:color="#212121" style:font-name="Times New Roman" fo:font-size="12pt" fo:letter-spacing="normal" fo:language="de" fo:country="DE" fo:font-style="normal" fo:font-weight="normal" officeooo:rsid="01061e67" officeooo:paragraph-rsid="01061e67"/>
    </style:style>
    <style:style style:name="P248" style:family="paragraph" style:parent-style-name="Preformatted_20_Text">
      <loext:graphic-properties draw:fill="solid" draw:fill-color="#ffffff" draw:opacity="100%"/>
      <style:paragraph-properties fo:margin-top="0in" fo:margin-bottom="0in" loext:contextual-spacing="false" fo:line-height="150%" fo:text-align="center" style:justify-single-word="false" fo:orphans="2" fo:widows="2" fo:background-color="#ffffff" fo:padding="0in" fo:border="none" style:writing-mode="lr-tb"/>
      <style:text-properties fo:font-variant="normal" fo:text-transform="none" fo:color="#212121" style:font-name="Times New Roman" fo:font-size="12pt" fo:letter-spacing="normal" fo:language="de" fo:country="DE" fo:font-style="italic" fo:font-weight="normal" style:font-style-asian="italic" style:font-style-complex="italic"/>
    </style:style>
    <style:style style:name="P249" style:family="paragraph" style:parent-style-name="Preformatted_20_Text">
      <loext:graphic-properties draw:fill="solid" draw:fill-color="#ffffff" draw:opacity="100%"/>
      <style:paragraph-properties fo:margin-top="0in" fo:margin-bottom="0in" loext:contextual-spacing="false" fo:line-height="150%" fo:text-align="justify" style:justify-single-word="false" fo:orphans="2" fo:widows="2" fo:background-color="#ffffff" fo:padding="0in" fo:border="none" style:writing-mode="lr-tb"/>
      <style:text-properties fo:font-variant="normal" fo:text-transform="none" fo:color="#212121" style:font-name="Times New Roman" fo:font-size="12pt" fo:letter-spacing="normal" fo:language="de" fo:country="DE" fo:font-style="italic" fo:font-weight="normal" style:font-style-asian="italic" style:font-style-complex="italic"/>
    </style:style>
    <style:style style:name="P250" style:family="paragraph" style:parent-style-name="Preformatted_20_Text">
      <loext:graphic-properties draw:fill="solid" draw:fill-color="#ffffff" draw:opacity="100%"/>
      <style:paragraph-properties fo:margin-top="0in" fo:margin-bottom="0in" loext:contextual-spacing="false" fo:line-height="100%" fo:text-align="start" style:justify-single-word="false" fo:orphans="2" fo:widows="2" fo:background-color="#ffffff" fo:padding="0in" fo:border="none" style:writing-mode="lr-tb"/>
      <style:text-properties fo:font-variant="normal" fo:text-transform="none" fo:color="#212121" style:font-name="Times New Roman" fo:font-size="12pt" fo:letter-spacing="normal" fo:language="de" fo:country="DE" fo:font-style="normal" fo:font-weight="normal"/>
    </style:style>
    <style:style style:name="P251" style:family="paragraph" style:parent-style-name="Standard">
      <style:paragraph-properties fo:text-align="justify" style:justify-single-word="false"/>
      <style:text-properties fo:font-style="normal" fo:font-weight="normal" officeooo:rsid="00cd7bdd" officeooo:paragraph-rsid="01231f62" style:font-style-asian="normal" style:font-weight-asian="normal" style:font-style-complex="normal" style:font-weight-complex="normal"/>
    </style:style>
    <style:style style:name="T1" style:family="text">
      <style:text-properties officeooo:rsid="000d6859"/>
    </style:style>
    <style:style style:name="T2" style:family="text">
      <style:text-properties officeooo:rsid="000d8ce9"/>
    </style:style>
    <style:style style:name="T3" style:family="text">
      <style:text-properties officeooo:rsid="0010424c"/>
    </style:style>
    <style:style style:name="T4" style:family="text">
      <style:text-properties officeooo:rsid="001192e4"/>
    </style:style>
    <style:style style:name="T5" style:family="text">
      <style:text-properties officeooo:rsid="00138e43"/>
    </style:style>
    <style:style style:name="T6" style:family="text">
      <style:text-properties officeooo:rsid="00156059"/>
    </style:style>
    <style:style style:name="T7" style:family="text">
      <style:text-properties fo:font-style="italic" style:font-style-asian="italic" style:font-style-complex="italic"/>
    </style:style>
    <style:style style:name="T8" style:family="text">
      <style:text-properties fo:font-style="italic" officeooo:rsid="005129f1" style:font-style-asian="italic" style:font-style-complex="italic"/>
    </style:style>
    <style:style style:name="T9" style:family="text">
      <style:text-properties fo:font-style="italic" officeooo:rsid="005db622" style:font-style-asian="italic" style:font-style-complex="italic"/>
    </style:style>
    <style:style style:name="T10" style:family="text">
      <style:text-properties fo:font-style="italic" officeooo:rsid="007ffdbd" style:font-style-asian="italic" style:font-style-complex="italic"/>
    </style:style>
    <style:style style:name="T11" style:family="text">
      <style:text-properties fo:font-style="italic" officeooo:rsid="00a01681" style:font-style-asian="italic" style:font-style-complex="italic"/>
    </style:style>
    <style:style style:name="T12" style:family="text">
      <style:text-properties fo:font-style="italic" officeooo:rsid="00b7145f" style:font-style-asian="italic" style:font-style-complex="italic"/>
    </style:style>
    <style:style style:name="T13" style:family="text">
      <style:text-properties fo:font-style="italic" officeooo:rsid="01020499" style:font-style-asian="italic" style:font-style-complex="italic"/>
    </style:style>
    <style:style style:name="T14" style:family="text">
      <style:text-properties fo:font-style="italic" officeooo:rsid="011ee170" style:font-style-asian="italic" style:font-style-complex="italic"/>
    </style:style>
    <style:style style:name="T15" style:family="text">
      <style:text-properties officeooo:rsid="0018e001"/>
    </style:style>
    <style:style style:name="T16" style:family="text">
      <style:text-properties officeooo:rsid="00193836"/>
    </style:style>
    <style:style style:name="T17" style:family="text">
      <style:text-properties officeooo:rsid="001a5d6b"/>
    </style:style>
    <style:style style:name="T18" style:family="text">
      <style:text-properties officeooo:rsid="001a75fc"/>
    </style:style>
    <style:style style:name="T19" style:family="text">
      <style:text-properties officeooo:rsid="001b0993"/>
    </style:style>
    <style:style style:name="T20" style:family="text">
      <style:text-properties officeooo:rsid="001beb3e"/>
    </style:style>
    <style:style style:name="T21" style:family="text">
      <style:text-properties officeooo:rsid="001d88d4"/>
    </style:style>
    <style:style style:name="T22" style:family="text">
      <style:text-properties officeooo:rsid="001edb4d"/>
    </style:style>
    <style:style style:name="T23" style:family="text">
      <style:text-properties officeooo:rsid="00220529"/>
    </style:style>
    <style:style style:name="T24" style:family="text">
      <style:text-properties officeooo:rsid="0024ced8"/>
    </style:style>
    <style:style style:name="T25" style:family="text">
      <style:text-properties officeooo:rsid="0026cbbb"/>
    </style:style>
    <style:style style:name="T26" style:family="text">
      <style:text-properties officeooo:rsid="002a1aac"/>
    </style:style>
    <style:style style:name="T27" style:family="text">
      <style:text-properties officeooo:rsid="002b39fc"/>
    </style:style>
    <style:style style:name="T28" style:family="text">
      <style:text-properties officeooo:rsid="002ba053"/>
    </style:style>
    <style:style style:name="T29" style:family="text">
      <style:text-properties officeooo:rsid="002d2597"/>
    </style:style>
    <style:style style:name="T30" style:family="text">
      <style:text-properties officeooo:rsid="002edda9"/>
    </style:style>
    <style:style style:name="T31" style:family="text">
      <style:text-properties officeooo:rsid="002f7d46"/>
    </style:style>
    <style:style style:name="T32" style:family="text">
      <style:text-properties officeooo:rsid="00308945"/>
    </style:style>
    <style:style style:name="T33" style:family="text">
      <style:text-properties officeooo:rsid="0033f24e"/>
    </style:style>
    <style:style style:name="T34" style:family="text">
      <style:text-properties officeooo:rsid="00364596"/>
    </style:style>
    <style:style style:name="T35" style:family="text">
      <style:text-properties officeooo:rsid="00372f0b"/>
    </style:style>
    <style:style style:name="T36" style:family="text">
      <style:text-properties officeooo:rsid="00393f3e"/>
    </style:style>
    <style:style style:name="T37" style:family="text">
      <style:text-properties officeooo:rsid="00395553"/>
    </style:style>
    <style:style style:name="T38" style:family="text">
      <style:text-properties officeooo:rsid="003a4450"/>
    </style:style>
    <style:style style:name="T39" style:family="text">
      <style:text-properties officeooo:rsid="003bedbe"/>
    </style:style>
    <style:style style:name="T40" style:family="text">
      <style:text-properties officeooo:rsid="003d71e3"/>
    </style:style>
    <style:style style:name="T41" style:family="text">
      <style:text-properties officeooo:rsid="00412525"/>
    </style:style>
    <style:style style:name="T42" style:family="text">
      <style:text-properties officeooo:rsid="00419ffe"/>
    </style:style>
    <style:style style:name="T43" style:family="text">
      <style:text-properties officeooo:rsid="004348bf"/>
    </style:style>
    <style:style style:name="T44" style:family="text">
      <style:text-properties officeooo:rsid="0044d5a8"/>
    </style:style>
    <style:style style:name="T45" style:family="text">
      <style:text-properties officeooo:rsid="004768fd"/>
    </style:style>
    <style:style style:name="T46" style:family="text">
      <style:text-properties officeooo:rsid="00493c45"/>
    </style:style>
    <style:style style:name="T47" style:family="text">
      <style:text-properties officeooo:rsid="004b2485"/>
    </style:style>
    <style:style style:name="T48" style:family="text">
      <style:text-properties officeooo:rsid="004c687d"/>
    </style:style>
    <style:style style:name="T49" style:family="text">
      <style:text-properties officeooo:rsid="004d4b4c"/>
    </style:style>
    <style:style style:name="T50" style:family="text">
      <style:text-properties officeooo:rsid="004e7194"/>
    </style:style>
    <style:style style:name="T51" style:family="text">
      <style:text-properties officeooo:rsid="005093a4"/>
    </style:style>
    <style:style style:name="T52" style:family="text">
      <style:text-properties officeooo:rsid="005129f1"/>
    </style:style>
    <style:style style:name="T53" style:family="text">
      <style:text-properties officeooo:rsid="005190b6"/>
    </style:style>
    <style:style style:name="T54" style:family="text">
      <style:text-properties officeooo:rsid="00545177"/>
    </style:style>
    <style:style style:name="T55" style:family="text">
      <style:text-properties officeooo:rsid="00562fab"/>
    </style:style>
    <style:style style:name="T56" style:family="text">
      <style:text-properties officeooo:rsid="0056c888"/>
    </style:style>
    <style:style style:name="T57" style:family="text">
      <style:text-properties officeooo:rsid="00574100"/>
    </style:style>
    <style:style style:name="T58" style:family="text">
      <style:text-properties officeooo:rsid="0058ed61"/>
    </style:style>
    <style:style style:name="T59" style:family="text">
      <style:text-properties officeooo:rsid="00592863"/>
    </style:style>
    <style:style style:name="T60" style:family="text">
      <style:text-properties officeooo:rsid="005b6aa7"/>
    </style:style>
    <style:style style:name="T61" style:family="text">
      <style:text-properties officeooo:rsid="005d11ae"/>
    </style:style>
    <style:style style:name="T62" style:family="text">
      <style:text-properties officeooo:rsid="005db622"/>
    </style:style>
    <style:style style:name="T63" style:family="text">
      <style:text-properties officeooo:rsid="00601a7d"/>
    </style:style>
    <style:style style:name="T64" style:family="text">
      <style:text-properties officeooo:rsid="00614306"/>
    </style:style>
    <style:style style:name="T65" style:family="text">
      <style:text-properties officeooo:rsid="0061be5c"/>
    </style:style>
    <style:style style:name="T66" style:family="text">
      <style:text-properties officeooo:rsid="0062bf99"/>
    </style:style>
    <style:style style:name="T67" style:family="text">
      <style:text-properties officeooo:rsid="0064182e"/>
    </style:style>
    <style:style style:name="T68" style:family="text">
      <style:text-properties officeooo:rsid="00659c37"/>
    </style:style>
    <style:style style:name="T69" style:family="text">
      <style:text-properties officeooo:rsid="00666250"/>
    </style:style>
    <style:style style:name="T70" style:family="text">
      <style:text-properties officeooo:rsid="00696572"/>
    </style:style>
    <style:style style:name="T71" style:family="text">
      <style:text-properties officeooo:rsid="00696760"/>
    </style:style>
    <style:style style:name="T72" style:family="text">
      <style:text-properties officeooo:rsid="006ac0d4"/>
    </style:style>
    <style:style style:name="T73" style:family="text">
      <style:text-properties officeooo:rsid="006c2922"/>
    </style:style>
    <style:style style:name="T74" style:family="text">
      <style:text-properties officeooo:rsid="006d064a"/>
    </style:style>
    <style:style style:name="T75" style:family="text">
      <style:text-properties officeooo:rsid="006e854a"/>
    </style:style>
    <style:style style:name="T76" style:family="text">
      <style:text-properties officeooo:rsid="00703be5"/>
    </style:style>
    <style:style style:name="T77" style:family="text">
      <style:text-properties officeooo:rsid="00710fd1"/>
    </style:style>
    <style:style style:name="T78" style:family="text">
      <style:text-properties officeooo:rsid="00730601"/>
    </style:style>
    <style:style style:name="T79" style:family="text">
      <style:text-properties officeooo:rsid="00749f8e"/>
    </style:style>
    <style:style style:name="T80" style:family="text">
      <style:text-properties officeooo:rsid="0074c04a"/>
    </style:style>
    <style:style style:name="T81" style:family="text">
      <style:text-properties officeooo:rsid="0076e71d"/>
    </style:style>
    <style:style style:name="T82" style:family="text">
      <style:text-properties officeooo:rsid="0078719c"/>
    </style:style>
    <style:style style:name="T83" style:family="text">
      <style:text-properties officeooo:rsid="007a7f7d"/>
    </style:style>
    <style:style style:name="T84" style:family="text">
      <style:text-properties officeooo:rsid="007b0a2b"/>
    </style:style>
    <style:style style:name="T85" style:family="text">
      <style:text-properties officeooo:rsid="007b3f0e"/>
    </style:style>
    <style:style style:name="T86" style:family="text">
      <style:text-properties officeooo:rsid="007cd102"/>
    </style:style>
    <style:style style:name="T87" style:family="text">
      <style:text-properties officeooo:rsid="007ffdbd"/>
    </style:style>
    <style:style style:name="T88" style:family="text">
      <style:text-properties officeooo:rsid="0085d55e"/>
    </style:style>
    <style:style style:name="T89" style:family="text">
      <style:text-properties officeooo:rsid="00865198"/>
    </style:style>
    <style:style style:name="T90" style:family="text">
      <style:text-properties officeooo:rsid="0089afcb"/>
    </style:style>
    <style:style style:name="T91" style:family="text">
      <style:text-properties officeooo:rsid="008b152e"/>
    </style:style>
    <style:style style:name="T92" style:family="text">
      <style:text-properties officeooo:rsid="008df8ab"/>
    </style:style>
    <style:style style:name="T93" style:family="text">
      <style:text-properties officeooo:rsid="008f3944"/>
    </style:style>
    <style:style style:name="T94" style:family="text">
      <style:text-properties officeooo:rsid="009091bc"/>
    </style:style>
    <style:style style:name="T95" style:family="text">
      <style:text-properties officeooo:rsid="00913efa"/>
    </style:style>
    <style:style style:name="T96" style:family="text">
      <style:text-properties officeooo:rsid="0094a310"/>
    </style:style>
    <style:style style:name="T97" style:family="text">
      <style:text-properties officeooo:rsid="0096225a"/>
    </style:style>
    <style:style style:name="T98" style:family="text">
      <style:text-properties officeooo:rsid="00991475"/>
    </style:style>
    <style:style style:name="T99" style:family="text">
      <style:text-properties officeooo:rsid="009c5247"/>
    </style:style>
    <style:style style:name="T100" style:family="text">
      <style:text-properties officeooo:rsid="00a01681"/>
    </style:style>
    <style:style style:name="T101" style:family="text">
      <style:text-properties officeooo:rsid="00a0d503"/>
    </style:style>
    <style:style style:name="T102" style:family="text">
      <style:text-properties officeooo:rsid="00a165de"/>
    </style:style>
    <style:style style:name="T103" style:family="text">
      <style:text-properties officeooo:rsid="00a30486"/>
    </style:style>
    <style:style style:name="T104" style:family="text">
      <style:text-properties officeooo:rsid="00a308b2"/>
    </style:style>
    <style:style style:name="T105" style:family="text">
      <style:text-properties officeooo:rsid="00a4ce8d"/>
    </style:style>
    <style:style style:name="T106" style:family="text">
      <style:text-properties officeooo:rsid="00a6a05f"/>
    </style:style>
    <style:style style:name="T107" style:family="text">
      <style:text-properties officeooo:rsid="00a72a6c"/>
    </style:style>
    <style:style style:name="T108" style:family="text">
      <style:text-properties officeooo:rsid="00a7d9f0"/>
    </style:style>
    <style:style style:name="T109" style:family="text">
      <style:text-properties officeooo:rsid="00a87931"/>
    </style:style>
    <style:style style:name="T110" style:family="text">
      <style:text-properties officeooo:rsid="00a92a48"/>
    </style:style>
    <style:style style:name="T111" style:family="text">
      <style:text-properties officeooo:rsid="00aa6311"/>
    </style:style>
    <style:style style:name="T112" style:family="text">
      <style:text-properties officeooo:rsid="00b033c8"/>
    </style:style>
    <style:style style:name="T113" style:family="text">
      <style:text-properties officeooo:rsid="00b2de27"/>
    </style:style>
    <style:style style:name="T114" style:family="text">
      <style:text-properties officeooo:rsid="00b7145f"/>
    </style:style>
    <style:style style:name="T115" style:family="text">
      <style:text-properties officeooo:rsid="00ba5da7"/>
    </style:style>
    <style:style style:name="T116" style:family="text">
      <style:text-properties officeooo:rsid="00bad376"/>
    </style:style>
    <style:style style:name="T117" style:family="text">
      <style:text-properties officeooo:rsid="00be1095"/>
    </style:style>
    <style:style style:name="T118" style:family="text">
      <style:text-properties officeooo:rsid="00bea149"/>
    </style:style>
    <style:style style:name="T119" style:family="text">
      <style:text-properties officeooo:rsid="00c06dd6"/>
    </style:style>
    <style:style style:name="T120" style:family="text">
      <style:text-properties officeooo:rsid="00c26996"/>
    </style:style>
    <style:style style:name="T121" style:family="text">
      <style:text-properties officeooo:rsid="00c2f08d"/>
    </style:style>
    <style:style style:name="T122" style:family="text">
      <style:text-properties officeooo:rsid="00c4dfc0"/>
    </style:style>
    <style:style style:name="T123" style:family="text">
      <style:text-properties officeooo:rsid="00c82031"/>
    </style:style>
    <style:style style:name="T124" style:family="text">
      <style:text-properties officeooo:rsid="00c98e91"/>
    </style:style>
    <style:style style:name="T125" style:family="text">
      <style:text-properties officeooo:rsid="00ca5da2"/>
    </style:style>
    <style:style style:name="T126" style:family="text">
      <style:text-properties officeooo:rsid="00cbadc9"/>
    </style:style>
    <style:style style:name="T127" style:family="text">
      <style:text-properties officeooo:rsid="00cf432a"/>
    </style:style>
    <style:style style:name="T128" style:family="text">
      <style:text-properties officeooo:rsid="00cf738c"/>
    </style:style>
    <style:style style:name="T129" style:family="text">
      <style:text-properties officeooo:rsid="00d13d93"/>
    </style:style>
    <style:style style:name="T130" style:family="text">
      <style:text-properties officeooo:rsid="00d2fda3"/>
    </style:style>
    <style:style style:name="T131" style:family="text">
      <style:text-properties officeooo:rsid="00d338e1"/>
    </style:style>
    <style:style style:name="T132" style:family="text">
      <style:text-properties officeooo:rsid="00d3c489"/>
    </style:style>
    <style:style style:name="T133" style:family="text">
      <style:text-properties fo:font-style="normal" fo:font-weight="normal" officeooo:rsid="00dd750e" style:font-style-asian="normal" style:font-weight-asian="normal" style:font-style-complex="normal" style:font-weight-complex="normal"/>
    </style:style>
    <style:style style:name="T134" style:family="text">
      <style:text-properties fo:font-style="normal" fo:font-weight="normal" officeooo:rsid="00e004c9" style:font-style-asian="normal" style:font-weight-asian="normal" style:font-style-complex="normal" style:font-weight-complex="normal"/>
    </style:style>
    <style:style style:name="T135" style:family="text">
      <style:text-properties fo:font-style="normal" fo:font-weight="normal" officeooo:rsid="00e1ea52" style:font-style-asian="normal" style:font-weight-asian="normal" style:font-style-complex="normal" style:font-weight-complex="normal"/>
    </style:style>
    <style:style style:name="T136" style:family="text">
      <style:text-properties fo:font-style="normal" fo:font-weight="normal" officeooo:rsid="00e21039" style:font-style-asian="normal" style:font-weight-asian="normal" style:font-style-complex="normal" style:font-weight-complex="normal"/>
    </style:style>
    <style:style style:name="T137" style:family="text">
      <style:text-properties fo:font-style="normal" fo:font-weight="normal" officeooo:rsid="00749f8e" style:font-style-asian="normal" style:font-weight-asian="normal" style:font-style-complex="normal" style:font-weight-complex="normal"/>
    </style:style>
    <style:style style:name="T138" style:family="text">
      <style:text-properties fo:font-style="normal" fo:font-weight="normal" officeooo:rsid="00f451ae" style:font-style-asian="normal" style:font-weight-asian="normal" style:font-style-complex="normal" style:font-weight-complex="normal"/>
    </style:style>
    <style:style style:name="T139" style:family="text">
      <style:text-properties officeooo:rsid="00d5fc78"/>
    </style:style>
    <style:style style:name="T140" style:family="text">
      <style:text-properties officeooo:rsid="00d6477e"/>
    </style:style>
    <style:style style:name="T141" style:family="text">
      <style:text-properties officeooo:rsid="00d78150"/>
    </style:style>
    <style:style style:name="T142" style:family="text">
      <style:text-properties officeooo:rsid="00d81ca5"/>
    </style:style>
    <style:style style:name="T143" style:family="text">
      <style:text-properties officeooo:rsid="00d9a2a9"/>
    </style:style>
    <style:style style:name="T144" style:family="text">
      <style:text-properties officeooo:rsid="00da9ea4"/>
    </style:style>
    <style:style style:name="T145" style:family="text">
      <style:text-properties officeooo:rsid="00dc0de6"/>
    </style:style>
    <style:style style:name="T146" style:family="text">
      <style:text-properties officeooo:rsid="00dd9300"/>
    </style:style>
    <style:style style:name="T147" style:family="text">
      <style:text-properties officeooo:rsid="00df07d6"/>
    </style:style>
    <style:style style:name="T148" style:family="text">
      <style:text-properties officeooo:rsid="00df1c30"/>
    </style:style>
    <style:style style:name="T149" style:family="text">
      <style:text-properties officeooo:rsid="00dfd43b"/>
    </style:style>
    <style:style style:name="T150" style:family="text">
      <style:text-properties officeooo:rsid="00e004c9"/>
    </style:style>
    <style:style style:name="T151" style:family="text">
      <style:text-properties officeooo:rsid="00e21039"/>
    </style:style>
    <style:style style:name="T152" style:family="text">
      <style:text-properties officeooo:rsid="00e24dfc"/>
    </style:style>
    <style:style style:name="T153" style:family="text">
      <style:text-properties officeooo:rsid="00e39fd2"/>
    </style:style>
    <style:style style:name="T154" style:family="text">
      <style:text-properties officeooo:rsid="00e43a88"/>
    </style:style>
    <style:style style:name="T155" style:family="text">
      <style:text-properties officeooo:rsid="00e4d11d"/>
    </style:style>
    <style:style style:name="T156" style:family="text">
      <style:text-properties officeooo:rsid="00e66d22"/>
    </style:style>
    <style:style style:name="T157" style:family="text">
      <style:text-properties officeooo:rsid="00e6f3b3"/>
    </style:style>
    <style:style style:name="T158" style:family="text">
      <style:text-properties officeooo:rsid="00e871f6"/>
    </style:style>
    <style:style style:name="T159" style:family="text">
      <style:text-properties officeooo:rsid="00e90d8f"/>
    </style:style>
    <style:style style:name="T160" style:family="text">
      <style:text-properties officeooo:rsid="00ea829a"/>
    </style:style>
    <style:style style:name="T161" style:family="text">
      <style:text-properties officeooo:rsid="00ec49c8"/>
    </style:style>
    <style:style style:name="T162" style:family="text">
      <style:text-properties officeooo:rsid="00edfe36"/>
    </style:style>
    <style:style style:name="T163" style:family="text">
      <style:text-properties officeooo:rsid="00ef7e92"/>
    </style:style>
    <style:style style:name="T164" style:family="text">
      <style:text-properties officeooo:rsid="00f14572"/>
    </style:style>
    <style:style style:name="T165" style:family="text">
      <style:text-properties officeooo:rsid="00f65cce"/>
    </style:style>
    <style:style style:name="T166" style:family="text">
      <style:text-properties officeooo:rsid="00fb3b14"/>
    </style:style>
    <style:style style:name="T167" style:family="text">
      <style:text-properties officeooo:rsid="00fb78aa"/>
    </style:style>
    <style:style style:name="T168" style:family="text">
      <style:text-properties officeooo:rsid="00fca5a9"/>
    </style:style>
    <style:style style:name="T169" style:family="text">
      <style:text-properties officeooo:rsid="00fe23a4"/>
    </style:style>
    <style:style style:name="T170" style:family="text">
      <style:text-properties officeooo:rsid="00feb155"/>
    </style:style>
    <style:style style:name="T171" style:family="text">
      <style:text-properties officeooo:rsid="00fedfbe"/>
    </style:style>
    <style:style style:name="T172" style:family="text">
      <style:text-properties officeooo:rsid="00ffdae2"/>
    </style:style>
    <style:style style:name="T173" style:family="text">
      <style:text-properties officeooo:rsid="01002862"/>
    </style:style>
    <style:style style:name="T174" style:family="text">
      <style:text-properties officeooo:rsid="01020499"/>
    </style:style>
    <style:style style:name="T175" style:family="text">
      <style:text-properties officeooo:rsid="01035e15"/>
    </style:style>
    <style:style style:name="T176" style:family="text">
      <style:text-properties officeooo:rsid="0105245a"/>
    </style:style>
    <style:style style:name="T177" style:family="text">
      <style:text-properties fo:font-size="14pt" fo:font-weight="bold" style:font-size-asian="14pt" style:font-weight-asian="bold" style:font-size-complex="14pt" style:font-weight-complex="bold"/>
    </style:style>
    <style:style style:name="T178" style:family="text">
      <style:text-properties officeooo:rsid="0107eeac"/>
    </style:style>
    <style:style style:name="T179" style:family="text">
      <style:text-properties fo:font-variant="normal" fo:text-transform="none" fo:color="#212121" fo:letter-spacing="normal"/>
    </style:style>
    <style:style style:name="T180" style:family="text">
      <style:text-properties fo:font-variant="normal" fo:text-transform="none" fo:color="#212121" fo:letter-spacing="normal" officeooo:rsid="011ed1dc"/>
    </style:style>
    <style:style style:name="T181" style:family="text">
      <style:text-properties fo:font-variant="normal" fo:text-transform="none" fo:color="#212121" fo:font-size="12pt" fo:letter-spacing="normal" fo:font-style="normal" fo:font-weight="normal"/>
    </style:style>
    <style:style style:name="T182" style:family="text">
      <style:text-properties officeooo:rsid="01097329" style:font-size-asian="12pt" style:font-weight-asian="normal" style:font-size-complex="12pt" style:font-weight-complex="normal"/>
    </style:style>
    <style:style style:name="T183" style:family="text">
      <style:text-properties officeooo:rsid="0109a002" style:font-size-asian="12pt" style:font-weight-asian="normal" style:font-size-complex="12pt" style:font-weight-complex="normal"/>
    </style:style>
    <style:style style:name="T184" style:family="text">
      <style:text-properties officeooo:rsid="0109a002"/>
    </style:style>
    <style:style style:name="T185" style:family="text">
      <style:text-properties officeooo:rsid="010b631f"/>
    </style:style>
    <style:style style:name="T186" style:family="text">
      <style:text-properties officeooo:rsid="010c7676"/>
    </style:style>
    <style:style style:name="T187" style:family="text">
      <style:text-properties officeooo:rsid="010ece71"/>
    </style:style>
    <style:style style:name="T188" style:family="text">
      <style:text-properties officeooo:rsid="010ff3ec"/>
    </style:style>
    <style:style style:name="T189" style:family="text">
      <style:text-properties officeooo:rsid="0111d3a6"/>
    </style:style>
    <style:style style:name="T190" style:family="text">
      <style:text-properties officeooo:rsid="011208e6"/>
    </style:style>
    <style:style style:name="T191" style:family="text">
      <style:text-properties officeooo:rsid="0113a765"/>
    </style:style>
    <style:style style:name="T192" style:family="text">
      <style:text-properties officeooo:rsid="0114d464"/>
    </style:style>
    <style:style style:name="T193" style:family="text">
      <style:text-properties officeooo:rsid="0115a8e6"/>
    </style:style>
    <style:style style:name="T194" style:family="text">
      <style:text-properties fo:font-weight="normal" officeooo:rsid="00749f8e" style:font-weight-asian="normal" style:font-weight-complex="normal"/>
    </style:style>
    <style:style style:name="T195" style:family="text">
      <style:text-properties fo:font-weight="normal" officeooo:rsid="00f451ae" style:font-weight-asian="normal" style:font-weight-complex="normal"/>
    </style:style>
    <style:style style:name="T196" style:family="text">
      <style:text-properties officeooo:rsid="0116ec71"/>
    </style:style>
    <style:style style:name="T197" style:family="text">
      <style:text-properties officeooo:rsid="01181c0b"/>
    </style:style>
    <style:style style:name="T198" style:family="text">
      <style:text-properties fo:font-size="12pt" style:font-size-asian="12pt" style:font-size-complex="12pt"/>
    </style:style>
    <style:style style:name="T199" style:family="text">
      <style:text-properties fo:font-size="12pt" fo:font-style="normal" officeooo:rsid="00fb3b14" style:font-size-asian="12pt" style:font-style-asian="normal" style:font-size-complex="12pt" style:font-style-complex="normal"/>
    </style:style>
    <style:style style:name="T200" style:family="text">
      <style:text-properties fo:font-size="12pt" fo:font-style="normal" officeooo:rsid="01181c0b" style:font-size-asian="12pt" style:font-style-asian="normal" style:font-size-complex="12pt" style:font-style-complex="normal"/>
    </style:style>
    <style:style style:name="T201" style:family="text">
      <style:text-properties officeooo:rsid="011971c6"/>
    </style:style>
    <style:style style:name="T202" style:family="text">
      <style:text-properties officeooo:rsid="011b71be"/>
    </style:style>
    <style:style style:name="T203" style:family="text">
      <style:text-properties officeooo:rsid="011c81ec"/>
    </style:style>
    <style:style style:name="T204" style:family="text">
      <style:text-properties officeooo:rsid="011d804a"/>
    </style:style>
    <style:style style:name="T205" style:family="text">
      <style:text-properties officeooo:rsid="011ee170"/>
    </style:style>
    <style:style style:name="T206" style:family="text">
      <style:text-properties officeooo:rsid="012124e5"/>
    </style:style>
    <style:style style:name="T207" style:family="text">
      <style:text-properties officeooo:rsid="0121a6a4"/>
    </style:style>
    <style:style style:name="T208" style:family="text">
      <style:text-properties officeooo:rsid="01227d61"/>
    </style:style>
    <style:style style:name="T209" style:family="text">
      <style:text-properties officeooo:rsid="01231f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8">Das Internet des Geldes</text:p>
      <text:p text:style-name="P229"><text:s text:c="41"/></text:p>
      <text:p text:style-name="P243">Lob für "Das Internet des Geldes"</text:p>
      <text:p text:style-name="P230"><text:line-break/><text:span text:style-name="T179">Ich habe mich immer gefragt, was passiert wäre, wenn wir Bezahlung mit einem Klick von Anfang an in den Browser eingebaut hätten. Mit Bitcoin bekommen wir endlich dieses Internet des Geldes. Aber dieses Buch ist nicht nur eine Ode an Bitcoin - es ist eine Ode an </text:span><text:span text:style-name="T180">Open-Protocolls</text:span><text:span text:style-name="T179">, was passiert, wenn du Menschen online verbindest, und die Macht der Innovation im Internet. </text:span></text:p>
      <text:p text:style-name="P234"/>
      <text:p text:style-name="P235">- Marc Andreessen, Mitgründer Netscape und Andreessen Horowitz</text:p>
      <text:p text:style-name="P235"/>
      <text:p text:style-name="P245"><text:bookmark text:name="tw-target-text"/><text:span text:style-name="T182">Mit Mastering Bitcoin schrieb Andreas M. Antonopoulos eine</text:span><text:span text:style-name="T183">s</text:span><text:span text:style-name="T182"> der Besten </text:span>technische<text:span text:style-name="T184">n</text:span> Bücher über*** digitale Währung. Mit dem Internet des Geldes ist er Das gelang ihm, indem er seine Vorträge zu einem der besten Bücher über Bitcoin zusammenstellte für ein breites Publikum. Sehr empfehlenswert!</text:p>
      <text:p text:style-name="P248"/>
      <text:p text:style-name="P248">- Balaji Srinavasan, CEO 21.co</text:p>
      <text:p text:style-name="P235"/>
      <text:p text:style-name="P246"><text:bookmark text:name="tw-target-text1"/><text:span text:style-name="T182">In den letzten drei Jahren </text:span><text:span text:style-name="T183">ist </text:span><text:span text:style-name="T182">das Bewusstsein für d</text:span><text:span text:style-name="T183">as </text:span><text:span text:style-name="T182">umfassende, transformative </text:span>Potenzial von Bitcoin und seiner zugrunde liegenden Blockchain-Technologie exponentiell gewachsen. Das forderte <text:span text:style-name="T184">von </text:span>Menschen nicht nur zu begreifen <text:span text:style-name="T184">wie </text:span>diese unorthodoxe Technologie funktioniert, <text:span text:style-name="T184">sondern</text:span> auch ihr tiefes Versprechen für die Gesellschaft. Niemand hat mehr getan als Andreas Antonopoulos, um sie über diese Hürde zu bringen. L<text:span text:style-name="T184">ies ihn.</text:span> Es wird dich weiser machen.</text:p>
      <text:p text:style-name="P249"/>
      <text:p text:style-name="P248">- Michael J. Casey, Mitautor The Age of Cryptocurrency: Wie Bitcoin und</text:p>
      <text:p text:style-name="P248">Digitales Geld fordert die globale Wirtschaftsordnung heraus</text:p>
      <text:p text:style-name="P236"/>
      <text:p text:style-name="P244">Einleitung</text:p>
      <text:p text:style-name="P231"/>
      <text:p text:style-name="P233">Von Don Tapscott</text:p>
      <text:p text:style-name="P233"/>
      <text:p text:style-name="P233"><text:line-break/><text:span text:style-name="T181">Anfang 2014 begannen mein Sohn Alex und ich mit der Recherche für unser Buch Blockchain Revolution. Ich hatte an der 20. Jubiläumsausgabe von The gearbeitet Digital Economy und über die letzten zwei Jahrzehnte nachdenken und was als nächstes kommt, ich war fasziniert von Bitcoin und Kryptowährungen. Inzwischen, Alex war eine Führungskraft bei der Investmentbank Canaccord Genuity. Er bemerkte die wachsende Begeisterung der frühen Bitcoin - und Blockchain - Unternehmen in 2013 und begann, die Bemühungen seiner Firma im Raum zu führen. Während eines Vater-Sohnes Skireise zum Berg Tremblant Anfang 2014 haben wir uns beim Abendessen über Brainstorming unterhalten Englisch: www.db-artmag.de/2005/1/e/1/302.php Bei der Zusammenarbeit zu diesem Thema und um eine lange Geschichte kurz zu machen, entschied man sich für ein Buch. Wir waren uns der Schriften von Andreas M. Antonopoulos und unserer Arbeit bewusst zog uns schnell in die umfangreiche Sammlung seiner Reden auf YouTube. ich erinnere dich daran, sie stundenlang zu beobachten und erneut zu beobachten Notizen überall. Alex und ich waren beeindruckt von seiner Tiefe Wissen, seine Geläufigkeit erklären komplexe Konzepte und seine Klarheit Denken. Hier war jemand, der die schwierigsten Themen vorstellt einfache Ausdrücke mit starken Analogien und mit Leidenschaft und Einsicht in jedem sich unterhalten. Ich erinnere mich daran zu denken, "wie kann dieser Kerl so viel über etwas wissen so neu? " In einem Video im Jahr 2013 wurde er gefilmt, wie er mit anderen an einem Tisch sprach - aber YouTube enthüllte, dass Zehntausende von Menschen das Video gesehen hatten Diskussion. In einem anderen zeigte er die größte Bereitwilligkeit angesichts der Widrigkeiten unvergesslich in einem brillanten Vortrag über "Bitcoin Neutralität" zu einer großen Konvention Halle mit nur zwei Personen darin sitzen. Wenn die Kamera herangezoomt ist, könnte es sein Ich denke, dass er aufgrund seiner Energie und Ausdruckskraft mit einem ganzen Theater sprach. Es war gut, er beharrte. Zum Glück waren diese und andere Gespräche per Video erfasst und wir können alle heute profitieren. Mit der Veröffentlichung von The Internet of Money, sind streng bearbeitete Versionen dieser Vorträge sicher zu sein dankbar von vielen erhalten, einschließlich mir. Die Vorträge sind jeweils einzigartig (nein Präsentationen in Dosen hier), unausgesprochen und überzeugend. Es gibt wenige Leute Wer hat die Fähigkeit, bei jedem schwierigen Thema zu sprechen, lassen Sie allein auf diesem.</text:span> </text:p>
      <text:p text:style-name="P232"/>
      <text:p text:style-name="P247"><text:bookmark text:name="tw-target-text2"/>Die Anfänge der meisten technologischen Revolutionen werden von der</text:p>
      <text:p text:style-name="P250">Bauherren, und es gibt typischerweise einen Mangel an tiefer Konzeptualisierung und Klarheit</text:p>
      <text:p text:style-name="P250">Erläuterung. Es dauerte Jahrzehnte nach der Gründung des Arpanet - der</text:p>
      <text:p text:style-name="P250">frühe Inkarnation des Internets - für große Denker, um die Implikationen zu erforschen</text:p>
      <text:p text:style-name="P250">von dem, was die erste Generation der digitalen Revolution für unser Leben bedeuten könnte.</text:p>
      <text:p text:style-name="P250">So war es mit der zweiten Ära des Internets - die Technologie hinter Digital</text:p>
      <text:p text:style-name="P250">Währungen. Die ersten Jahre von Bitcoin wurden von Entwicklern und dann dominiert</text:p>
      <text:p text:style-name="P250">Spekulanten - beide Praktiker in gewissem Sinne. Frühe Befürworter vorgestellt</text:p>
      <text:p text:style-name="P250">Theorien darüber, wie diese neue Technologie uns von den Fesseln der</text:p>
      <text:p text:style-name="P250">Regierung, aber die Welt brauchte mehr als ideologische Botschaften zu</text:p>
      <text:p text:style-name="P250">verstehe die Bedeutung einer breiteren Bedeutung von Kryptowährungen. Wir ... auch</text:p>
      <text:p text:style-name="P250">Ich brauchte jemanden, der mir erklärte, wie das ganze Zeug funktioniert hat.</text:p>
      <text:p text:style-name="P250">Einfach gesagt, Andreas trat ein. Tatsächlich wette ich, dass die Geschichte sich daran erinnern wird</text:p>
      <text:p text:style-name="P250">es gab niemanden, der eine wichtigere Rolle in den frühen Tagen von spielte</text:p>
      <text:p text:style-name="P250">Erklären Bitcoin, was es ist und was es bedeutet. Unnötig zu sagen, wann es</text:p>
      <text:p text:style-name="P250">kam zu Tiefeninterviews mit Vordenkern für unser eigenes Buch, wir</text:p>
      <text:p text:style-name="P250">hat ziemlich viel mit Andreas angefangen.</text:p>
      <text:p text:style-name="P250"><text:soft-page-break/>Wenn ich diese Sammlung von Aufsätzen lese, ist es erstaunlich, über diesen Andreas nachzudenken</text:p>
      <text:p text:style-name="P250">war poetisch und tiefgründig geworden, Jahre zuvor hatte noch kaum jemand davon gehört</text:p>
      <text:p text:style-name="P250">von Bitcoin. Aber lies das nicht für die historische Aufzeichnung eines verstohlenen Geistes.</text:p>
      <text:p text:style-name="P250">Lies es vielmehr für seine reichhaltigen Einsichten, die ebenso relevant sind, wenn nicht mehr</text:p>
      <text:p text:style-name="P250">relevant, heute.</text:p>
      <text:p text:style-name="P250">Andreas hatte schon früh etwas Großes vor. Alex und ich stimme dem zu, eine neue Art von</text:p>
      <text:p text:style-name="P250">Internet ist in der Herstellung. In den letzten Jahrzehnten hatten wir das Internet von</text:p>
      <text:p text:style-name="P250">Information, aber heute erleben wir die Geburt des Internet of Value oder</text:p>
      <text:p text:style-name="P250">wie Andreas es das Internet des Geldes nennt. Jeder, lieber Leser, muss es tun</text:p>
      <text:p text:style-name="P250">Verstehen Sie diese Revolution, denn ihre Wirkung wird sicherlich genauso groß oder größer sein</text:p>
      <text:p text:style-name="P250">die erste Ära.</text:p>
      <text:p text:style-name="P250">Nebenbei bemerkt, als Kanadier bin ich ein direkter Nutznießer von</text:p>
      <text:p text:style-name="P250">Andreas verstohlener Verstand. Im März 2014 genehmigte der kanadische Senat die</text:p>
      <text:p text:style-name="P250">Ständiger Ausschuss des Senats für Banken, Handel und Handel zu studieren</text:p>
      <text:p text:style-name="P250">digitale Währungen, mit besonderem Augenmerk auf ihre potenziellen Risiken, Bedrohungen und</text:p>
      <text:p text:style-name="P250">Vorteile. Das Interesse des Senats an dem Thema war etwas negativ</text:p>
      <text:p text:style-name="P250">motiviert durch Medienberichte über Bitcoin, mit dem Geld und Geld gewaschen werden</text:p>
      <text:p text:style-name="P250">Verbrechen begehen. Andreas hat vor dem Ausschuss ausgesagt und seine Sitzung ist jetzt</text:p>
      <text:p text:style-name="P250">etwas legendär in Blockchain Lore. Wie ein Senator mir sagte: "Er hat uns umgehauen</text:p>
      <text:p text:style-name="P231"/>
      <text:p text:style-name="P182">Vorwort</text:p>
      <text:p text:style-name="P179"/>
      <text:p text:style-name="P151">Von Andreas M. Antonopoulos</text:p>
      <text:p text:style-name="P151"/>
      <text:p text:style-name="P179">Als ich meine Reise in Bitcoin begann, hätte ich nie gedacht, dass es dazu führen würde. Dieses Buch ist wie ein gekürztes Tagebuch meiner Entdeckung von Bitcoin, geliefert</text:p>
      <text:p text:style-name="P179">durch eine Reihe von Gesprächen, beginnend im Jahr 2013 bis Anfang 2016.</text:p>
      <text:p text:style-name="P179">In den letzten drei Jahren habe ich mehr als 150 Vorträge vor Publikum gehalten</text:p>
      <text:p text:style-name="P179">auf der ganzen Welt, aufgezeichnet mehr als 200 Podcast-Episoden, mehrere beantwortet</text:p>
      <text:p text:style-name="P179">Hundert Fragen, teilgenommen in mehr als 150 Interviews für Radio, Print</text:p>
      <text:p text:style-name="P179">und Fernsehen, erschien in acht Dokumentarfilmen und schrieb ein technisches Buch namens</text:p>
      <text:p text:style-name="P179">Bitcoin beherrschen. Fast alle diese Arbeiten stehen kostenlos unter freiem Himmel zur Verfügung</text:p>
      <text:p text:style-name="P179">Quelllizenzen, online. Die Gespräche in diesem Buch sind nur ein kleiner</text:p>
      <text:p text:style-name="P179">Auswahl meiner Arbeit, ausgewählt von der Redaktion, um einen Einblick in</text:p>
      <text:p text:style-name="P179">Bitcoin, seine Verwendung und seine Auswirkungen auf die Zukunft.</text:p>
      <text:p text:style-name="P179">Jedes dieser Vorträge wurde einem Live-Publikum ohne Folien oder ähnliches zugestellt</text:p>
      <text:p text:style-name="P179">Sehhilfen, und wurde meist improvisiert. Während ich vorher ein Thema habe</text:p>
      <text:p text:style-name="P179">Jedes Gespräch, viele meiner Inspiration kommt von der Energie und Interaktion mit</text:p>
      <text:p text:style-name="P179">jedes Publikum. Von Talk zu Talk entwickeln sich die Themen, während ich neue Ideen ausprobiere, siehe</text:p>
      <text:p text:style-name="P179">die Reaktion und entwickeln sie weiter. Irgendwann, einige Ideen, die als ein beginnen</text:p>
      <text:p text:style-name="P179">einzelne Sätze entwickeln sich über mehrere Vorträge zu einem ganzen Thema.</text:p>
      <text:p text:style-name="P179">Dieser Prozess der Entdeckung ist natürlich nicht perfekt. Meine Gespräche sind übersät mit</text:p>
      <text:p text:style-name="P179">kleinere sachliche Fehler. Ich rezitiere Termine, Ereignisse, Zahlen und technische Details</text:p>
      <text:p text:style-name="P179">aus der Erinnerung und oft falsch verstehen. In diesem Buch, meine spontanen Fehler,</text:p>
      <text:p text:style-name="P179">Malapropismen und verbale Ticks wurden von den Herausgebern bereinigt. Was</text:p>
      <text:p text:style-name="P179">Überreste sind das Wesen jeder Präsentation - wie ich es mir gewünscht hätte</text:p>
      <text:p text:style-name="P179">geliefert, anstatt ein Abschrift der tatsächlichen Lieferung. Aber damit</text:p>
      <text:p text:style-name="P179">Aufräumen gibt es auch einen Preis zu zahlen. Was fehlt, ist die Reaktion und</text:p>
      <text:p text:style-name="P179"><text:soft-page-break/>Energie des Publikums, der Ton meiner Sätze, das spontane Gekicher</text:p>
      <text:p text:style-name="P179">von mir und den Leuten im Raum. Für all das musst du aufpassen</text:p>
      <text:p text:style-name="P179">Videos, die in Anhang A, Video Links des Buches verlinkt sind.</text:p>
      <text:p text:style-name="P179">Dieses Buch und meine Arbeit in den letzten drei Jahren ist mehr als Bitcoin.</text:p>
      <text:p text:style-name="P179">Sie spiegeln meine Weltanschauung, meine politischen Ideen und meine Hoffnungen wider, ebenso wie meine</text:p>
      <text:p text:style-name="P179">technische Faszination und meine unerschrockene Geekiness. Sie fassen meine zusammen</text:p>
      <text:p text:style-name="P179">Begeisterung für diese Technologie und die erstaunliche Zukunft, die ich mir vorstelle.</text:p>
      <text:p text:style-name="P179">Diese Vision beginnt mit Bitcoin, einem schrulligen Cypherpunk-Experiment, das</text:p>
      <text:p text:style-name="P179"/>
      <text:p text:style-name="P237"><text:span text:style-name="T177">Kapitel 1 Was ist Bitcoin?</text:span>*********</text:p>
      <text:p text:style-name="P179"/>
      <text:p text:style-name="P180"><text:span text:style-name="T174">Disrupt</text:span>, Start-up, Scale-up; Athen, Griechenland; November 2013 </text:p>
      <text:p text:style-name="P180"/>
      <text:p text:style-name="P180">Video-Link: https://www.youtube.com/watch?v=LA9A1RyXv9s</text:p>
      <text:p text:style-name="P179"/>
      <text:p text:style-name="P179">Leser Hinweis: <text:span text:style-name="T7">Dieser Vortrag wurde Ende 2013 ge</text:span><text:span text:style-name="T14">halten</text:span><text:span text:style-name="T7">. Bitcoin-Transaktionen sind </text:span><text:span text:style-name="T13">nicht </text:span><text:span text:style-name="T7">länger </text:span><text:span text:style-name="T13">kostenfrei</text:span><text:span text:style-name="T7">, aber Gebühren sind minimal. Derzeit </text:span><text:span text:style-name="T13">liegen</text:span><text:span text:style-name="T7"> Transaktionsgebühren ungefähr </text:span><text:span text:style-name="T13">bei </text:span><text:span text:style-name="T7">10 Cent pro Transaktion, unabhängig vom Geldwert </text:span><text:span text:style-name="T13">der </text:span><text:span text:style-name="T7">Transaktion.</text:span></text:p>
      <text:p text:style-name="P179"/>
      <text:p text:style-name="P180">Guten Tag, Athen! Danke <text:span text:style-name="T178">für die Einladung</text:span>. <text:span text:style-name="T174">Ihr wollt</text:span> <text:span text:style-name="T174">Disruption</text:span>? Ich habe <text:span text:style-name="T174">Disruption</text:span>. Ich habe eine regelrechte Revolution. Heute werden wir über die spannendste, interessanteste und wahrscheinlich wichtigste technologische Erfindung in der Informatik der letzten 20 Jahre reden. Ich bin <text:span text:style-name="T178">hier um über Bitcoin zu sprechen.</text:span></text:p>
      <text:p text:style-name="P179"/>
      <text:p text:style-name="P179">Bitcoin ist digitales Geld, aber es ist so viel mehr als das. <text:span text:style-name="T178">Z</text:span>u sagen <text:span text:style-name="T178">Bitcoin</text:span> ist digitales Geld ist wie <text:span text:style-name="T178">zu sagen </text:span>das Internet ist ein schickes Telefon. Es ist wie zu sagen, dass <text:span text:style-name="T203">es beim</text:span> Internet <text:span text:style-name="T203">nur um</text:span> E-Mail <text:span text:style-name="T203">geht</text:span>. Geld ist nur die erste A<text:span text:style-name="T186">pplication</text:span>. Bitcoin ist eine Technologie, es ist eine Währung, und es ist ein internationales Netzwerk <text:span text:style-name="T178">für</text:span> Zahlungen und Austausch der vollständig dezentralisiert ist. Es verlässt sich nicht auf Banken. Es ist nicht auf Regierungen angewiesen.</text:p>
      <text:p text:style-name="P179"/>
      <text:p text:style-name="P151">"Zu sagen Bitcoin ist digitales Geld ist wie zu sagen das Internet ist ein schickes Telefon."</text:p>
      <text:p text:style-name="P179"/>
      <text:p text:style-name="P179">Das haben wir noch nie in der Geschichte der Menschheit getan. Diese Erfindung ist wirklich revolutionär. Wenn wir zurückblicken, werden wir sehen, dass dies ein historisches Ereignis ist</text:p>
      <text:p text:style-name="P179">Moment in der Entwicklung der Informatik, aber es ist auch eine soziale und</text:p>
      <text:p text:style-name="P179">politische Revolution im Entstehen. Also lasst uns anfangen.</text:p>
      <text:p text:style-name="P1"/>
      <text:p text:style-name="P183">1.1 Bitcoin, die Erfindung</text:p>
      <text:p text:style-name="P1"/>
      <text:p text:style-name="P1">Bitcoin ist <text:span text:style-name="T4">ein</text:span> <text:span text:style-name="T1">digitales Bezahlungsmittel</text:span>. Es ist genauso <text:span text:style-name="T4">ein Bezahlungsmittel </text:span>wie der Euro oder <text:span text:style-name="T1">der </text:span>Dollar, nur wird <text:span text:style-name="T1">es</text:span> nicht von einer Regierung kontrolliert. Du kannst es von einem beliebigen Ort auf der Erde zu jede<text:span text:style-name="T5">m anderen beliebigen Ort auf der Erde verschicken, </text:span>sofort, sicher und <text:span text:style-name="T1">zu</text:span> minimale<text:span text:style-name="T1">n</text:span> oder überhaupt keine<text:span text:style-name="T1">n </text:span>Transaktionsgebühr<text:span text:style-name="T1">en</text:span>. Vor zwei Tagen sahen wir eine der größten Transaktionen die jemals im Bitcoin Netzwerk aufgenommen wurde, <text:span text:style-name="T29">in der</text:span> jemand $150 Millionen zwischen zwei Bitcoin Konten transferiert hat, innerhalb einer Sekunde, <text:s/><text:span text:style-name="T1">keine </text:span>Transaktionsgebühr<text:span text:style-name="T1">en</text:span>. <text:span text:style-name="T1">Allein das erlaubt uns zu begreifen wie disruptiv diese Technologie sein wird im Hinblick auf internationale Bezahlsysteme. Aber das ist erst der Anfang.</text:span></text:p>
      <text:p text:style-name="P1"/>
      <text:p text:style-name="P3">Bitcoin ist ein <text:span text:style-name="T4">digitales Bezahlungsmittel</text:span> <text:span text:style-name="T5">welches</text:span> 2008 <text:span text:style-name="T5">in Existenz trat</text:span> als Erfindung einer Person namens Satoshi Nakamoto. Er veröffentlichte ein Schreiben <text:span text:style-name="T2">in dem er behauptete er hätte einen Weg gefunden ein dezentrales Netzwerk zu kreieren welches Konsens, Übereinstimmung, ohne zentral kontrollierender Authorität erreicht. Nun, wenn du Informatik oder dezentrale Systeme studiert hast kennst du dieses</text:span></text:p>
      <text:p text:style-name="P22">Problem unter dem Begriff byzantinischer Fehler. Zum ersten Mal beschrieben wurde er 1982. Bis 2008 war es ein ungelöstes Problem. Dann sagte Satoshi Nakamoto: "Ich habe es gelöst." Weißt du was als nächstes passierte? <text:s/><text:span text:style-name="T29">Sie</text:span> lachten, ignorierten und lehnten ihn ab. Er veröffentlichte sein Schreiben, drei Monate später, er veröffentlichte Software die es Leuten ermöglichte das Bitcoin Netzwerk <text:soft-page-break/>aufzubauen.</text:p>
      <text:p text:style-name="P2"/>
      <text:p text:style-name="P4">Bitcoin ist kein Unternehmen. Es ist keine Organisation. Es ist ein Standard oder ein Protokoll <text:span text:style-name="T3">wie TCP/IP oder das Internet. Niemand besitzt es. Es folgt einfachen mathematischen Regeln denen jeder Teilnehmer im Netzwerk zustimmt. Durch diesen Mechanismus, durch diese Erfindung von Satoshi Nakamoto ermöglicht Bitcoin einem dezentralen Netzwerk aus Computern sich zu einigen welche Transaktionen in einem Netzwerk passiert sind, im Grunde genommen vereinbaren sie wer gerade Geld hat.</text:span></text:p>
      <text:p text:style-name="P4"/>
      <text:p text:style-name="P6">Also, wenn ich Geld von meinem Konto auf <text:span text:style-name="T28">ein anderes Konto</text:span>, in diesem komplett dezentralen, peer-to-peer Netzwerk, überweise, ist das <text:span text:style-name="T4">genauso wie </text:span>ein<text:span text:style-name="T4">e</text:span> E-mail <text:span text:style-name="T4">zu</text:span> verschicken. <text:span text:style-name="T5">Mit niemanden dazwischen. Alle zehn Minuten, einigt sich das gesamte Netzwerk</text:span></text:p>
      <text:p text:style-name="P6"/>
      <text:p text:style-name="P149">Diese bestimmte Lösung, diese Erfindung, ist weit wichtiger als ein Bezahlungsmittel. Geld ist nur die erste A<text:span text:style-name="T186">pp.</text:span></text:p>
      <text:p text:style-name="P5"/>
      <text:p text:style-name="P152">"Diese bestimmte Lösung, diese Erfindung, ist weit wichtiger als ein Bezahlungsmittel. Geld ist nur die erste A<text:span text:style-name="T186">pp</text:span>."</text:p>
      <text:p text:style-name="P7"/>
      <text:p text:style-name="P7">Ich entdeckte Bitcoin das erste Mal 2011, und seit dem Internet habe ich mich nicht mehr so überwältigt gefühlt von all den Möglichkeiten die ich sah. Ich war da zur Morgenstunde des Internets 1991 als es noch unkommerziell war. Ich konnte sehen, dass das die Welt verändern wird aber niemand wollte mir glauben</text:p>
      <text:p text:style-name="P7"/>
      <text:p text:style-name="P184">1.2 Money of the People</text:p>
      <text:p text:style-name="P8"/>
      <text:p text:style-name="P8">Darum ist Bitcoin wichtig für mich.</text:p>
      <text:p text:style-name="P8"/>
      <text:p text:style-name="P8">Geschätzt eine Milliarde Menschen haben zurzeit Zugang zu Banken, Kredite und internationalen Finanzgeschäften – hauptsächlich die Oberschicht, die westlichen Staaten. Sechseinhalb Milliarden Menschen auf diesem Planeten haben keine <text:span text:style-name="T6">Verbindung</text:span> zu der Welt des Geldes.*** <text:span text:style-name="T6">mit sehr sporadischem Zugang zu internationalen Ressourcen. </text:span>Sie brauchen keine Banken. Zwei Milliarden <text:span text:style-name="T6">davon</text:span> sind bereits im Internet. <text:span text:style-name="T6">Mit einem einfachen download***</text:span></text:p>
      <text:p text:style-name="P8"/>
      <text:p text:style-name="P185">1.3 Währung, Business und internationale Zahlungen</text:p>
      <text:p text:style-name="P9"/>
      <text:p text:style-name="P9">Wie kannst du Bitcoin heute nutzen? Einfach gesagt kann <text:span text:style-name="T22">Bitcoin </text:span>als Währung funktionieren. Du kannst es dir vorstellen wie mit einer Fremdwährung einzukaufen. Du kannst dich mit einer Tauschbörse übers Internet verbinden, Euro überweisen und diese Euros dazu verwenden Bitcoins zum aktuellen Kurs zu kaufen. Doch, das ist nicht wirklich der beste Weg. Wir sind Unternehmer, richtig? <text:span text:style-name="T16">W</text:span>ir wollen <text:span text:style-name="T16">Disruption</text:span>. Der beste Weg ist es Produkt<text:span text:style-name="T15">e</text:span> oder <text:span text:style-name="T15">eine Dienstleistung </text:span>anzubieten d<text:span text:style-name="T15">ie</text:span> jemand mit Bitcoin bezahlen möchte, beginne Bitcoin zu <text:span text:style-name="T7">verdienen</text:span>.</text:p>
      <text:p text:style-name="P9"/>
      <text:p text:style-name="P10">1.3.1. Probleme bei der Bezahlung lösen</text:p>
      <text:p text:style-name="P10"/>
      <text:p text:style-name="P11">Wenn du überlegst ein Unternehmen in internationalem Umfeld zu gründen, gibt es zwei grundlegende Barrieren zu überwinden bevor du zu einem globalen Unternehmen <text:span text:style-name="T16">aufsteigst</text:span>. Die erste Barriere ist, die Schwierigkeit Produkte und Dienstleistungen über Grenzen zu transportieren. Mit dem Internet <text:soft-page-break/>haber wir das gelöst. Wir können nun Produkte und Dienstleistungen erzeugen die virtuell sind, die wir überall in der Welt verkaufen können. Also, wir können das Produkt liefern, aber wir haben immer noch ein großes Problem: Wie werden wir bezahlt? Bitcoin löst diesen Teil. Es ermöglicht uns Zahlungen aus der ganzen Welt zu empfangen, <text:span text:style-name="T16">augenblicklich. Das Bitcoin Netzwerk erlaubt jedem Individuum eine Summe die einem Milliardstel Bitcoin enstpricht zu verschicken, was aus heutiger Sicht eine sehr kleine Summe Geld ist. Das kannst du nicht mit aktuellem Geld und Bezahlsystemen tun. 1950 machte man Kreditkarten, und sie wurden ganz sicher nicht für ein Internet Zeitalter gemacht. Bitcoin ist für das Internet Zeitalter gemacht.</text:span></text:p>
      <text:p text:style-name="P11"/>
      <text:p text:style-name="P12"><text:span text:style-name="T18">Nun</text:span>, wenn du plötzlich Zahlungen verschicken kannst die einem Hundertstel Euro, <text:span text:style-name="T17">oder einem Tausendstel Euro entsprechen, dann kannst du Inhalte verkaufen. Du kannst Mikrotransaktionen tätigen. Du kannst kleinen Mengen von Millionen Leuten einsammeln und etwas wert sein***</text:span></text:p>
      <text:p text:style-name="P12"/>
      <text:p text:style-name="P186">1.4 Neutralität, Kriminelle und Bitcoin</text:p>
      <text:p text:style-name="P10"/>
      <text:p text:style-name="P13">Blicken wir zurück auf das Internet und <text:span text:style-name="T20">überlegen uns</text:span> welche Lektionen darauf in Bezug auf Bitcoin wichtig sind. Eines der wichtigste Prinzipien des Internets ist Neutralität. Das Internet unterscheidet nicht zwischen einer großen oder kleinen Organisation. Es unterscheidet nicht zwischen CNN und einem egyptischen <text:span text:style-name="T19">Blogger. Es erlaubt einem egyptischen Blogger mit der selben Stimmkraft zu der Welt zu sprechen wie sie CNN hat.</text:span></text:p>
      <text:p text:style-name="P13"/>
      <text:p text:style-name="P14">Bitcoin ist neutral zu Sender, zu Empfänger und zum Wert der Transaktion. Das bedeutet, es gibt jedem Bürger, jedem Nutzer von Bitcoin die Möglichkeit zu innovieren in Bezug <text:span text:style-name="T20">auf</text:span> finanzielle Instrumente, Bezahlsysteme und Bankwesen. Du kannst <text:span text:style-name="T20">auf dem selben Level einer Bank operieren.</text:span> <text:span text:style-name="T20">Das ist wahrlich revolutionär.</text:span></text:p>
      <text:p text:style-name="P14"/>
      <text:p text:style-name="P15">Es packt das hierarchische System der internationalen Finanzen und stellt es am Kopf. Bisher <text:span text:style-name="T21">hat dieses hierarchische System Sicherheit durch limitierten Zugang erzeugt, denn das ist die Hauptmethode für Vertrauen in diesem Bezahlsystem*** Du kommst nicht rein außer du wurdest überprüft. Bitcoin <text:s/>erschafft ein komplett flaches und dezentrales Netzwerk in dem jeder Knotenpunkt gleichgestellt ist, in dem das Protokoll neutral zu Transaktionen ist, und es befördert die Innovation an den Rand des Netzwerkes was exakt die gleiche Phänomene erzeugt wie wir sie beim Internet gesehen haben: Innovation ohne Erlaubnis. Du musst nicht fragen ob deine Application im Internet veröffentlicht werden kann. Du musst nicht fragen bevor du eine neue Industrie mit deiner Informationstechnolgie komplett umstürzt. Zu Bitcoin, du musst nicht fragen bevor du ein neues finanzielle Instrument, ein neues Bezahlsystem, eine neue Dienstleistung erfindest. Du kannst es einfach tun. Du kannst einfach den Code schreiben, und bist nun Teil eines internationalen Finanz-Netzwerkes welches dich mit Millionen Konsumenten in Kontakt treten lässt.</text:span></text:p>
      <text:p text:style-name="P15"/>
      <text:p text:style-name="P16">Aber, wir stehen noch am Anfang. Wir haben zurzeit noch keine polierte Benutzeroberfläche. Es ist schwierig zu benutzen. Es wird von Kriminellen verwendet. Es wird von verschiedensten Organisationen auf der ganzen Welt <text:span text:style-name="T23">verwendet, und es ist nicht leicht heraus zu finden wer Bitcoin verwendet. Das hab ich alles schonmal gehört. Als ich im Internet war 1991, war es eine Bude voller Diebe, Pornographen, Piraten und Kriminelle. Aber das hatte damals keine Bedeutung und auch heute hat es keine. Es hat keine Bedeutung, denn die selbe mächtige Technologie die von einem Kriminellen dazu verwendet werden kann um seine illegalen Machenschaften voranzubringen, kann von uns auch dazu verwendet werden Gutes zu tun, wunderbare Dinge auf der ganzen Welt. Und es gibt mehr von uns als es von denen gibt.</text:span></text:p>
      <text:p text:style-name="P16"/>
      <text:p text:style-name="P17"><text:soft-page-break/>Bitcoin erschafft ein Umfeld das reif ist für Innovation, da es nicht nur ein Bezahlungsmittel ist, es ist eine Technologie, ein Netzwerk, <text:span text:style-name="T7">und</text:span> ein Bezahlungsmittel. Ich kann euch heute sagen, dass ich sehr glücklich über den hohen Preisanstieg von Bitcoin bin, denn ich besitze ein paar Bitcoin und es fühlt sich irgendwie gut an. Aber mich kümmert der Preis nicht. Wenn Bitcoin morgen in den Keller stürzt, <text:span text:style-name="T24">ist die Technologie immer noch revolutionär. Als würde eine Website im Internet versagen, oder als würde eine Application im Internet versagen, das Internet verschwindet nicht.</text:span></text:p>
      <text:p text:style-name="P17"/>
      <text:p text:style-name="P187">1.5 Bitcoin als Mechanismus <text:span text:style-name="T204">für Opt-In und Opt-Out*************</text:span></text:p>
      <text:p text:style-name="P18"/>
      <text:p text:style-name="P18">Wenn du verstehst, dass Bitcoin eine Technologie ist und nicht nur ein Bezahlungsmittel, dann kannst du wahrlich die Wichtigkeit verstehen.*** Nochmal, es geht nicht um uns. Es geht um die anderen <text:span text:style-name="T116">s</text:span>echseinhalb Milliarden. Es geht um die Möglichkeit <text:span text:style-name="T25">die Welt auf ein noch nie zuvor gesehenes Level der finanziellen Integration zu heben. Aus unserer Sicht in der privilegierten Welt, ist es eine großartige Technologie. Wir können disruptive Innovation betreiben. Wir können interessante Dienstleistungen erschaffen. Aber wenn du ein keniasischer Bauer bist der versucht Geld zu sammeln um sich davon Samen zu kaufen und du kannst nun dezentrales peer-to-peer lending betreiben und Spendengeber aus aller Welt erreichen, dann ist das nicht nur eine Technologie – es verändert deine unmittelbaren Lebensumstände.</text:span></text:p>
      <text:p text:style-name="P18"/>
      <text:p text:style-name="P19">Die überwiegende Mehrheit der Welt lebt in repressiven und korrupten Regimen mit zentralen Banken die Hyperinflation von monatlichen 30% auferlegen.*** Es ist viel wichtiger zu sehen wie sich Bitcoin auf diese Menschen auswirken kann. Es gibt zwei Milliarden Menschen im Internet und nur eine Milliarde davon haben ein Bankkonto. <text:span text:style-name="T26">Wir können das ändern. Es wird nicht leicht sein, erlaub dir keine Fehler. Wenn du eine disruptive Technologie inmitten der mächtigsten Organisationen auf diesem Planeten wirfst***, wird ihnen das nicht gefallen. Zurzeit sind wir noch in der Anfangsphase. Um diese abgedroschene Redewendung zu verwenden, "Als erstes ignoriern sie uns, dann lachen sie uns aus, dann bekämpfen sie uns, dann gewinnen wir" Wir sind immer noch in der sie-lachen-uns-aus Phase. Das ist durchaus in Ordnung, denn zu dem Zeitpunkt in dem sie in die sie-bekämpfen-uns Phase kommen, haben sie schon verloren. Diese Technologie wurde global mit der von mehr als $2.5 Milliarden von chinesischen Investoren***</text:span></text:p>
      <text:p text:style-name="P19"/>
      <text:p text:style-name="P188">1.5.1 Altcoins: Bezahlungsmittel für Jederman</text:p>
      <text:p text:style-name="P20"/>
      <text:p text:style-name="P20">Es gibt fast 200 Währungen auf dieser Welt, aber es gibt nur eine internationale Währung. Es gibt fast 200 Währungen, kontrolliert von Zentral Banken und Regierungen aber es gibt bis heute nur eine mathematische*** Währung und das ist Bitcoin.</text:p>
      <text:p text:style-name="P20"/>
      <text:p text:style-name="P20">Wir werden noch mehr von ihnen erschaffen. Krypto<text:span text:style-name="T33">währungen</text:span> werden fester Bestandteil unserer finanziellen Zukunft sein. Sie werden Teil der Zukunft dieses Planeten sein, denn man hat sie bereits erfunden***. So einfach ist das. Man kann diese Technologie nicht rück-erfinden. Man kann dieses Omelette nicht wieder in Eier verwandeln. Wir haben bereits über 100 konkurrierende Währung in diesem Gebiet, was aufzeigt wie schnell <text:span text:style-name="T33">die</text:span> Innovation explodiert ist, <text:span text:style-name="T27">sogar über die Anwendung von Bitcoin als Währung hinaus. Es gibt mehr alternative Währungen – Altcoins,*** </text:span></text:p>
      <text:p text:style-name="P20"/>
      <text:p text:style-name="P21">Manche dieser Währungen sind inflationär, ***</text:p>
      <text:p text:style-name="P21"/>
      <text:p text:style-name="P21">Wir können Geld ständig neu erfinden und neue Formen von Geld und finanziellen Instrumenten erschaffen.</text:p>
      <text:p text:style-name="P238">Kapitel 2</text:p>
      <text:p text:style-name="P181"/>
      <text:p text:style-name="P181"/>
      <text:p text:style-name="P189">2.1 Wie alt ist Geld?</text:p>
      <text:p text:style-name="P23"/>
      <text:p text:style-name="P23">Als erstes ein kleines Quiz für das Plubikum:*** Stellen sie sich Geld als Technologie vor, als von Menschen erfundenes technologisches System, wie alt ist diese Technologie? Ideen? <text:span text:style-name="T7">Das Publikum reagiert mit sehr unterschiedlichen Antworten</text:span></text:p>
      <text:p text:style-name="P150"/>
      <text:p text:style-name="P24">Da haben wir sehr viele unterschiedliche Antworten. Es überrascht mich immer das Leute sagen, es ist 400 Jahre alt, 1000 Jahre, 2000 Jahre alt. Fakt ist, wir wissen nicht wirklich wie alt Geld ist. Teil der Ursache dafür ist, <text:span text:style-name="T30">dass wir noch keine Zivilisation entdeckt haben die so alt ist, dass sie kein Geld verwendet hat. Wir wissen Geld ist so alt wie Zivilisation selbst.</text:span></text:p>
      <text:p text:style-name="P24"/>
      <text:p text:style-name="P25">Eine Sache die Leute überrascht ist, dass Geld älter ist als die Schrift. Wir wissen das, denn schauen wir uns archeologische Funde <text:span text:style-name="T32">alter Schriften</text:span> an, finden wir Hyroglyphen, finden wir Keilschrift. Sehen wir uns nun all diese uralten Formen der Schrift an, über was wird geschrieben? Geld. Sie führen ein Konto. Alle uralten Formen der Schrift die wir finden können, die ersten Formen von Schrift sind Kontos. Sie schreiben über Geld. Denn Geld ist älter als Schrift.</text:p>
      <text:p text:style-name="P25"/>
      <text:p text:style-name="P25">Ist Geld älter als das Rad? Ich weiß es nicht, aber was wir wissen ist, da<text:span text:style-name="T32">s</text:span>s Räder als Bezahlungsmittel verwendet wurden. Vielleicht wurde das erste Rad gegen Geld verkauft oder gar selbst als Geld verwendet. <text:span text:style-name="T31">Archeologische Ausgrabungsstätten die bis in die Steinzeit zurückreichen, </text:span>haben <text:span text:style-name="T31">die Präsenz von Geld in Form von Muscheln, Federn und Perlen aufgedeckt.</text:span></text:p>
      <text:p text:style-name="P25"/>
      <text:p text:style-name="P26">In Wahrheit sind wir dazu in der Lage Primaten beizubringen Geld zu benutzen. Es gab meherere Studien in denen man Chimpanzen beibrachte Geld zu verwenden. Ihnen wurde gelernt, dass ein spezifischer Stein gegen Bananen getauscht werden kann. Die Forscher beobachteten <text:span text:style-name="T33">danach was sie mit dieser neuen Information anfangen werden. Sie haben nach kurzer Zeit Raubüberfall erfunden. Sie verstehen, dass wenn du einen anderen Affen verprügelst und ihm seine Steine wegnimmst, diese dann gegen Bananen getauscht werden können. Überraschenderweise ist das Zweite Ding das sie erfinden Prostitution. Sie beginnen kommen dahinter, dass sexuelle Gefälligkeiten gegen Steine getauscht werden können, welche man wiederum für Bananen verwenden kann. Was sagt euch das über das Wesen von Geld?</text:span></text:p>
      <text:p text:style-name="P26"/>
      <text:p text:style-name="P28">Ich denke eine wichtige Erkenntnis <text:span text:style-name="T34">im Bezug auf das Wesen von Geld ist, dass es eine Form der Kommunikation ist. In Grunde genommen stellt Geld keinen Wert dar. Geld repräsentiert eine Abstraktion von Wert, es ist ein Weg um Wert zu kommunizieren. Es ist eine Sprache. Demzufolge ist Geld so alt wie Sprache denn die Fähigkeit Wert zu kommunizieren ist so alt wie Sprache und Geld. In vielerlei Hinsicht besitzt es Eigenschaften die es zu einem linguistischen Konstrukt machen. Es ist eine Form der Kommunikation.</text:span></text:p>
      <text:p text:style-name="P27"/>
      <text:p text:style-name="P29">Wir nutzen Geld um Wert zwischen uns zu kommunizieren, um dem Gegenüber auszudrücken wieviel Wert ein Produkt für uns hat, eine Dienstleistung, eine Geste. Wir nutzen es als Basis der sozialen Interaktion denn bei der Kommunikation von Wert erschaffen wir soziale Bindungen. Folglich ist Geld also ein sehr bedeutendes soziales Konstrukt. Es ist eine uralte Technologie. <text:span text:style-name="T35">Doch ironischerweise</text:span> ist es eine der am wenigsten studiert<text:span text:style-name="T35">en</text:span> Technologien, zumindest aus historischer und technologischer Perspektive. <text:span text:style-name="T58">Betrachten wir heute Bitcoin, repräsentiert es eine Erfindung, eine neue Form des Geldes. </text:span><text:soft-page-break/><text:span text:style-name="T58">Lasst uns einen Moment darüber nachdenken.</text:span></text:p>
      <text:p text:style-name="P29"/>
      <text:p text:style-name="P192">2.2 Technologische Evolution des Geldes</text:p>
      <text:p text:style-name="P30"/>
      <text:p text:style-name="P30">Wie oft hat sich die Technologie von Geld durch Erfindungen gewandelt? Wieviele verschieden Arten von Geld haben existiert? ***, ein Weg Wert zu kommunizieren ist es Dinge zu tauschen die wir als gleichwertig ansehen. "Hier hast du eine Ziege. Ich <text:span text:style-name="T58">verlange 20 Bananen für meine Ziege</text:span>." Das ist nicht wirklich Geld weil es Tauschhandel ist, aber es ist die erste <text:span text:style-name="T36">Art</text:span> <text:span text:style-name="T58">einen </text:span>Wert zu kommunizieren.</text:p>
      <text:p text:style-name="P30"/>
      <text:p text:style-name="P193">2.<text:span text:style-name="T40">2.1</text:span> Tausch<text:span text:style-name="T38">handel</text:span> zu Edelmetall</text:p>
      <text:p text:style-name="P31"/>
      <text:p text:style-name="P31">Dann beginnen wir abstrakte Formen des Geldes zu sehen. Die erste große technologische Evolution ist es mit dem Tausch nicht essbarer Dinge zu beginnen – eine Feder, eine Perle, ein Schnur mit Knöpfen darauf, ein buntes etwas das man für dekorative Zwecke nutzen kann. Das ist der Zeitpunkt an dem Geld eine abstrakte Form annimmt. Die erste große ***</text:p>
      <text:p text:style-name="P31"/>
      <text:p text:style-name="P32">Eine der beliebtesten Formen dieser Abstraktion war es Edelmetalle zu verwenden um Wert auszudrücken. Edelmetalle kombinieren einige der wichtigsten Eigenschaften von Geld: schwierig zu finden (selten); einfach zu transportieren (zumindest verglichen mit einem riesigen Stein oder einem ganzen Fass voll Federn); einfach zu zerteilen (du kannst eine Goldmünze in kleinere Teile zerschneiden und diese***); und allgemein <text:span text:style-name="T37">geschätzt</text:span> für ästethische Zwecke. <text:span text:style-name="T37">Das ist der zweite große Wandel in der Technologie des Geldes. Es brauchte mehrere hunderttausend Jahre bevor wir die Einführung von Edelmetallen sahen. Geschichtlich sehen wir Edelmetalle am Beginn der agrarischen Zivilisation im Gebiet des fruchtbaren Halbmondes im Nahen Osten. Die Babylonier, die Ägypter und die Griechen entwickelten diese Edelmetalle.</text:span></text:p>
      <text:p text:style-name="P32"/>
      <text:p text:style-name="P194">2.<text:span text:style-name="T40">2.2</text:span> Edelmetall zu Papier</text:p>
      <text:p text:style-name="P33"/>
      <text:p text:style-name="P33">Zwei bedeutende technologische Evolutionen and dann nichts für ein paar tausend Jahre. Dann hatte jemand ein brillante Idee: Wenn ich Gold bei jemand vertrauenswürdigen hinterlege, kann dieser mir einen Stück Papier geben auf dem steht ich habe Gold in diesem vertrauenswürdigen Tresorraum. Dann könnte ich das Papier anstatt des Goldes handeln. Es ist leichter mit sich zu tragen. Solange ich darauf vertrauen kann, dass mein Geld in diesem Tresorraum ist, habe ich eine neue Form des Geldes.</text:p>
      <text:p text:style-name="P33"/>
      <text:p text:style-name="P33">Mit jeder technologischen Evolution von Geld kommt Skepsis. Aber ich denke das ist der Moment der größten Skepsis***. Für viele Menschen war diese neue Erfindung <text:span text:style-name="T39">Papier als Geld</text:span> etwas kontrovers. <text:span text:style-name="T39">Ihr glaubt die Leute drehn durch wegen Bitcoin? Stellt euch vor wie sie durchgedreht sind als man Ihnen sagte, dass man Handel ab jetzt statt in Gold mit einem Stück Papier betreiben werde. Für viele war das undenkbar. Ich meine, nach Allem, hat dieses Stück Papier keinen echten Wert. Es brauchte um die 400 Jahre bis Papiergeld weitesgehend als Geld akzeptiert wurde. Es war eine große Abweichung.</text:span></text:p>
      <text:p text:style-name="P33"/>
      <text:p text:style-name="P195">2.<text:span text:style-name="T40">2.3</text:span> Papier zu Plastik</text:p>
      <text:p text:style-name="P34"/>
      <text:p text:style-name="P34">Dann vor rund 60 Jahren sahen wir eine neue Art des Geldes in Form von plastik Karten. Faktisch war die ersten Karten wieder aus Papier. In den Vereinigten Staaten waren Diners Club die Ersten die eine Kredit<text:span text:style-name="T40">k</text:span>arte ausstellten, <text:span text:style-name="T40">was </text:span>eine Art <text:span text:style-name="T40">Scheck für Reisende war. Dann nahmen Leute das her und sagten:</text:span></text:p>
      <text:p text:style-name="P35">"Das ist kein Geld. Warum gibst du mir nichts von dem guten alten Papiergeld das ich kenne?" Das war eine weitere große Transformation des Geldes.</text:p>
      <text:p text:style-name="P35"><text:soft-page-break/></text:p>
      <text:p text:style-name="P196">2.2.4 Plastik zu Bitcoin</text:p>
      <text:p text:style-name="P36"/>
      <text:p text:style-name="P37">Bitcoin ist nicht einfach digitales Geld. Bitcoin ist eine fundamentale Veränderung der Technologie von Geld. Es ist so schwierig zu verstehen da es so anders ist als alles das wir bisher kannten. <text:span text:style-name="T41">Nun, ich werde die Sache anders angehen. Ich möchte kurz einen Blick auf Netzwerk Architektur werfen.</text:span></text:p>
      <text:p text:style-name="P37"/>
      <text:p text:style-name="P197">2.3 Übergang zu <text:span text:style-name="T82">n</text:span>etzwerk<text:span text:style-name="T82">zentriertem</text:span>, Protokoll-basierenden Zeitalter</text:p>
      <text:p text:style-name="P38"/>
      <text:p text:style-name="P38">Bitcoin passiert nicht in einem Vakuum. Es passiert zu einem Zeitpunkt in der Geschichte als wir den Wandel vieler sozialer Institutionen beobachteten. Die Transformation ist das <text:span text:style-name="T42">auf </text:span>Netzwerk<text:span text:style-name="T42">e zentrierte </text:span>Zeitalter.</text:p>
      <text:p text:style-name="P38"/>
      <text:p text:style-name="P39">Für Jahrhunderte organisierten sich soziale Institutionen rund um hierarchische Organisationen: Institutionen, Demokratie, Bankwesen, Bildung. All unsere sozialen Interaktionen wurden unter Berufung auf die Authorität in diesen Hierarchien organisiert, auf diese Bürokratie der Menschen. Aber etwas passierte mit der Erfindung des Internet. Wir fingen an zu sehen wie mehr und mehr dieser sozialen Institutionen von geschlossenen, undurchsichtigen hierarchischen Komplexen mit eigenen Regeln zu Pla<text:span text:style-name="T44">t</text:span>tformen wurden. Wir <text:span text:style-name="T43">beobachteten die</text:span> Einführung von Systemen <text:span text:style-name="T43">mit Benützeroberfläche, API's zu denen wir Zugang haben, wo Informationen in und aus einer Organisation fließen. Also gehen wir von Institutionen über zu Plattformen.</text:span></text:p>
      <text:p text:style-name="P39"/>
      <text:p text:style-name="P40">Dan<text:span text:style-name="T44">ach</text:span> <text:span text:style-name="T44">beginnen</text:span> wir <text:span text:style-name="T44">eine noch bedeutendere Transformation zu sehen, wenn wir von Plattformen zu Protokollen übergehen. Der interessante Aspekt an dem Wandel von einer Plattform zu einem Protokoll ist, dass keine zentrale Macht über dem Protokoll steht***. TCP/IP funktioniert nicht mit Bezugnahme auf den Service provider. TCP/IP funktioniert unabhängig davon überall in Welt. Du musst kein Konto anmelden um TCP/IP zu benutzen, du musst nur die Sprachen verwenden. Sobald du von einer Plattform zu einer Sprache übergehst, eröffnen sich einem all diese Möglichkeiten.</text:span></text:p>
      <text:p text:style-name="P40"/>
      <text:p text:style-name="P41">Bitcoin ist die erste <text:span text:style-name="T82">n</text:span>etzwerk<text:span text:style-name="T82">zentrierte</text:span>, Protokoll-basierende Form von Geld. Das bedeutet es existiert unnabhängig von einem institutionellen Kontext. Ich werde gleich darauf zurückkommen, das ist ein wirklich wichtiger Punkt.</text:p>
      <text:p text:style-name="P41"/>
      <text:p text:style-name="P198">2.3.1 Peer-to-Peer Architektur</text:p>
      <text:p text:style-name="P41"/>
      <text:p text:style-name="P41">Wir bezeichnen Bitcoin als Peer-to-Peer Währung. Was heißt das? Es bezieht sich auf eine Architektur <text:span text:style-name="T46">in der Informatik </text:span>um die Beziehung zwischen <text:span text:style-name="T45">den Teilnehmern und*** Der Aufbau von Bitcoin ist Peer-to-Peer denn jeder Teilnehmer in diesem Netzwerk spricht das Bitcoin Protokoll auf selben Niveau. Es gibt keine bevorzugten Bitcoin Knotenpunkte, alle Knotenpunkte sind gleichgestellt.</text:span></text:p>
      <text:p text:style-name="P42">Peer-to-Peer bedeutet, dass wenn du eine Transaktion in diesem Netzwerk verschickst, <text:span text:style-name="T46">wird sie von jedem Teilnehmer gleich behandelt. ****</text:span></text:p>
      <text:p text:style-name="P43">Wenn du dich auf Facebook anmeldest und einen Account hast, benützt du kein Protokoll. Die gesamte Beschaffenheit ist unter der Kontrolle von Facebook. Du musst dich einloggen und alle Daten werden von ihnen abgespeichert. Wir nennen diese Architektur <text:span text:style-name="T7">client-server</text:span>. Bitcoin ist anders, denn es ist peer-to-peer, genauso wie E-mail oder TCP/IP.</text:p>
      <text:p text:style-name="P43"/>
      <text:p text:style-name="P199">2.3.2 Client-Server Architektur</text:p>
      <text:p text:style-name="P43"/>
      <text:p text:style-name="P43"><text:soft-page-break/>Wir halten uns zurück über Geld zu sprechen. In Wahrheit ist es schockierend, dass in fast allen Ländern Geld nicht Teil des Unterrichts<text:span text:style-name="T48">stoffes</text:span> ist. Fünf Jährige haben tolle Fragen über Geld. Die meisten Eltern finden es fast unmöglich diese Fragen zu beantworten. "Was ist Geld, Mama? Wie funktioniert es? Warum haben wir nicht mehr davon? Warum können nicht alle mehr davon haben?" <text:span text:style-name="T47">Du würdest nicht sagen: "Suzy, geh zurück in dein Zimmer und studiere Inflation wie ein braves Mädchen und komm nicht raus bis du Antworten auf diese Fragen hast!"</text:span></text:p>
      <text:p text:style-name="P43"/>
      <text:p text:style-name="P46">Wir diskutieren Geld nicht. Es ist interessant – wir benützen eine Technologie als Grundfeste fast aller sozialen Interaktionen und dennoch ist es ein völliges taboo Thema. Wir alle tun so als würden wir uns nicht besonders um Geld kümmern, zumindest nicht intrinsisch. Wir haben höhere Ziele und Aspirationen. Wir nutzen es im alltäglichen Leben aber wir sprechen nicht darüber. Es ist ein schmutziges Thema.</text:p>
      <text:p text:style-name="P46"/>
      <text:p text:style-name="P46">Ich denke die Architektur hat etwas damit zu tun. Vor Bitcoin, <text:span text:style-name="T49">die vorhergehende Iteration von Geld – als man anfing Geldscheine für das Lagern von Edelmetallen in einem Tresor auszustellen, was das repräsentierte war eine Form von Schulden. Es ist wichtig dieses Konzept zu verstehen, denn es färbt unsere Diskussion.</text:span></text:p>
      <text:p text:style-name="P46"/>
      <text:p text:style-name="P48">Wieviele von euch haben Geld in einer Bank? Niemand von euch hat Geld in einer Bank. Hortest du <text:span text:style-name="T108">Bargeld</text:span> in einem Schließfach? Falls ja, vielleicht könntest du dann sagen du hättest Geld auf der Bank. <text:span text:style-name="T50">Der Rest von uns hat sein Geld der Bank geliehen. Für das Privileg der Bank Geld zu leihen wirst du mit einer erstaunlichen Zinsrate von 0.00001 Prozent im Jahr bezahlt. Deine Bank wird dieses Geld nehmen, sich umdrehen, und den Personen neben dir für 24.99% Prozent im Jahr leihen.</text:span></text:p>
      <text:p text:style-name="P48"/>
      <text:p text:style-name="P49">Das ist eine client-server Beziehung. Denn dieses Geld existiert nur in Form von Schulden in einem Kontobuch welches du nicht kontrollierst. Ein Kontobuch gespeichert von einem Server <text:span text:style-name="T51">für den du nicht mehr als ein Client bist</text:span>. Faktisch hast du überhaupt keine Kontrolle. Du verfügst nicht ein Mal über eine einfache Benutzeroberfläche wenn diese nicht vom Server selbst <text:span text:style-name="T51">bereitgestellt</text:span> wird****. Das ist <text:span text:style-name="T108">es </text:span>was eine client-server Architektur macht.</text:p>
      <text:p text:style-name="P49"/>
      <text:p text:style-name="P200">2.3.3 Master-Slave Architektur</text:p>
      <text:p text:style-name="P49"/>
      <text:p text:style-name="P50"><text:span text:style-name="T52">Es gibt</text:span> einen weiteren Begriff <text:span text:style-name="T52">in dezentralen Systemen der eine bestimmte Form der client-server Architektur beschreibt, bei der die sekundäre Partei nur eine schwache Kopie besitzt die nicht wirklich von Bedeutung ist.????*** Wir nennen das </text:span><text:span text:style-name="T8">master-slave Architektur</text:span><text:span text:style-name="T52">.</text:span></text:p>
      <text:p text:style-name="P50"/>
      <text:p text:style-name="P54">Du bist der Client. Du bist nicht der Server. Der Server dient dir nicht wirklich, sie dienen sich selbst denn sie sind der Master. Das ist die Architektur von Geld in der wir leben. Das ist die Architektur von Geld die <text:span text:style-name="T59">unsere Zivilisation</text:span> verwende<text:span text:style-name="T59">t</text:span>: eine Architektur <text:span text:style-name="T57">von Geld</text:span> bei der du keine Kontrolle hast, eine Architektur von Geld bei der jede Interaktion von einer dritten Partei welche absolute Kontrolle über dieses Geld hat vermittelt wird.</text:p>
      <text:p text:style-name="P54"/>
      <text:p text:style-name="P55">Heute, falls du zu einem Bankomaten gehst und deine Karte hineinsteckst, mag sich die Bank dazu entscheiden dir Geld zu geben. Eines Tages – als die Menschen von Zypern, Griechenland, Venezuela, Argentinien, Bolivien, Brasilien und eine Liste von hunderten von Ländern</text:p>
      <text:p text:style-name="P49"/>
      <text:p text:style-name="P49"/>
      <text:p text:style-name="P49"/>
      <text:p text:style-name="P49"/>
      <text:p text:style-name="P200"><text:soft-page-break/>2.<text:span text:style-name="T52">4</text:span> Bitcoin, ein<text:span text:style-name="T54">e</text:span> fundamentale <text:span text:style-name="T54">Transformation</text:span> von Geld</text:p>
      <text:p text:style-name="P49"/>
      <text:p text:style-name="P51">Bitcoin repräsentiert eine fundamentale <text:span text:style-name="T54">Transformation</text:span> <text:span text:style-name="T53">von Geld.</text:span> Eine Erfindung die die älteste Technologie <text:span text:style-name="T54">der </text:span>Zivilisation verändert. <text:span text:style-name="T54">Die sie so radikal und disruptiv verändert, in dem die fundamentale Architektur in eine geändert wird dessen Teilnehmer gleichgestellt sind. Wo Transaktionen keinen anderen Zustand oder Kontext annehmen als den Konsensus Regeln des Netzwerkes, welches niemand kontrolliert, zu folgen. Wo dein Geld dir gehört. Du kontrollierst es vollkommen durch die Anwendung digitaler Signaturen, und niemand kann es zensieren, niemand kann es beschlagnahmen, niemand kann es einfrieren. Niemand kann dir sagen was du mit deinem Geld tun und lassen sollst.</text:span></text:p>
      <text:p text:style-name="P51"/>
      <text:p text:style-name="P52">Es ist ein Geldsystem welches simultan, vollkommen transnational und grenzenlos ist. Wir hatten noch nie ein Geldsystem wie dieses. Es ist ein Geldsystem das mit der Geschwindigkeit von Licht übermittelt, <text:span text:style-name="T55">eines an dem jeder in der Welt mit einem Gerät so simpel wie ein text-messaging Handy teilnehmen kann.</text:span></text:p>
      <text:p text:style-name="P52"/>
      <text:p text:style-name="P53">Das stellt eine technologische Innovation dar die von vielen Leuten gefürchtet wird, da es eine derart fundamentale Transformation von Geld bedeutet. Was sie uns sagen werden ist, dass sie besorgt sind. Sie sind sehr besorgt. Sie sind besorgt das Kriminelle Bitcoin verwenden werden. Aber die Wahrheit ist <text:span text:style-name="T56">sie haben noch viel mehr Angst davor, dass es der Rest von uns tun wird.</text:span></text:p>
      <text:p text:style-name="P53"/>
      <text:p text:style-name="P53"><text:span text:style-name="T176">Danke</text:span>.</text:p>
      <text:p text:style-name="P49"/>
      <text:p text:style-name="P239">Kapitel 3. Privatsphäre, Identität, Überwachung und Geld</text:p>
      <text:p text:style-name="P56"/>
      <text:p text:style-name="P153">Barcelona Bitcoin Meetup </text:p>
      <text:p text:style-name="P153"/>
      <text:p text:style-name="P57">Heute möchte ich über das Konzept von Neutralität, Dezentrali<text:span text:style-name="T127">tät</text:span>, Privatsphäre und das was Bitcoin so speziell macht sprechen. ***. Wenn ich das Wort <text:span text:style-name="T7">Bitcoin</text:span> verwende, spreche ich nicht über die Währung. Ich spreche über ein <text:span text:style-name="T187">breites </text:span>Konzept: das Konzept der kompletten <text:span text:style-name="T60">D</text:span>ezentralität, <text:span text:style-name="T60">N</text:span>etzwerk-basierend, flache Netzwerke <text:span text:style-name="T60">die</text:span> vertrauenswürdige A<text:span text:style-name="T187">pplications bereitstellen</text:span>. <text:s/><text:span text:style-name="T60">Hättest du plötzlich ein komplett dezentrales flaches Netzwerk das </text:span>vertrauenswürdiger Anwendungen <text:span text:style-name="T60">bereitstellen könnte, wäre Währung die erste logischste Application. Aber Währung ist nur die erste App.</text:span></text:p>
      <text:p text:style-name="P57"/>
      <text:p text:style-name="P201">3.1 Bankwesen: Vom Befreier zum Begrenzer</text:p>
      <text:p text:style-name="P58"/>
      <text:p text:style-name="P59">Wir restrukturieren unsere Gesellschaft in dem wir Institutionen neu aufbauen. <text:span text:style-name="T61">Herkömmlicherweise waren unsere Institutionen im Aufbau hierarchisch. Das war eine Erfindung der Industrialisierung, ein Konzept aus dem 18. Jahrhundert welches Leuten erlaubte sich in größerem Maß zu organsieren und zu kommunizieren. Es war sehr effektiv bei der Ausschaltung der Monopole von Könige und feudalen Systemen. Ihre Tage sind nun gezählt.</text:span></text:p>
      <text:p text:style-name="P58"/>
      <text:p text:style-name="P60">Manchmal fragen mich <text:span text:style-name="T62">die</text:span> Leute <text:span text:style-name="T62">was meine politischen Positionen sind und es ist sehr schwierig zu erklären aber ein Wort erfasst es, ich denke: Ich bin ein </text:span><text:span text:style-name="T9">Disruptarian.</text:span><text:span text:style-name="T62"> Das bedeutet, dass festgelegte Dinge mindestens alle 30 – 40 Jahre zerrüttet werden müssen. Denn sobald sie sich festlegen, sammelt sich Macht, sie werden zentralisiert, und mit zentralisierter Macht findet Korruption statt. Das ist kein neues Konzept. Meine Vorfahren – ich komme aus Griechenland – fanden heraus das Korruption in Systemen der Macht auftritt und das absolute Macht absolute Korruption erzeugt. Es gibt keine absolutere Macht als die Macht über Geld.</text:span></text:p>
      <text:p text:style-name="P60"/>
      <text:p text:style-name="P61">Wir leben in einer Welt in der das Bankwesen einmal eine große Befreiung darstellte. Es war eine Erfindung welche die Finanzen vom Königreich in den Bereich der alltäglichen Leute rückte. Dieses System befreite Milliarden von Menschen. Und dann konzentriert<text:span text:style-name="T63">e man es</text:span>, <text:span text:style-name="T63">es erlangte Macht, und diese Macht führte zu Korruption. Was heute davon überbleibt ist kein befreiendes System und es ist Zeit es zu zerrütten. Bitcoin ist eines der Dinge welche die Zentralisierung von Macht außerordentlich zerrütten wird. Warum das?</text:span></text:p>
      <text:p text:style-name="P61"/>
      <text:p text:style-name="P202">3.2 Negatives Ergebnis mit Absicht, nicht mit Intention</text:p>
      <text:p text:style-name="P60"/>
      <text:p text:style-name="P62">Eines der Sachen die mich als <text:span text:style-name="T130">Informatiker</text:span> der an dezentralen Systemen arbeitet interessiert ist die Architektur von Systemen. Architektur ist <text:span text:style-name="T176">auch </text:span>ein bedeutendes Thema für diese Stadt. Die Architektur eines Systems <text:span text:style-name="T65">produziert </text:span>schlussendlich die Ergebnisse.</text:p>
      <text:p text:style-name="P62"/>
      <text:p text:style-name="P63">Ich habe mit einigen Bankern gearbeitet. Es sind nette Leute. Sie versuchen ihre Familie zu ernähren, bezahlen ihre Hypothek, <text:span text:style-name="T176">gehen</text:span> eine<text:span text:style-name="T176">r</text:span> ordentliche<text:span text:style-name="T176">n</text:span> Arbeit <text:span text:style-name="T176">nach</text:span>. Unter ihnen gibt es ein paar Soziopathen <text:span text:style-name="T64">die zwangsläufig</text:span> in die höchsten Positionen der Macht aufsteigen, <text:span text:style-name="T64">denn in hierarchischen Systemen stellt Soziopathie einen Vorteil dar. Der Großteil der Probleme mit traditioneller Konzentration von Macht in Geld hat aber nichts damit zu tun, dass Menschen böse sind. Es hat mit dem Umstand zu tun das diese Institutionen – durch ihre Gestalt, durch ihre Architektur – Ergebnisse produziert die nicht gut sind. Sie produziert Ergebnisse die nicht egalitär sind. Sie produziert Ergebnisse die restriktiv sind. Sie fangen an Nativismus, Nationalismus, Tribalismus, Klassen </text:span><text:soft-page-break/><text:span text:style-name="T64">Strukturen darzustellen und all diese Dinge machen die Welt zu einem kleineren Ort.</text:span></text:p>
      <text:p text:style-name="P63"/>
      <text:p text:style-name="P203">3.3 Kommunikation expandiert während der Zugang zum Bankwesen abnimmt</text:p>
      <text:p text:style-name="P64"/>
      <text:p text:style-name="P64"><text:span text:style-name="T70">Tatsächlich</text:span> haben wir die letzten 15 Jahre beobachten können wie das Internet zur Treibkraft für dezentrale Kommunikation wurde. Es <text:span text:style-name="T66">ist eine </text:span>sehr <text:span text:style-name="T75">liberalisierende</text:span> Kraft <text:span text:style-name="T66">gewesen</text:span>. <text:span text:style-name="T66">Aber im Hinblick auf ökonomische Inklusion und Funktionsweise der Banken, haben wir unsere Möglichkeiten nicht erweitert. Wir haben die Zugänglichkeit nicht ausgeweitet. Genau genommen geht sie zurück. Ökonomische Inklusion nimmt ab.</text:span></text:p>
      <text:p text:style-name="P64"/>
      <text:p text:style-name="P65">D<text:span text:style-name="T67">ie</text:span> <text:span text:style-name="T67">Ursache</text:span> <text:span text:style-name="T67">dieser Abnahme ist die isolierte Struktur von Finanzen, seine grundlegende Architektur zieht Mauern auf: nationale Grenzen, Klassen Strukturen und Unterschiede in wie man mit deinem Geld und deinem Handel umgeht. Wir leben in einer Welt die sich zunehmend global vernetzt. Es gibt sogar eine aufstrebende globale Kultur durch das Internet. Und trotzdem sind unsere Finanzsysteme beschränkt, insular, und sie sind abgetrennt.</text:span></text:p>
      <text:p text:style-name="P65"/>
      <text:p text:style-name="P66">Wenn du es aus der Perspektive eines Netzwerkes betrachtest, gibt es da <text:span text:style-name="T68">Systeme um</text:span> kleine <text:span text:style-name="T68">Mengen zu überweisen und Systeme um große Mengen zu überweisen. Systeme des Geldes für Bezahlungen von Konsumenten, Systeme des Geldes für business-to-business Payments. Alle davon sind geographisch durch Grenzen, rechtlicher Gesetzgebung und nationalen Staaten von einander getrennt. Was diese Struktur erzeugt ist Seperation. Das heißt, dass wir als Menschen weniger und weniger frei sind Geschäfte mit dem Rest der Welt abzuwickeln. Geopolitik beeinflusst Finanzen in einer ernstzunehmenden Art, da die Kombination von Staat und Geld faule Resultate produziert.</text:span></text:p>
      <text:p text:style-name="P66"/>
      <text:p text:style-name="P67">Und wir sind dabei all das zu zerrütten.</text:p>
      <text:p text:style-name="P67"/>
      <text:p text:style-name="P204">3.4 Neue Architektur, Neuer Zugang</text:p>
      <text:p text:style-name="P67"/>
      <text:p text:style-name="P67">Was uns Bitcoins Architektur gibt ist ein neuer Weg die Welt zu organisieren, in exakt der selben Weise mit der das Internet den Zugang zu Kommunikation abgeflacht hat und jedes System welches sich damit verb<text:span text:style-name="T69">unden hat </text:span>zu einem gleichwertigen Peer machte. <text:span text:style-name="T69">Wenn ich eine IP Adresse besitze, werden meine Pakete nicht anders behandelt als die Pakete von irgendjemand anderen in diesem Netzwerk. Im Großen und Ganzen gibt das jedem eine Stimme. Es verleiht jedem die Macht einer Druckpresse mit globaler Skalierung. Bitcoin wird das selbe tun indem es jedem die Macht einer Bank mit globaler Skalierung verleiht.</text:span></text:p>
      <text:p text:style-name="P67"/>
      <text:p text:style-name="P68">Stell es dir vor wie <text:span text:style-name="T70">Schreibtisch</text:span>-Banking – <text:span text:style-name="T70">In der Art wie Schreibtisch Drucken, oder Schreibtisch Veröffentlichung und Websites Kommunikation veränderten -</text:span> individuell kontrolliertes Banking mit all der Macht der größten Banken <text:s/>- <text:span text:style-name="T70">wird Disruption kreieren.*****</text:span></text:p>
      <text:p text:style-name="P68"/>
      <text:p text:style-name="P69">Stell dir eine Welt vor in der jede Person die Möglichkeit hat Transaktionen nicht nur zu vollziehen sondern auch komplexe Finanzsysteme und andere Instrumente zu erschaffen ohne jemanden dafür um Erlaubnis zu fragen. Einfach indem du dich mit einem Netzwerk verbindest, jeder kann eine neue A<text:span text:style-name="T187">pplication</text:span> starten. Zentralisierte Systeme können das nicht tun.</text:p>
      <text:p text:style-name="P69"/>
      <text:p text:style-name="P70">In einem zentralisierten System <text:span text:style-name="T71">hast du </text:span>weniger Kontrolle je weiter außen du bist. Je näher du dem System kommst, und je weiter du in der Hierarchie aufsteigst, desto kontrolliert<text:span text:style-name="T71">er</text:span>, desto beschränkt<text:span text:style-name="T71">er</text:span> ist der Zugang. <text:span text:style-name="T71">Aber nicht bei Bitcoin. Mit Systemen wie Bitcoin, hat jeder Knotenpunkt im Netzwerk </text:span><text:soft-page-break/><text:span text:style-name="T71">gleichwertigen Zugang zu allen finanziellen Dienstleistungen. In einem zentralisierten System musst du zuerst um Erlaubnis fragen falls du eine neue Application entwickeln willst. Und Erlaubnis wird nur gewährt wenn diese Application bei einer breiten Masse Anwendung findet und profitabel ist.</text:span></text:p>
      <text:p text:style-name="P70"/>
      <text:p text:style-name="P71">Im Internet oder in Bitcoin, sind zwei Knotenpunkte, zwei Personen, zwei Systeme alles was es braucht um eine Appli<text:span text:style-name="T186">c</text:span>ation zu starten. Sie können beginnen zu kommunizieren, ihre eigenen Protokolle konstruieren, <text:span text:style-name="T72">ihre eigenen Systeme, and diese Application die nur von zwei Personen verwendet wird ist genauso valide wie all die anderen Applications im Netzwerk.</text:span></text:p>
      <text:p text:style-name="P71"/>
      <text:p text:style-name="P205">3.5 Netzneutralität und Nicht-Diskriminierung</text:p>
      <text:p text:style-name="P72"/>
      <text:p text:style-name="P72">Wenn du das Internet betrachtest, ist das fundamentale Missverständnis, dass Leute glauben, dass die Macht des Internet<text:span text:style-name="T73">s</text:span> von der Fähigkeit <text:span text:style-name="T73">herkommt Informationen schnell übermitteln zu können. Aber die echte Macht des Internets geht aus der Netzneutralität hervor. Netzneutralität ist ein Konzept damit das Internet niemanden aufgrund von Herkunft, Destination oder Inhalt diskriminiert.</text:span></text:p>
      <text:p text:style-name="P72"/>
      <text:p text:style-name="P73">Bitcoin ist das erste finanzielle Netzwerk welches Neutralität vorweist. In einer Bitcoin Transaktion kümmert sich das Netzwerk nicht um die Herkunft, die Destination, die Menge oder welchen Typ von finanzieller Appli<text:span text:style-name="T186">c</text:span>ation es unterstützt. Die einzig relevante Frage ist, hast du <text:span text:style-name="T74">genügend Gebühren bezahlt um die Ressourcen des Netzwerkes zu nutzen? Und falls du das hast, ist deine Application nützlich.***</text:span></text:p>
      <text:p text:style-name="P73"/>
      <text:p text:style-name="P206">3.5.1 Es gibt keine Spam Transaktionen in Bitcoin</text:p>
      <text:p text:style-name="P74"/>
      <text:p text:style-name="P75">Wir <text:span text:style-name="T76">führen</text:span> gerade eine interessante Unterhaltung in Bitcoin. Vielleicht haben einige von euch schon den Begriff "Spam Transaktion" gehört. Was ist eine Spam Transaktion? Was heißt es für eine Transaktion "spam" zu sein? Ich denke der Begriff ist bedeutungslos denn <text:span text:style-name="T75">um zu</text:span> entscheide<text:span text:style-name="T75">n</text:span> welche Transaktionen spam sind und welche nicht, <text:span text:style-name="T75">fällst du ein Top-down Urteil. Sie erzwingen <text:s/>die Auswahl legitimer Applications in dieser Architektur. Dann ist die Frage legitim für wen? Den Endbenutzer? Es gibt keine solche Sache wie eine spam Transaktion, denn ganz einfach falls eine Transaktion genügend Transaktionsgebühren trägt, das bedeutet, dass der Absender dieser Transaktion empfand sie war kostbar genug zu übermitteln – diese Transaktion dann eine legitime ist. Das ersetzt die Konzepte von Kontrolle und <text:s/>Inhalte durch Entscheidungen darüber was gut und was schlecht ist, was legitim und illegitim ist, was eine nützliche Application und was keine nützliche Application ist, mit einem simplen Markt Mechanismus, deine Transaktionen sind kostbar und darum kein spam.</text:span></text:p>
      <text:p text:style-name="P67"/>
      <text:p text:style-name="P207">3.6 Netzwerk<text:span text:style-name="T82">zentriertes</text:span> Geld</text:p>
      <text:p text:style-name="P76"/>
      <text:p text:style-name="P76">Beginnend in den 1970er <text:span text:style-name="T78">Jahren</text:span> haben wir die Welt anfangen sehen digitale Währungen zu adaptieren. Wenn Leute Bitcoin als "digitale Währung" bezeichnen, sind sie am Thema vorbei. Der Euro ist eine digitale Währung, der US Dollar ist eine digitale Währung. Weniger als 8 Prozent dieser Währungen existieren in physikalischer Form; der Rest sind Bits in Konten. Aber der fundamentale Unterschied ist, dass diese Konten von zentralen Organisationen kontrolliert werden, wohingegen bei Bitcoin, nicht. <text:span text:style-name="T77">Bitcoin hat ein dezentrales Netzwerk, ein offenes Netzwerk.</text:span></text:p>
      <text:p text:style-name="P76"/>
      <text:p text:style-name="P78">Bitcoin ist keine digitale Währung. Es ist eine Kryptowährung. Es ist <text:span text:style-name="T82">netzwerkzentriertes</text:span> Geld. Mir gefällt die Idee von <text:span text:style-name="T82">n</text:span>etzwerk<text:span text:style-name="T82">zentriertem</text:span> Geld sehr. Ein Netzwerk welches es uns erlaubt das Vertrauen in Institutionen zu ersetzen, Vertrauen in Hierarchien, mit Vertrauen in ein Netzwerk. Das Netzwerk <text:soft-page-break/>fungiert als massiv zerstreuter Vermittler von Vertrauen, jede Meinungsverschiedenheit zu Transaktionen lösend <text:s/>auf eine Art bei der niemand Kontrolle hat.</text:p>
      <text:p text:style-name="P78"/>
      <text:p text:style-name="P208">3.7 <text:span text:style-name="T78">Träumen von totalitärer Kontrolle über finanzielle Transaktionen</text:span></text:p>
      <text:p text:style-name="P77"/>
      <text:p text:style-name="P77">Beginnend in den 1970er <text:span text:style-name="T78">Jahren, fingen unsere Währungen an digital zu sein, aber es ist nicht das selbe "digital" wie Bitcoin. Das hat ein(einen**) Traum für Regierungen ausgelöst, den Traum eines Tages dazu in der Lage zu sein jede finanzielle Transaktion von jedem menschlichen Wesen auf diesem Planeten zu kontrollieren auf eine Art bei der alles sichtbar war für die Strukturen der Macht. Wo Privatsphäre stirbt. Wo dich die Fähigkeit eine Transaktion zu tätigen sofort unter die Linse eines Systems stellt welches dich überwacht. Wir haben ein System der globalen finanziellen Überwachung erschaffen. Ein System der totalitären finanziellen Überwachung auf der ganzen Welt.</text:span></text:p>
      <text:p text:style-name="P77"/>
      <text:p text:style-name="P79">Dieses System, welches Identifikation verlangt und Bonitätsbeurteilung und limitierten Zugang, ist verantwortlich für den Fakt, dass ökonomische Inklusion abnimmt. Es ist verantwortlich für den Umstand dass 2 1/2 Milliarden Menschen absolut keinen Zugang zum Bankwesen haben. Das sind nur die Haushaltsvorstände, ohne ihre Familien zu zählen. Das ist nicht die Zählung der Menschen die limitierten Zugang zum Bankwesen haben <text:span text:style-name="T79">in einer einzigen Währung innerhalb einer einzigen Grenze. Wenn du alle von ihnen zählst, sind es Milliarden über Milliarden.</text:span></text:p>
      <text:p text:style-name="P79"/>
      <text:p text:style-name="P209">3.7.1 Zensur von finanziellen Transaktionen</text:p>
      <text:p text:style-name="P80"/>
      <text:p text:style-name="P81">Als Mitglied der privilegierten Elite der Industrieländer, habe ich die Möglichkeit innerhalb von 24 Stunden ein Aktien Konto zu eröffnen, elektronisch. Und innerhalb von 24 Stunden kann ich in Yen auf einem Aktien Markt in Tokyo handeln. Ich kann Geld überall auf der Welt versenden oder empfangen ohne echte Beschränkungen. Alles <text:span text:style-name="T80">was</text:span> ich tun muss ist meine Privatsphäre und Freiheit zu opfern.</text:p>
      <text:p text:style-name="P80"/>
      <text:p text:style-name="P84">Denn während ich all diese Dinge tun kann, und diese sind mächtig, gibt es manche Dinge die ich nicht tun kann. Ich spreche nicht darüber Drogen zu kaufen. Das ist nicht wirklich so interessant. Worüber <text:s/>ich spreche sind simple Dinge – zum Beispiel, einer aktivistischen Organisation wie WikiLeaks spenden. Vor ein paar Jahren war WikiLeaks komplett abgeschnitten vom weltweiten Finanzsystem <text:span text:style-name="T81">einfach weil außergerichtlicher Druck auf große Payment Anbieter ausgeübt wurde: Visa; MasterCard, das Banken Transfer System, Paypal, etc. Ohne eines legalen Prozesses, ohne einer Verurteilung, und möglicherweise, meiner Meinung nach, ohne absolut irgendeinem anderen Verbrechen als das Aufdecken von echten Verbrechen, war WikiLeaks abgeschnitten vom weltweiten Finanzsystem. Das passiert nun nicht nur noch aktivistischen Organisationen, es passiert ganzen Staaten.</text:span></text:p>
      <text:p text:style-name="P84"/>
      <text:p text:style-name="P85">Der Traum nationale<text:span text:style-name="T86">r</text:span> Staaten, <text:span text:style-name="T82">ein </text:span>totalitäre<text:span text:style-name="T82">s</text:span> Finanzsystem zu kreieren, starb am 03. Jänner 2009 mit der Erfindung von Bitcoin und dem Mining des Genesis Blocks.</text:p>
      <text:p text:style-name="P85"/>
      <text:p text:style-name="P210">3.7.2 Netzwerkzentriertes Geld ist zensurresistent</text:p>
      <text:p text:style-name="P86"/>
      <text:p text:style-name="P89">Bitcoin ist <text:span text:style-name="T7">zensurresistent.</text:span> Du magst diesen Begriff schon gehört haben. Du kannst nicht kontrollieren wo<text:span text:style-name="T173">hin</text:span> Geld in Bitcoin <text:span text:style-name="T173">gesend</text:span>t wird. Es ist nicht verbunden mit Identitäten oder geographischer Lage. In Bitcoin ist die Überwachung von Allen unmöglich. In Bitcoin ist Zensurresistenz ein Artefakt welches durch Neutralität erzeugt wird, durch die Architektur eines flachen Netzwerkes ohne Grenzen. Die Architektur der Neutralität welche der Herkunft, Destination und Valuta keine Bedeutung zuordnet ist was zensurresistenz erzeugt.</text:p>
      <text:p text:style-name="P211"><text:soft-page-break/>3.8 Unterwachung, <text:span text:style-name="T95">n</text:span>icht Überwachung</text:p>
      <text:p text:style-name="P89"/>
      <text:p text:style-name="P89">Privatsphäre ist sehr wichtig, aber es ist ein Begrif<text:span text:style-name="T115">f</text:span> der oft eine sehr tiefgfreifende politische Bedeutung hat. Ich möchte es einem anderem Begriff gegenüberstellen, <text:span text:style-name="T7">Geheimhaltung.</text:span> Was ist der Unterschied zwischen Privatsphäre und Geheimhaltung? <text:span text:style-name="T83">Letztendlich, </text:span>und <text:span text:style-name="T83">eigentlich in Alltagssprache ausgedrückt ist Privatsphäre das Recht von Milliarden Individuen nicht überwacht zu werden. Geheimhaltung ist die Macht weniger der Disponierbarkeit zu entkommen, keine Transparenz zu haben.</text:span></text:p>
      <text:p text:style-name="P89"/>
      <text:p text:style-name="P91">Wir leben in einer Welt wo jede individuelle Transaktion <text:span text:style-name="T84">die du in diesem Finanzsystem tätigst katalogisiert wird, analysiert und an Nachrichtendienste die auf der ganzen Erde kollaborieren übermittelt, und trotzdem haben wir keine Ahnung was unsere Regierung mit Geld macht. Die Finanzsysteme der Mächtigen sind komplett undurchsichtig. Unsere Transaktionen sind in diesem System der Überwachung völlig einsehbar. Diese Welt steht Kopf. Bitcoin stellt sie richtig.</text:span></text:p>
      <text:p text:style-name="P90"/>
      <text:p text:style-name="P93">Privatsphäre ist ein Menschenrecht und Geheimhaltung ist ein Privileg der Macht <text:span text:style-name="T85">und wir müssen eine Welt schaffen in der wir komplette, ultimative, starke Privatsphäre für Milliarden von Menschen haben. Denn das ist ein Menschenrecht, den das ist der Eckpfeiler der freien Meinungsäußerung, Assoziation, politischer Rede, und all den anderen Freiheiten die durchaus mit Privatsphäre verknüpft sind. Wir müssen in einer Welt leben in der Geheimhaltung unbeständig und leicht durchbohrbar ist, in der Mächtige der Disponierbarkeit begegnen, denn sie sind es die im Rampenlicht der Transparenz stehen. Wir müssen dieses System auf den Kopf stellen.</text:span></text:p>
      <text:p text:style-name="P93"/>
      <text:p text:style-name="P154">"Privatsphäre ist ein Menschenrecht. Geheimhaltung ein Privileg der Macht. <text:span text:style-name="T85">Wir müssen in einer Welt leben in der Geheimhaltung unbeständig und leicht durchbohrbar ist, in der Mächtige der Disponierbarkeit begegnen, denn sie sind es die im Rampenlicht der Transparenz stehen."</text:span></text:p>
      <text:p text:style-name="P154"/>
      <text:p text:style-name="P94">Eines meiner <text:span text:style-name="T87">Lieblings-</text:span>Wörter ist ein französisches Wort: <text:span text:style-name="T7">sousveillance </text:span><text:span text:style-name="T10">(</text:span>Unterwachung<text:span text:style-name="T87">)</text:span>. Es ist das Gegenteil von Überwachung. Überwachung bedeutet von oben herab blicken, Unterwachung bedeutet von unten nach oben zu blicken. In ihrem Traum von nationalen Staaten <text:span text:style-name="T87">die unsere gesamte finanzielle Zukunft kontrollieren, machten sie einen großen Rechenfehler. Es ist verdammt viel schwieriger für ein paar Hunderttausend Menschen 7 1/2 Milliarden zu überwachen. Aber was glaubt ihr passiert wenn 7 1/2 Milliarden von uns zurückstarren. Wenn das Panoptikum sich umdreht. Wenn unser Finanzsystem, unser Kommunikationssystem privat ist und Geheimhaltung eine Illusion die nicht aufrechterhalten werden kann. Wenn Verbrechen die im Namen von Staaten und mächtigen Partnerschaften begangen werden angreifbar für Hacker und Whistleblower und geheime Informanten sind. Wenn alles irgendwann rauskommt. Wir sind beträchtlich im Vorteil denn die natürliche Balance in diesem System ist eine in der Individuen Privatsphäre aber die Mächtigen keine Geheimhaltung mehr haben können. Bitcoin ist in dieser Angelegenheit einer der ersten Schritte.</text:span></text:p>
      <text:p text:style-name="P94"/>
      <text:p text:style-name="P157">"Wir <text:span text:style-name="T107">sind beträchtlich im Vorteil </text:span>denn die natürliche Balance in diesem System ist eine in der Individuen Privatsphäre aber die Mächtigen keine Geheimhaltung mehr haben können. Bitcoin ist in dieser Angelegenheit einer der ersten Schritte."</text:p>
      <text:p text:style-name="P155"/>
      <text:p text:style-name="P212">3.9 Banken für Jederman</text:p>
      <text:p text:style-name="P95"/>
      <text:p text:style-name="P96">Die Fähigkeit grenzübergreifend Transaktion<text:span text:style-name="T205">en</text:span> abzuwickeln bedeutet, dass wir nun in der Lage sein werden finanzielle Dienstleistung auf Milliarden von Menschen die keine<text:span text:style-name="T89">n</text:span> Zugang haben auszuweiten. <text:soft-page-break/>Nicht zwingend durch komplizierte Technologie. <text:span text:style-name="T88">Manchmal spreche ich mit verschiedenen Regionalbanken, mit denen die keine Angst vor Bitcoin haben. Diese erzählen mir Dinge wie 80% unserer Bevölkerung lebt über 160km von der nächsten Bankeinrichtung entfernt und wir können sie nicht bedienen. In einem Fall sagten sie 160km mit dem Kanu. Ich lasse euch vermuten welches Land das war. Dennoch, sogar in den abgelegensten Orten der Erde gibt es heutzutage einen Handymast. Sogar in den ärmsten Orten der Erde sehen wir oft Solarpanele auf einer kleine Hütte die ein Nokia 1000 Handy speißen, das am öftesten produzierte Gerät in der Geschichte der Fabrikation, Milliarden von ihnen wurden verkauft. Wir können jedes Einzelne davon, nicht in ein Bankkonto, sondern in eine Bank verwandeln.</text:span></text:p>
      <text:p text:style-name="P96"/>
      <text:p text:style-name="P98">Vor zwei Wochen <text:span text:style-name="T90">hielt</text:span> Präsident Obama eine Präsentation bei "South by Southwest" und er sprach von Privatsphäre. Er sagte: "Wenn wir die Handys nicht <text:span text:style-name="T90">knacken</text:span> können, bedeutet das, dass jeder ein schweizer Bankkonto in der Tasche hat." Das ist nicht <text:span text:style-name="T90">zur Gänze</text:span> akkurat. Ich habe kein schweizer Bankkonto in meiner Tasche. Ich habe eine ganze schweizer Bank <text:span text:style-name="T112">und die</text:span> Fähigkeit <text:span text:style-name="T90">mit einem einzigen Seed</text:span> 2 Milliarden Adressen zu generieren <text:span text:style-name="T90">und für jede Transaktion eine eigene Adresse zu verwenden. Diese Bank ist komplett verschlüsselt, also sogar wenn du das Handy entsperrst, habe ich immer noch Zugang zu meiner Bank. Das repräsentiert die kognitive Dissonanz zwischen den Mächten der zentralisierten Geheimhaltung und der Macht der Privatsphäre als Menschenrecht welches nun in Reichweite liegt. Wenn du dachtest das wird leicht werden oder ohne Anstrengung stattfinden, lagst du sehr falsch.</text:span></text:p>
      <text:p text:style-name="P97"/>
      <text:p text:style-name="P213">3.10 Bitcoin, das Zombie unter den Währungen</text:p>
      <text:p text:style-name="P99"/>
      <text:p text:style-name="P99">Wenn du irgendetwas über Bitcoin liest, siehst du genau die gleichen Dinge die sie schon über das Internet in den Frühen 90er Jahren sagten. Es ist ein <text:span text:style-name="T91">Paradies für Pädophile, Terroristen, Drogendealer und Kriminelle. Wieviele von euch in diesem Raum besitzen Bitcoin? Wieviele von euch in diesem Raum sind Terroristen, Pädophile, Drogendealer oder Kriminelle?</text:span></text:p>
      <text:p text:style-name="P99"/>
      <text:p text:style-name="P100">Du siehst das Ding an Bitcoin ist, dass während sie diese Geschichte verbreiten, hin und wieder jemand der noch nie von Bitcoin gehört hat zwei wesentliche Dinge versteht. Erstens, Bitcoin ist immer noch nicht tot, was immer wieder überraschend ist, denn alle zwei bis drei Monate kommt ein Artikel raus der behauptet Bitcoin sei tot. Das ist gute Werbung. Weil jedes Mal wenn jemand hört e<text:span text:style-name="T92">r</text:span> ist tot und 3 Monate später hören sie e<text:span text:style-name="T92">r</text:span> ist immer noch nicht tot, denken sie: "Huh, dieses Ding tendiert dazu zu überleben."Ich nenne Bitcoin "The Internet of Money," aber wahrscheinlich sollten wir es das "Zombie unter den Währungen" nennen. Es ist <text:span text:style-name="T92">eine untote Währung.</text:span></text:p>
      <text:p text:style-name="P100"/>
      <text:p text:style-name="P158">Ich nenne Bitcoin "The Internet of Money," aber wahrscheinlich sollten wir es das "Zombie unter den Währungen" nennen. Es ist <text:span text:style-name="T92">eine untote Währung.</text:span></text:p>
      <text:p text:style-name="P158"/>
      <text:p text:style-name="P100">Das Problem dabei ist dass wir ein System kreieren welches die größte Industrie dieser Welt bedroht, <text:span text:style-name="T92">und das ist die Finanzindustrie. Sie werden Widerspruch erheben. Sie werden dagegen vorgehen, und sie werden die gäbrauchliste und effektivste emotionale Taktik dafür verwenden, Angst. Wenn Leute diese Nachricht hören, vielleicht kommen sie am nächsten Tag zu einem dieser Meet-ups und treffen einen Zahnarzt der Bitcoin besitzt, einen Architekten der Bitcoin besitzt, einen Taxifahrer der Bitcoin benützt um seiner Familie Geld zu schicken – gewöhnliche Leute die Bitcoin verwenden um sich selbst finanzielle Macht und finanzielle Freiheit zu verleihen. Jedesmal wird diese Nachricht gebrochen durch kognitive Dissonanz, Bitcoin siegt. All was Bitcoin wirklich machen muss ist Überleben. Bis hierhin schlägt er sich ziemlich gut.</text:span></text:p>
      <text:p text:style-name="P95"/>
      <text:p text:style-name="P214"><text:soft-page-break/>3.11. Währungen evolvieren</text:p>
      <text:p text:style-name="P101"/>
      <text:p text:style-name="P102">In der netzwerkzentrischen Welt <text:span text:style-name="T93">nehmen </text:span>Währungen evolutionäre Nichen <text:span text:style-name="T93">in Anspruch</text:span>. <text:span text:style-name="T93">Sie evolvieren, wie Spezies, basierend auf dem Stimulus den es von der Umwelt bekommt. Bitcoin ist ein dynamisches System mit Programmierer die das ändern können. Die Frage ist, in welche Richtung wird Bitcoin sich evolvieren? In welche ökologische Niche wird es versuchen hineinzupassen? Und wie wird das von den Taten der Mächtigen beeinflusst werden? Falls sie Bitcoin attackieren, evolviert es sich gegen Angreifer zu verteidigen. Falls sie Bitcoins Anonymität attackieren, evolviert es sich noch anonymer zu werden. Falls sie Bitcoin Widerstandsfähigkeit attackieren, evolviert es sich noch dezentraler zu sein. Am Ende ist Bitcoin trotz all dieser Nachrichten der Angst der kuschlige kleine Bär unter den Währungen den man nicht treten möchte. Denn in der Evolution wird sich der Gecko auf den du trittst evolvieren, bis es ein Komodo Waran ist und du nicht mehr darauf herumtrampeln kannst.</text:span></text:p>
      <text:p text:style-name="P102"/>
      <text:p text:style-name="P103">Manchmal fragen mich die Leute, "Glaubst du Regierungen werden Bitcoin verbieten? Glaubst du sie werden ihn zu Tode regulieren? Glaubst du wird man ihn mit denial-of-service Attacken angreifen?" Die Antwort ist ziemlich einfach denn in netzwerkzentrischen Systemen – Systeme die dynamisch und adaptiv <text:span text:style-name="T94">sind, Systeme die Antifragilität aufweisen – bringen Attacken das System dazu sich anzupassen und weiterzuentwickeln und noch widerstandsfähiger zu werden. Denk eine Sekunde über das nach.</text:span></text:p>
      <text:p text:style-name="P103"/>
      <text:p text:style-name="P159"><text:span text:style-name="T94">"I</text:span>n netzwerkzentrischen Systemen <text:s/><text:span text:style-name="T94">bringen Attacken das System dazu sich anzupassen und weiterzuentwickeln und noch widerstandsfähiger zu werden"</text:span></text:p>
      <text:p text:style-name="P159"/>
      <text:p text:style-name="P215">3.11.1 Attacken erschaffen Widerstandsfähigkeit</text:p>
      <text:p text:style-name="P104"/>
      <text:p text:style-name="P104">Ich habe seit 1989 mit dem Internet zu tun. Ich erinnere mich sehr <text:span text:style-name="T95">klar </text:span>als <text:span text:style-name="T95">zu Beginn</text:span> viele Artikel darüber geschrieben wurden wie <text:span text:style-name="T95">gebrechlich </text:span>das Internet war, <text:span text:style-name="T95">wie es Stimmenübertragung nicht sklaieren konnte, wie unsicher es war. Ich erinnere mich an Zeiten in denen denial-of-service Attacken Yahoo runternehmen konnten, AltaVista, und sogar Google für ein paar Stunden, manchmal Tage. Was ist zwischen damals und heute passiert? Wie oft habt ihr in den letzten fünf Jahren Google ausfallen sehn? Haben die Leute aufgehört Google anzugreifen? Ganz im Gegenteil. Google kann nun weltweit Gigabits von denial-of-service Attacken ertragen und dynamisch umleiten. Dieses Beispiel lässt sich auf alle Internet Application anwenden. Die Attacken haben nicht gestoppt. Das System wurde immun, denn es ist wie mit einem menschlichen Immunsystem, falls du einem Virus ausgesetzt bist und er dich nicht umbringt, evolvierst du Abwehrkräfte, und das nächste Mal wenn du diesem Virus ausgesetzt bist, tut er dir nichts.</text:span></text:p>
      <text:p text:style-name="P104"/>
      <text:p text:style-name="P105">Werden Regierungen versuchen Bitcoin zu verbieten? Bitcoin regulieren? Bitcoin attackieren? Das tun sie bereits. Das haben <text:span text:style-name="T96">sie so gut wie immer schon getan und Bitcoin wird noch immer stärker. Es ist ein System welches unter einer konstanten denial-of-service Attacke steht, welches im Internet von Hackern, von Agenten, und anderen System attackiert wird, 24 Stunden am Tag.</text:span></text:p>
      <text:p text:style-name="P103"/>
      <text:p text:style-name="P164">"Bitcoin wird noch immer stärker. Es ist ein System welches unter einer konstanten denial-of-service Attacke steht, welches im Internet von Hackern, von Agenten, und anderen System attackiert wird, 24 Stunden am Tag."</text:p>
      <text:p text:style-name="P101"/>
      <text:p text:style-name="P106">In der Sicherheit<text:span text:style-name="T105">sforschung</text:span> haben wir einen wirklich witzigen Begriff und der ist <text:span text:style-name="T7">Honeypot</text:span>. Ein Honeypot ist ein System das dafür designed wurde Hacker anzulocken. Welch größeren Honeypot könnte man haben als ein finanzielles Netzwerk indem $6 Milliarden <text:span text:style-name="T97">liegen? Wenn du Bitcoin hackst </text:span><text:soft-page-break/><text:span text:style-name="T97">wartet eine $6 Milliarden Belohnung auf dich da du einen Weg gefunden hast diese zu hacken.*** Niemand hat bis jetzt diese Belohnung eingesackt und das nicht weil niemand es versucht hat. Sie versuchen es nonstop. Aber Systeme wie Bitcoin sind widerstandsfähig.</text:span></text:p>
      <text:p text:style-name="P106"/>
      <text:p text:style-name="P216">3.12 Willkommen in der Zukunft des Geldes</text:p>
      <text:p text:style-name="P107"/>
      <text:p text:style-name="P107">Erinner<text:span text:style-name="T188">e</text:span> dich, dass das was wir hier <text:span text:style-name="T189">erschaffen</text:span> keine Währung ist. Es ist eine Überarbeitung der sozialen Systeme von Organisation die versagt haben. Diese 18. Jahrhundert Systeme der Hierarchien, die nicht skalieren <text:span text:style-name="T106">können</text:span> auf einer globalen, vernetzten Welt, werden ersetzt durch netzwerkzentrische, flache Architekturen – unabhängig davon ob es das Internet <text:span text:style-name="T106">ist </text:span>oder irgendeine dieser A<text:span text:style-name="T187">pplications</text:span> die on-top-of Bitcoin l<text:span text:style-name="T106">äuft</text:span> oder Bitcoin selbst. Währung ist nur die erste A<text:span text:style-name="T189">pplication</text:span>. Wenn du ein Netzwerk hast welches <text:span text:style-name="T98">uns </text:span>neutrales Vertrauen <text:span text:style-name="T98">bereitstellen kann, kannst du unzählige Applicationen dafür bauen, und du brauchst niemanden um Erlaubnis fragen.</text:span></text:p>
      <text:p text:style-name="P107"/>
      <text:p text:style-name="P108">Bitcoin ist mehr als eine Währung. Wenn ich sage Bitcoin ist "The Internet of Money," liegt die Betonung nicht auf "money", die Betonung liegt auf <text:span text:style-name="T7">Internet.</text:span> Willkommen in der Zukunft des Geldes.</text:p>
      <text:p text:style-name="P108"/>
      <text:p text:style-name="P108">Danke.</text:p>
      <text:p text:style-name="P108"/>
      <text:p text:style-name="P240">Kapitel 4. Erfinder, Disruptor, Außenseiter, und Bitcoin</text:p>
      <text:p text:style-name="P108"/>
      <text:p text:style-name="P160">Maker Faire; Henry Ford Museum, Detroit Michigan; Juli 2014</text:p>
      <text:p text:style-name="P160"/>
      <text:p text:style-name="P108">Video Link: <text:a xlink:type="simple" xlink:href="https://www.youtube.com/watch?v=LecUjKm408" text:style-name="Internet_20_link" text:visited-style-name="Visited_20_Internet_20_Link">https://www.youtube.com/watch?v=LecUjKm408</text:a> <text:span text:style-name="T12">link dead</text:span></text:p>
      <text:p text:style-name="P108"/>
      <text:p text:style-name="P160">Direkt bevor die Präsentation begann, sahen <text:span text:style-name="T114">die </text:span>Teilnehmer ein Video über die Geschichte des Automobils welches vom Museum <text:span text:style-name="T99">gezeigt wurde. Auf dieses Video wird sich in diesem Talk bezogen.</text:span></text:p>
      <text:p text:style-name="P108"/>
      <text:p text:style-name="P108">Guten morgen. Nun das war ein lustiges Video, nicht? Vor etwa einem Monat <text:s/>habe ich mein Auto für Bitcoin verkauft. Das war eine interessante Erfahrung, eine ganz neue Welt. Wieviele von euch hier haben Bitcoin? Von denen die keine besitzen, wieviele von euch haben von Bitcoin gehört? <text:span text:style-name="T7">95% des Publikums haben von gehört. </text:span>Irgendjemand der noch <text:span text:style-name="T99">nie</text:span> von Bitcoin gehört hat? Okay, großartig, das wird um einiges einfacher als ich gedacht habe.</text:p>
      <text:p text:style-name="P108"/>
      <text:p text:style-name="P217">4.1 Innovation erkennen</text:p>
      <text:p text:style-name="P109"/>
      <text:p text:style-name="P109">Bitcoin ist das Internet des Geldes, aber es ist mehr als das. Für diese Zuhörerschaft speziell und für die Leute hier im Maker Faire sind, möchte ich über Bitcoin aus der Perspektive der Außenseiter der Verrückten, der Freaks sprechen. Derer Leute die sich weigern zu Denken wie alle anderen. <text:span text:style-name="T100">Die Leute die halb-funktionierende, elegante Technologie sehen dabei aber nicht auf den </text:span><text:span text:style-name="T11">halb-funktionierenden</text:span><text:span text:style-name="T100"> sondern den </text:span><text:span text:style-name="T11">eleganten</text:span><text:span text:style-name="T100"> Teil blicken. Sie erkennen Innovation, nicht nur Monate oder Jahre früher als Andere allerdings auch manchmal ein Jahrzent früher als Andere. Das ist die Sorte Mensch welche in die Maker Faire kommt. Und es ist ein großartiger Ort um ein Gespräch über Bitcoin zu beginnen.</text:span></text:p>
      <text:p text:style-name="P109"/>
      <text:p text:style-name="P110">Bitcoin ist <text:span text:style-name="T101">unvorhersehbar</text:span> Bitcoin ist nicht Geld wie wir es kennen. Bitcoin dürfte nicht hier sein. Bitcoin hat in Wirklichkeit keine Chancen auf Erfolg. Es <text:s/>kann <text:span text:style-name="T101">unmöglich</text:span> funktionieren. Es ist eines dieser Dinge <text:span text:style-name="T101">das</text:span> in der Theorie nicht funktionier<text:span text:style-name="T101">t</text:span>, aber <text:span text:style-name="T101">es</text:span> funktionier<text:span text:style-name="T101">t</text:span> in der Praxis. Wie Wikipedia. Wie Linux. Wie das Internet. Verrückte Ideen von Leuten mit Pferdeschwanz <text:span text:style-name="T101">und Nackenbärte. Verrückte denen niemand wirklich vertraut.</text:span></text:p>
      <text:p text:style-name="P109"/>
      <text:p text:style-name="P161">"Bitcoin ist <text:span text:style-name="T101">unvorhersehbar</text:span>. Bitcoin ist nicht Geld wie wir es kennen. Bitcoin dürfte nicht hier sein. Bitcoin hat in Wirklichkeit keine Chancen auf Erfolg. Es <text:s/>kann <text:span text:style-name="T101">unmöglich </text:span>funktionieren. Es ist eines dieser Dinge <text:span text:style-name="T101">das</text:span> in der Theorie nicht funktionier<text:span text:style-name="T101">t</text:span>, aber <text:span text:style-name="T101">es</text:span> funktionier<text:span text:style-name="T101">t</text:span> in der Praxis. Wie Wikipedia. Wie Linux. Wie das Internet."</text:p>
      <text:p text:style-name="P161"/>
      <text:p text:style-name="P111">Bitcoin hat Erfolg weil es funktioniert. Als Technologie ist sie elegant. Ich möchte über das Wesen von Außenseiter sprechen. Darüber in einen Industrie-Sitzungssaal zu gehen und zu sagen "Wisst ihr was? Wir sind dabei alles zu verändern," und man <text:span text:style-name="T102">aus dem Raum gelacht wird. Dann, weitermachen und weitermachen bis sie in der Tat Alles verändern. Das passiert mit Technologie die Ganze Zeit. Wir vergessen es nur. Wir ignorieren es. Wir schreiben die Geschichte mit leuchtenden Begriffen um.</text:span></text:p>
      <text:p text:style-name="P111"/>
      <text:p text:style-name="P218">4.2 Die Gefahren von Automobilen, Elektrizität und Bitcoin</text:p>
      <text:p text:style-name="P112"/>
      <text:p text:style-name="P112">Wir haben gerade ein Video über das frühe Automobil gesehen. Wisst ihr was die Medien damals über das frühe Automobil gesagt haben? Sie haben Autos verhöhnt. Sie haben Autos verspottet. Autos waren langsamer als Pferde. Autos waren ständig kaputt. Autos brauchten teuren Treibstoff den man nicht überall finden konnte. Sie benötigten eine enorme Infrastruktur um zu funktionieren. Die Medien <text:soft-page-break/>konzentrierten sich auf den Teil der Geschichte mit dem sie die meisten Zeitungen verkauften; Autounfälle, von Autos zerfleischte Fußgänger. <text:span text:style-name="T103">Für mehr als zwei Jahrzehnte</text:span></text:p>
      <text:p text:style-name="P112"/>
      <text:p text:style-name="P113">Die Aufregung war so groß, dass 1896 <text:span text:style-name="T126">man </text:span>in Goßbritannien ein Gesetz verabschiedet<text:span text:style-name="T126">e</text:span> <text:span text:style-name="T108">welches</text:span> Red Flag Act <text:span text:style-name="T108">genannt wurde</text:span>. Der Red Flag Act verlangte von jedem Betreiber eines Autos eine <text:span text:style-name="T110">3-Mann starke </text:span>Mannschaft ***von <text:s/>zu haben: ein Fahrer, ein Mechaniker der den ganzen Ablauf betreut (denk <text:span text:style-name="T109">Eisenbahn</text:span>), und der Flagman welcher eine rote Fahne 100 yards vor dem Auto hertragen würde um Fußgänger vor der unaufhaltbaren Ankunft einer höllischen Todesmaschine, <text:span text:style-name="T104">die sie niedermähen wird, zu warnen.</text:span></text:p>
      <text:p text:style-name="P113"/>
      <text:p text:style-name="P116">Ratet was in Großbritannien passiert ist? Sie haben das Rennen in der Automobil-Industrie verloren denn sie betrachteten die Technologie anstatt das Potential zu betrachten, sie erlaubten der Angst über ihre Reaktion zu bestimmen. Sie kreierten eine Umgebung in der Autos nicht die Dinge tun konnten die die ein Auto tun kann. Wenn du Autos zwingst so langsam wie der Fußgänger zu fahren der mit einer Roten Fahne vorläuft, verliert das Auto alle seine Vorteile. Wenn ein Auto eine 3-Mann starke Mannschaft benötigt um es zu betreiben, verliert das Auto all seine Vorteile. Sie nahmen das Auto und versuchten es aus der Perspektive der Eisenbahn und Pferde zu verstehen. Sie scheiterten. Sie haben das Rennen verloren.</text:p>
      <text:p text:style-name="P148"/>
      <text:p text:style-name="P114">Was ihr nicht in diesem Video gesehen habt ist, dass sie bis dahin die Nase vorn<text:span text:style-name="T113">e</text:span> hatten. Die <text:span text:style-name="T113">E</text:span>rsten wirklich praktischen Autos wurden in England gebaut. Sie ha<text:span text:style-name="T113">tten</text:span> das Rennen in der Industriellen-Revolution mit der Dampfmaschine schon gewonnen. <text:span text:style-name="T110">Zu dieser Zeit war England Triebkraft der industriellen Innovation. Sie waren am gewinnen bis sie sich dazu entschieden, dass diese schmutzige Maschine auf einen sehr limitierten Raum und mit einer Reihe von Regeln eingeschränkt werden soll. Sie haben die Gans getötet. Keine goldenen Eier mehr für sie.</text:span></text:p>
      <text:p text:style-name="P114"/>
      <text:p text:style-name="P162">"Die ersten wirklich praktischen Autos wurden in England gebaut... <text:span text:style-name="T110">Zu dieser Zeit war England Triebkraft der industriellen Innovation. Sie waren am gewinnen bis sie sich dazu entschieden, dass diese schmutzige Maschine auf einen sehr limitierten Raum und mit einer Reihe von Regeln beschränkt werden soll."</text:span></text:p>
      <text:p text:style-name="P162"/>
      <text:p text:style-name="P115">Das ist instruktiv denn das passiert wieder und wieder mit Technologie. <text:span text:style-name="T111">Als Elektrizität domestiziert** und Leute begannen ihr Zuhause zu elektrisieren***, glaubt ihr die Medien haben damals angekündigt, "Das ist brillant! Edison ist ein Genie! Das wird die Welt verändern!"? Nein. Was sie gesagt haben war das ist eine gefährliche Technologie die das Zuhause der Menschen niederbrennt. Sie brachten Bericht nach Bericht nach Bericht über Leute die sich gestromt haben oder Häuser die niederbrennen.</text:span></text:p>
      <text:p text:style-name="P115"/>
      <text:p text:style-name="P165">Als Elektrizität domestiziert** und Leute begannen ihr Zuhause zu elektrisieren***, glaubt ihr die Medien haben damals angekündigt, "Das ist brillant! Edison ist ein Genie! Das wird die Welt verändern!"? Nein. Was sie gesagt haben war das ist eine gefährliche Technologie die das Zuhause von Menschen niederbrennt.</text:p>
      <text:p text:style-name="P163"/>
      <text:p text:style-name="P117">Selbstverständlich konntest du Eletrizität nicht wirklich nutzen, da es die komplette Überholung deines Daheims bedeutete. Du musstest Kabeln in deinem Haus verlegen, die Kabel die nicht abbrennen würden. <text:span text:style-name="T117">Du hättest dir spezielle Geräte kaufen müssen die du an diese Kabeln anschließt, bevor kurz darauf dein Haus niederbrennt. </text:span>Nur die Reichen konnten sich das leisten. <text:span text:style-name="T117">Ohne Frage, diese Technologie war eine Affektion der Reichen. Es war eine Spielerei ohne praktischen Nutzen.</text:span></text:p>
      <text:p text:style-name="P117"/>
      <text:p text:style-name="P119">Der Bürgermeister von Paris sagte während der Weltausstellung <text:span text:style-name="T118">von 1900</text:span>: "Nachdem diese <text:soft-page-break/><text:span text:style-name="T118">Ausstellung</text:span> vorbei ist, wird <text:span text:style-name="T118">diese Modeerscheinung der Elektrizität</text:span> so schnell vergessen sein wie die Lichter ausgehen."<text:span text:style-name="T119">In der Technik sind berühmte Zitate nichts Ungewöhnliches, Worte die uns im Rückblick lächerlich erscheinen. Wie der Kopf von IBM der einst sagte: "Ich sehe weltweit <text:s/>keinen Bedarf von mehr als 5 Computern vorraus" Wie die Leute die sagten das Telefon würde nie erfolgreich sein.</text:span></text:p>
      <text:p text:style-name="P119"/>
      <text:p text:style-name="P122">Können sie errahnen was die Leute über Bitcoin sagen? Sie sagen dir das ist eine komische und komplizierte Technologie. Eine Technologie die sich auf Außenseiter, Drogendealer, Pornographen, Terroristen, Diebe und Schwindler ausrichtet.*** Ich sehe keine in diesem Raum aber wir passen besser auf nur für den Fall, dass sie auftauchen.</text:p>
      <text:p text:style-name="P122"/>
      <text:p text:style-name="P122">Selbstverständlich liegen sie falsch. Bitcoin ist nichts dieser Dinge. Bitcoin ist ganz einfach eine Technologie. Technologie findet ihre erste Anwendung oft in den Händen krimineller. Die ersten Autos wurden als Fluchtfahrzeuge verwendet. Die ersten Telefone <text:span text:style-name="T120">wurden </text:span>dafür benützt Verschwörung<text:span text:style-name="T120">en</text:span> <text:span text:style-name="T120">anzuzetteln. <text:s/>Die ersten Faxgeräte wurden für langstrecken Briefbetrügerein und Schneeballsysteme herangezogen. Die erste Art der Elektronik wurde verwendet um medizinischen Schwindel zu betreiben und um Leute zu verarschen.*** Diese Dinge passieren immer mit neuer Technologie und sie passieren mit Bitcoin auch.</text:span></text:p>
      <text:p text:style-name="P122"/>
      <text:p text:style-name="P123">Warum glaubt ihr verwenden Kriminelle Technologie wie diese? Wir könnten es moralisch angehen*** und sich die wesentlichen Ursachen ansehen. Kriminelle <text:span text:style-name="T121">nutzen</text:span> die fortschrittlichste Technol<text:span text:style-name="T121">o</text:span>g<text:span text:style-name="T121">i</text:span>e, den<text:span text:style-name="T121">n</text:span> sie arbeiten in einem <text:span text:style-name="T121">Bereich mit sehr hoher Gewinnspanne und extremen Risiko. In diesem Umfeld ist die Konkurrenz erbittert. Neueste Technologie zu verwenden wenn du dieses hohe Risiko bereits eingehst ist nicht wirklich was Besonderes. Und wenn du erfolgreich bist hast du einen enormen Vorteil. Durch die Geschichte hindurch wurden die beeindruckensten Technologien zuerst von Kriminellen angenommen. Ich glaube nicht, dass wir das unbedingt in unserem Bitcoin <text:s/>Marketing Plan <text:s/>haben wollen, aber es ist interessant sich anzusehen was Kriminelle machen und wie diese Dinge ein Jahrzehnt später im Mainstream ankommen.*** Es gibt hier eine gewissen Dynamik.</text:span></text:p>
      <text:p text:style-name="P123"/>
      <text:p text:style-name="P124">Bitcoin hat seine Anfangsphase bereits längst hinter sich und ist nicht länger im Einflussbereich***(Angelegenheit?) der Kriminellen. In Wahrheit war es das auch wohlgemerkt nie wirklich im Gegensatz zu dem was die Medien von sich gegeben haben.*** <text:s/>Nun, Bitcoin erreicht den Mainstream und die Dinge verändern sich rasch.</text:p>
      <text:p text:style-name="P124"/>
      <text:p text:style-name="P125">Heute spreche ich über Bitcoin als Technologie, denn etwas sehr <text:span text:style-name="T122">spannendes passiert gerade. Etwas wird unser Banken- und Finanzsystem drastisch verändern, genauso wie Autos die Pferdeindustrie verändert haben, genauso wie Öl die Walfangindustrie verändert hat, genauso wie Elektrizität die Holzofenindustrie verändert hat. Das Bankwesen ist dabei zerrüttet zu werden. Wohlgemerkt*** wird es bereits auseinander gerissen. In Wahrheit haben sie zu dem Zeitpunkt an dem sie herausfinden wie groß der Schaden bereits ist, <text:s/>das Spiel schon verloren. Das ist üblicherweise der Fall.</text:span></text:p>
      <text:p text:style-name="P125"/>
      <text:p text:style-name="P219">4.3 Etablierte Reaktion auf Innovation</text:p>
      <text:p text:style-name="P126"/>
      <text:p text:style-name="P127">Wenn etablierte, fest verwurzelte Industrien zum ersten Mal disruptive Technologien sehn, ignorieren sie diese, denn <text:span text:style-name="T124">sie</text:span> könnte<text:span text:style-name="T124">n</text:span> unmöglich eine Bedrohung darstellen. ***, sehen diese Bedrohungen aus wie Kinder die herumspielen. Für JPMorgan Chase ist Bitcoin wie ein Limonadenstand der Walmart Konkurrenz machen möchte. Falls die Technologie weiterhin existiert, dann werden sie in die zweite Phase übergehen in der sie beginnen werden diese Technologie schlecht zu reden. <text:span text:style-name="T123">Sie sehen es plötzlich überall und fangen an es zu verspotten. Genauso wie sie die ersten Leute die sich Autos kauften </text:span><text:soft-page-break/><text:span text:style-name="T123">verspottet haben. Sie wurden immer mit einem Schraubenschlüssel auf ihren Knien gezeigt, bei dem Versuch ihre Maschine die schon wieder kaputt gegangen ist zu reparieren. Das war das Bild eines Autobesitzers der ersten Jahre.</text:span></text:p>
      <text:p text:style-name="P126"/>
      <text:p text:style-name="P128">Während sie <text:span text:style-name="T125">darüber </text:span>spotten setzt Bitcoin fort sich zu verbessern und zu wachsen. Nach einiger Zeit kannst du Veränderung wahrnehmen. Als erstes werden die Etablierten*** in der Industrie kommen und sagen "Hey, vielleicht sollten wir damit herumexperimentieren. Vielleicht sollten wir anfangen uns damit auseinander zu setzen." Dann gibt es einen Ansturm, denn auf einmal realisieren sie, <text:span text:style-name="T7">das wird unsere Industrie für immer verändern.</text:span></text:p>
      <text:p text:style-name="P166"/>
      <text:p text:style-name="P128">Zu dieser Zeit ist es zu spät. Zu dieser Zeit sind sie Kodak die von der Nummer eins in der Welt</text:p>
      <text:p text:style-name="P125"/>
      <text:p text:style-name="P220">4.4 Open Innovation und Opt-In Systeme</text:p>
      <text:p text:style-name="P220"/>
      <text:p text:style-name="P129">Lasst mich erklären, was ich damit meine. Jedes einzelne Finanzsystem in <text:span text:style-name="T128">der Welt</text:span> hat ein Sicherheits- und Vertrauensmodell, das den Ausschluss schlechter Akteure erfordert. <text:span text:style-name="T128">I</text:span>ch kann <text:span text:style-name="T128">mich </text:span>nicht mit dem Visa-Netzwerk verbinden und <text:span text:style-name="T128">es um</text:span>programmieren, <text:span text:style-name="T128">denn das zu tun würde das Visa-Netzwerk gefährden. </text:span>Ich kann keine Verbindung zu SWIFT herstellen, das weltweite Interbanken-Überweisungsnetz, <text:span text:style-name="T128">denn das </text:span>würde die Sicherheit dieses Netzwerks gefährden. Alle diese Netzwerke sind entworfen, um geschlossen zu sein, weil ihre primäre Sicherheit auf Zugriffssteuerung beruht. <text:span text:style-name="T128">Sehr sorgfältig jeden der Zugang hat und mit dem Code in Kontakt kommt überwachend. Sehr sorgfältig jede Application die in diesem System läuft überwachend, denn wenn sie einen schlechten Akteur in das Herz des Systems lassen, ist diese Sicherheit weg. Dieser eine schlechte Akteur kann übernehmen und tun was immer er will. Natürlich, 2008 fanden wir heraus das die schlechten Akteure die Banken besitzen. Sie trieben Millionen von Hausbesitzer, Millionen von Rentner und Millionen von Sparer auf der ganzen Welt in den Ruin mit ihrer Gier.</text:span></text:p>
      <text:p text:style-name="P129"/>
      <text:p text:style-name="P129">Bitcoin ist anders. Der Grund, warum es anders ist, ist nicht, weil wir plötzlich <text:span text:style-name="T129">die ehrlichsten Menschen der Welt gefunden haben</text:span>. Oder weil <text:span text:style-name="T129">Bitcoin keine Macken hat</text:span>. Oder weil das Netzwerk nicht angegriffen wird. Bitcoin ist anders weil es i<text:span text:style-name="T129">n</text:span> Bitcoin viele Gauner gibt - das Netzwerk wird <text:span text:style-name="T129">ständig angegriffen</text:span>- aber es <text:span text:style-name="T129">ist nicht abhängig von </text:span>Zugriffskontrolle um sicher zu bleiben. Es hängt von einer einfachen mathematischen Formel von Anreizen und Belohnungen ab. <text:span text:style-name="T129">Um</text:span> <text:span text:style-name="T131">am</text:span> Bitcoin-Netzwerk teilzunehmen und das Netzwerk als <text:span text:style-name="T129">ein Miner</text:span> zu sichern, <text:span text:style-name="T129">d</text:span>as ist eine spezielle Funktion in Bitcoin, <text:span text:style-name="T129">musst du enorme Rechenleistung nutzen und sehr viel Strom verbrauchen.</text:span> Wenn <text:span text:style-name="T129">du </text:span>diesen Wettbewerb gewinn<text:span text:style-name="T129">st</text:span>, bekomm<text:span text:style-name="T129">st du Bitcoin als Belohnung. </text:span>Diese einfache Gleichung schafft ein System von Anreizen wo es viel besser ist <text:span text:style-name="T129">nach</text:span> den Regeln zu spielen als gegen die Regeln. Es ist Spiel-Theorie. Es ist wie ein riesiges Spiel von Sudoku.</text:p>
      <text:p text:style-name="P118"/>
      <text:p text:style-name="P120">Wenn Sie das als Informatiker oder <text:span text:style-name="T131">viel mehr</text:span> als Banker betrachten, sagen Sie: "Das kann unmöglich funktionieren. Was meinst du, es ist ein riesiges Spiel von Sudoku und alle konkurrieren gegeneinander? Das ist nicht die Grundlage von <text:span text:style-name="T131">einem </text:span>Sicherheitssystem. Das würde Chaos bringen." Es ist <text:span text:style-name="T131">wie</text:span> "Was <text:span text:style-name="T131">meinst du mit das ist eine</text:span> Enzyklopädie, die jeder bearbeiten kann? Das würde Chaos bringen" sagte die Encyclopedia Britannica.******** Wenn du unter 40 bist, hast du noch nie davon gehört.</text:p>
      <text:p text:style-name="P120"/>
      <text:p text:style-name="P120">Bitcoin ist ein vollständig offenes Netzwerk. Jeder kann sich damit verbinden. <text:span text:style-name="T167">Du kannst</text:span> <text:span text:style-name="T131">jetzt sofort eine Application schreiben</text:span>, <text:span text:style-name="T167">sie mit dem Bitcoin-Netzwerk verbinden und ihr beibringen etwas Neues zu tun.</text:span> <text:span text:style-name="T132">Du kannst</text:span> ein<text:span text:style-name="T132">e neue Finanzdienstleistung </text:span>schreiben. <text:span text:style-name="T132">Du kannst</text:span> <text:span text:style-name="T132">ein neues </text:span>Finanzinstrument <text:soft-page-break/><text:span text:style-name="T132">schreiben</text:span>. <text:span text:style-name="T132">Wenn du das tust, musst du dich nicht gegenüber dem Bitcoin-Netzwerk identifizieren, du musst niemanden um Erlaubnis bitten. Du musst nicht überprüft werden</text:span>. <text:span text:style-name="T132">Du musst</text:span> nicht ges<text:span text:style-name="T132">ichert </text:span>werden. Das Netzwerk <text:span text:style-name="T132">fürchtet dich nicht, </text:span>weil seine Sicherheit nicht davon abhängt, schlechte <text:span text:style-name="T132">Akteure</text:span> rauszuhalten. <text:span text:style-name="T132">In Wahrheit</text:span> funktioniert Bitcoin gut mit vielen schlechten <text:span text:style-name="T132">Akteuren</text:span> im Kern de<text:span text:style-name="T132">s</text:span> System<text:span text:style-name="T132">s</text:span>, weil es keinen Kern <text:span text:style-name="T132">im System </text:span>gibt; Es gibt kein Zentrum. Es ist ein vollständig dezentralisiertes System. Was passiert, wenn <text:span text:style-name="T167">du</text:span> ein Netzwerk ers<text:span text:style-name="T132">chaffst</text:span></text:p>
      <text:p text:style-name="P120"><text:span text:style-name="T132">bei dem o</text:span>ffener Zugang zu Finanzdienstleistungen möglich ist? <text:span text:style-name="T132">Wo</text:span>, zum ersten Mal <text:span text:style-name="T132">i</text:span>n der Geschichte, jeder eine Verbindung herstellen und eine <text:span text:style-name="T132">Application</text:span> schreiben <text:span text:style-name="T132">kann</text:span>?</text:p>
      <text:p text:style-name="P120"/>
      <text:p text:style-name="P120">Bitcoin ist keine Währung. Das ist eine wirklich wichtige Sache, die es zu realisieren gilt. Währung ist</text:p>
      <text:p text:style-name="P120">eine App, die auf dem Bitcoin-Netzwerk läuft. Bitcoin ist das Internet des Geldes, und Währung ist nur die erste A<text:span text:style-name="T189">pplication</text:span>. Heute gibt es tausend Firmen <text:span text:style-name="T139">die </text:span>die nächste App schreiben. Diese Unternehmen stellen Zehntausende von Menschen ein in einer der dynamischsten Branchen, die wir in den letzten zwei Jahrzehnten gesehen haben. 2014 <text:span text:style-name="T139">haben</text:span> Bitcoin-Startups mehr als 250 Millionen US-Dollar an Investitionen <text:span text:style-name="T139">erhalten</text:span>. Bemerkenswert ist, dass <text:span text:style-name="T139">die Investionsrate viel schneller ist </text:span>als <text:span text:style-name="T168">bei den </text:span>Investition<text:span text:style-name="T168">en</text:span> in das Internet im Jahr 1995. Wir sind der Zeit voraus. Bitcoin wächst schneller als</text:p>
      <text:p text:style-name="P121">Twitter <text:span text:style-name="T139">es in den</text:span> ersten drei Jahren getan <text:span text:style-name="T139">hat</text:span>. Bitcoin wächst schneller als Facebook in den ersten Jahren <text:span text:style-name="T139">wuchs</text:span>. Der Grund dafür ist, dass <text:span text:style-name="T139">sich jetzt </text:span>jeder Außenseiter, Spinner, Freak oder Programmierer von überall auf der Welt<text:span text:style-name="T139"> mit Bitcoin verbinden kann, </text:span>ohne irgendjemandem <text:span text:style-name="T140">um</text:span> Erlaubnis zu fragen und <text:span text:style-name="T140">ohne</text:span> <text:span text:style-name="T140">ihre</text:span> verrückten <text:span text:style-name="T140">Ideen zu rauben </text:span>und <text:span text:style-name="T140">ein neues Finanzinstrument bauen</text:span>. Eine neue Bank-<text:span text:style-name="T140">Application</text:span>. Ein neu<text:span text:style-name="T140">e Payment</text:span>-<text:span text:style-name="T140">Application</text:span>. Eine neue Treuhand-<text:span text:style-name="T140">Application</text:span>. Und genau das ist es <text:span text:style-name="T140">was die </text:span>Leute tun. Sie bauen Dinge, die innovativ sind, neu und brillant. Dinge, die wir noch nie im Banking gesehen haben. Dinge, die <text:span text:style-name="T140">nicht einmal </text:span>das erste Planungstreffen <text:span text:style-name="T140">deiner</text:span> durchschnittlichen Bank <text:span text:style-name="T140">überstehen weil man sie sofort abdrehen würde.</text:span></text:p>
      <text:p text:style-name="P143"/>
      <text:p text:style-name="P131">Wenn diese beiden <text:s/><text:span text:style-name="T142">Umgebungen </text:span>nebeneinander laufen – <text:span text:style-name="T142">die Umgebung der </text:span>Bank<text:span text:style-name="T141">en</text:span>, wo alles Erlaubnis erfordert, <text:span text:style-name="T142">die sehr wahscheinlich nicht gewährt wird</text:span>, und ein System, das völlig offen ist, wo Innovation am Rand <text:span text:style-name="T142">und </text:span>ohne Erlaubnis passiert - rate wer gewinnt. Rate mal wo <text:span text:style-name="T142">die </text:span>aufregenden Dinge gesch<text:span text:style-name="T142">ehen</text:span>. Rate wo all die Innovation passiert. Das ist Innovation die den Verbrauchern dient.</text:p>
      <text:p text:style-name="P130"/>
      <text:p text:style-name="P132">Niemand <text:span text:style-name="T168">besetzt</text:span> Bitcoin und versucht einen Weg zu finden, einen hochfrequenten Handelsalgorithmus laufen zu lassen, so dass sie 3 Mikro<text:span text:style-name="T142">cent</text:span> um vier Mikrosekunden schneller als die andere riesige Bank <text:span text:style-name="T142">die mit Algorithmen herumspielt rauspressen. </text:span>Niemand versucht, einen Weg zu finden, dich aus deinem Überziehungskredit herauszuziehen,*** <text:span text:style-name="T142">eine Innovation </text:span>die von einer der großen Banken <text:span text:style-name="T142">vorbereitet</text:span> wurde, ich <text:span text:style-name="T142">denke</text:span> im Jahr 2007. Sie realisierte, dass, wenn <text:span text:style-name="T143">du</text:span> in der Nähe des Überziehungslimits war<text:span text:style-name="T143">st</text:span>, <text:span text:style-name="T143">an</text:span>statt große Transaktion<text:span text:style-name="T143">en</text:span> zuerst <text:span text:style-name="T143">zu verschicken</text:span> die Reihenfolge der Transaktionen <text:span text:style-name="T143">umzudrehen</text:span> und <text:span text:style-name="T143">einen Haufen Kleinere laufen zu lassen damit du </text:span>eine 25-Dollar-Gebühr für jede von ihnen bezahlen <text:span text:style-name="T143">würdest</text:span> , <text:span text:style-name="T143">so konnten sie ihre </text:span>Gebühren maximieren.*** Das ist die Art von Innovation, auf die sie sich konzentriert haben. <text:span text:style-name="T168">So</text:span> haben <text:span text:style-name="T143">sie </text:span>mehr Wege gefunden, um ihre Kunden zu manipulieren.</text:p>
      <text:p text:style-name="P130"/>
      <text:p text:style-name="P130">I<text:span text:style-name="T144">n</text:span> Bitcoin macht niemand diese Art von Innovation. Der Grund, warum sie <text:span text:style-name="T144">diese Innovation </text:span>nicht <text:span text:style-name="T144">machen, ist, </text:span>weil <text:span text:style-name="T145">du</text:span> in Bitcoin niemanden dazu zwingen kann<text:span text:style-name="T145">st</text:span> deine App <text:span text:style-name="T144">zu verwenden</text:span>. Wenn <text:span text:style-name="T144">du</text:span> bei einer großen Bank anl<text:span text:style-name="T144">egst</text:span>, ist das ihr Netzwerk, Sie verwenden ihre Debitkarte, spielen nach ihren Regeln und <text:span text:style-name="T168">wenn es dir nicht passt</text:span>, kannst <text:span text:style-name="T168">du</text:span> woanders hingehen und <text:span text:style-name="T144">draufkommen</text:span>, dass sie alle gleich sind. Bitcoin ist ein Opt-in-System. Sie wählen, es zu benutzen. <text:span text:style-name="T145">Du wählst aus</text:span>, welche Apps <text:span text:style-name="T145">du</text:span> verwende<text:span text:style-name="T145">st</text:span> <text:span text:style-name="T144">und laufen lasst</text:span>. <text:span text:style-name="T145">Du entscheidest</text:span>, mit wem <text:span text:style-name="T145">du </text:span>interagieren möchte<text:span text:style-name="T145">st</text:span>. <text:span text:style-name="T145">Du wählst</text:span> die Regeln des Spiels <text:span text:style-name="T145">unter denen du interagieren willst</text:span>. Wenn <text:span text:style-name="T145">du </text:span>eine App nicht m<text:span text:style-name="T145">agst, ladest du sie nicht runter. </text:span>Wenn <text:span text:style-name="T145">du</text:span> eine App lieb<text:span text:style-name="T145">st</text:span>, lade<text:span text:style-name="T145">st du sie runter und erzählst deinen Freunden davon.</text:span> Deshalb wird <text:soft-page-break/>Bitcoin gewinnen. Es liefert Innovation, die <text:span text:style-name="T168">von Verbrauchern gewollt ist und gebraucht wird.</text:span></text:p>
      <text:p text:style-name="P130"/>
      <text:p text:style-name="P221">4.5 <text:span text:style-name="T147">Das </text:span>Einschließen von 6,5 Milliarden Menschen in eine globale Wirtschaft</text:p>
      <text:p text:style-name="P135"/>
      <text:p text:style-name="P136">Es gibt einen weitern Grund warum Bitcoin gewinn<text:span text:style-name="T148">en wird</text:span>. Es besteht ein massives Ungleichgewicht das die meisten Leute hier nicht bemerken. Jede Person in diesem Raum hat Zugang zu einem Bankkonto ohne Währungskontrollen. Ein Bankkonto, <text:span text:style-name="T147">mit dem </text:span>ihr jede Währung in dieser Welt verkaufen und kaufen könnt. Ein Bankkonto, <text:span text:style-name="T147">mit dem ihr</text:span> Geld überall auf der Welt verschicken könn<text:span text:style-name="T147">t</text:span>. Ein Bankkonto, mit dem ihr auf internationale Märkte wie den Tokyo Stock Exchange oder d<text:span text:style-name="T146">ie Deutsche Börse</text:span> zugreifen könnt. Ein Markt, <text:span text:style-name="T147">wo</text:span> ihr auf Kredite und Liquidität zugreifen könnt. Auto<text:span text:style-name="T175">k</text:span>redite und Hypotheken. Ein Bankkonto das mächtig ist. Diese <text:span text:style-name="T146">Macht</text:span> ist verfügbar für etwa eine Milliarde Menschen auf diesem Planeten. Eine Milliarde Menschen die Zugang <text:span text:style-name="T146">haben</text:span> zu vollwertigen, internationalen, hochliquiden Bankeinrichtungen. Es gibt 2 Milliarden Menschen, die überhaupt kein <text:span text:style-name="T147">Bankkonto haben.</text:span> Es gibt weitere 4 Milliarden Menschen, die nur sehr eingeschränkt Zugang zum Bankwesen haben. Banking ohne internationale Währungen, Bankgeschäfte, ohne internationale Märkte, Banking ohne Liquidität. <text:span text:style-name="T147">Bei Bitcoin geht es nicht um die eine Milliarde</text:span>. <text:span text:style-name="T147">Bei Bitcoin dreht sich alles um die 6 1/2 Milliarden</text:span>. <text:span text:style-name="T175">Um d</text:span>ie Menschen, die derzeit von international<text:span text:style-name="T147">em</text:span> Banking abgeschnitten sind. Was denkst du passiert, wenn du plötzlich ein einfaches SMS-Telefon in der Mitte einer ländlichen Gegend in Nigeria, verbunden mit einem Solarpanel, in ein<text:span text:style-name="T148">en</text:span> Bankterminal <text:span text:style-name="T148">verwandeln kannst</text:span>? In ein<text:span text:style-name="T149">en</text:span> Western Union Überweisungs-Terminal? In ein internationales Kreditvergabesystem? Ein<text:span text:style-name="T175">en</text:span> Vorrat Markt? Ein<text:span text:style-name="T175">en</text:span> IPO-Motor? Zuerst, nichts, aber geb<text:span text:style-name="T148">t dem ein paar Jahre.</text:span></text:p>
      <text:p text:style-name="P135"/>
      <text:p text:style-name="P178">Wir haben gesehen, was mit der Entwicklung der Mobiltelefontechnologie <text:span text:style-name="T149">passiert ist, die in Afrika schneller bereitgestellt wurde als je zuvor eine Technologie <text:s/>in der Geschichte der Menschhei. </text:span>Wir sehen kleine Dörfer, <text:span text:style-name="T149">ohne laufendem </text:span>Wasser, Holzfeuer zum Kochen und keine<text:span text:style-name="T175">r</text:span> Elektrizität - und doch gibt es ein <text:span text:style-name="T149">kleines Solarpanel</text:span> oben auf <text:span text:style-name="T149">einer </text:span>Lehmhütte und dieses <text:span text:style-name="T149">Solarpanel</text:span> ist nicht d<text:span text:style-name="T150">a</text:span> für Licht. Es <text:span text:style-name="T150">ist da um </text:span>ein Nokia 1000 Feature-<text:span text:style-name="T150">Telefon</text:span> auf<text:span text:style-name="T150">zuladen</text:span>. Dieses Telefon gibt ihnen Wetter<text:span text:style-name="T150">berichte</text:span>, Getreidepreise auf dem lokalen Markt und verbindet sie mit der Welt. Was passiert, wenn das Telefon zur Bank wird? Denn mit Bitcoin kann es eine Bank <text:span text:style-name="T150">sein</text:span>. Was passiert, wenn Sie 6 1/2 Milliarden Menschen mit eine<text:span text:style-name="T150">r</text:span> globalen Wirtschaft ohne Zugangsbarrieren verbinden?</text:p>
      <text:p text:style-name="P135"/>
      <text:p text:style-name="P221">4.6 Überweisungen, Leben auf der ganzen Welt <text:span text:style-name="T153">beeinflussen</text:span></text:p>
      <text:p text:style-name="P135"/>
      <text:p text:style-name="P173"><text:span text:style-name="T133">Bitcoin ist keine Währung. Bitcoin ist das Internet des Geldes. Als Technologie, </text:span><text:span text:style-name="T134">kann es ökonomische Inklusion und Stärkung für Milliarden Menschen in der Welt bringen. </text:span><text:span text:style-name="T133">Ich werde </text:span><text:span text:style-name="T134">euch</text:span><text:span text:style-name="T133"> ein Beispiel für eine bestimmte Anwendung geben, die dazu dient grundlegend verändern das Leben von mehr als einer Milliarde Menschen in den nächsten fünf zu zehn Jahren.**** Jeden Tag kassiert ein Einwanderer irgendwo seinen Gehaltsscheck und steht Schlange </text:span><text:span text:style-name="T134">um </text:span><text:span text:style-name="T133">50 Prozent dieses Gehaltsschecks zurück in </text:span><text:span text:style-name="T134">sein</text:span><text:span text:style-name="T133"> Heimatland zu </text:span><text:span text:style-name="T134">schicken, um seinen <text:s/></text:span><text:span text:style-name="T151">erweiterten Familienkreis </text:span><text:span text:style-name="T134">zu ernähren</text:span><text:span text:style-name="T133">. Hier in den USA haben 60 Millionen Menschen kein Bankkont</text:span><text:span text:style-name="T135">o, </text:span><text:span text:style-name="T133">doch sie kassieren ihre Gehaltsschecks und schicken sie ins Ausland. Insgesamt </text:span><text:span text:style-name="T135">werden in der Welt</text:span><text:span text:style-name="T133"> 550 Milliarden Dollar jedes Jahr als Überweisungen von der Ersten Welt übertragen. Ein Großteil dieses Geldes wird an fünf wichtige Ziele gesendet: Mexiko, Indien, die Philippinen, Indonesien und China. In einigen dieser Orte, machen Überweisungen bis zu 40 Prozent der lokalen Wirtschaft aus. </text:span><text:span text:style-name="T136">Auf diesem </text:span><text:span text:style-name="T133">Fluss von 550 Milliarden Dollar </text:span><text:span text:style-name="T136">sitzen </text:span><text:span text:style-name="T133">Unternehmen wie Western Union, und sie </text:span><text:span text:style-name="T136">nehmen</text:span><text:span text:style-name="T133">, </text:span><text:span text:style-name="T136">im </text:span><text:span text:style-name="T133">Durchschnitt, eine Kürzung von 9 Prozent jeder einzelnen dieser Transaktionen aus de</text:span><text:span text:style-name="T136">n</text:span><text:span text:style-name="T133"> Taschen der ärmsten Menschen d</text:span><text:span text:style-name="T136">ieser</text:span><text:span text:style-name="T133"> Welt.</text:span></text:p>
      <text:p text:style-name="P135"/>
      <text:p text:style-name="P134"><text:soft-page-break/>Stell <text:span text:style-name="T175">dir</text:span> vor, was passiert, wenn eine<text:span text:style-name="T151">r</text:span> dieser Immigranten eines Tages heraus<text:span text:style-name="T175">findet</text:span> <text:span text:style-name="T151">sie können</text:span> dasselbe mit Bitcoin machen - nicht für 15 Prozent, nicht für 10 Prozent, nicht 5 Prozent, sondern für 5 Cent. Kein Prozentsatz; eine Pauschalgebühr. Was geschieht <text:span text:style-name="T151">wenn sie das tun können</text:span>? Sie können <text:span text:style-name="T151">es jetzt schon</text:span>. Es gibt ein Startup-Unternehmen, das <text:span text:style-name="T151">Überweisungen </text:span>zwischen den USA und den Philippinen bearbeitet . Sie machen nur <text:span text:style-name="T152">ein paar</text:span> Millionen Dollar, aber sie werden anfangen zu wachsen. Da <text:span text:style-name="T152">sind </text:span>500 Milliarden Dollar <text:span text:style-name="T152">die </text:span>hinter diesem Damm <text:span text:style-name="T152">sitzen</text:span>. Wenn du ein Immigrant bist und<text:span text:style-name="T153"> du deine finanzielle Zukunft verändern kannst</text:span>, indem <text:span text:style-name="T152">du</text:span> nicht 9 Prozent zahl<text:span text:style-name="T152">st</text:span>, um Geld nach Hause zu schicken, <text:span text:style-name="T152">s</text:span>tellen Sie sich vor, was passiert, wenn Sie jeden Monat <text:span text:style-name="T152">an</text:span>statt 91 Dollar nach Hause schicken, 100 Dollar nach Hause <text:span text:style-name="T152">schicken</text:span>. Das macht einen Unterschied. Es gibt <text:span text:style-name="T152">momentan </text:span>eine Milliarde Menschen, mit Zugang zu Internet und Feature-Telefone<text:span text:style-name="T152">n</text:span>, die Bitcoin als internationalen Überweisungsdienst <text:span text:style-name="T152">nutzen </text:span>könnten.</text:p>
      <text:p text:style-name="P133"/>
      <text:p text:style-name="P222">4.7 Bitcoin wird die Welt verändern</text:p>
      <text:p text:style-name="P130"/>
      <text:p text:style-name="P251">Um zusammenzufassen, Bitcoin ist die spannendste Technologie die ich <text:span text:style-name="T208">je </text:span>gesehen habe. Ich war 1989 im Internet als <text:span text:style-name="T152">kleines</text:span> Kind. Ich wusste es wird die Welt verändern lange bevor die meisten es kapierten. Ich erzählte <text:span text:style-name="T127">jedem um mich herum: "Wir werden damit shoppen. Wir werden damit Banking betreiben" Die </text:span>Reaktionen <text:span text:style-name="T209">der Leute</text:span> waren ziemlich vorhersehbar: "Ja, Andreas, mach deine Hausaufgaben, räume dein Zimmer auf. "Als ich das erste Mal Linux sah, sagte ich:" Mann, das wird Betriebssysteme für immer <text:span text:style-name="T209">ver</text:span>ändern. IBM geht unter. "Alle lachten <text:span text:style-name="T209">über mich</text:span>. Als ich den ersten Webbrowser und die erste Website sah, sagte ich: "<text:span text:style-name="T209">Jede einzelne Firma </text:span>in Amerika wird innerhalb eines Jahrzehnts eine Website haben. " Jeder hat mich ausgelacht. Nun, lass mich dir etwas sagen. Ich weiß es nicht <text:span text:style-name="T209">w</text:span>as mit Bitcoin passieren <text:span text:style-name="T209">wird</text:span>, aber ich weiß, dass d<text:span text:style-name="T209">ie </text:span>zugrunde liegende Erfindung - ein System von digitalen Währungen, die keine Banken <text:span text:style-name="T209">brauchen,</text:span> <text:span text:style-name="T209">keine</text:span> Regierungen, keine zentrale Kontrolle und steht für jedermann ohne zu verwenden um Erlaubnis bitten - wird die Welt verändern.</text:p>
      <text:p text:style-name="P130"/>
      <text:p text:style-name="P130">Vielen Dank.</text:p>
      <text:p text:style-name="P156"/>
      <text:p text:style-name="P241">Kapitel 5. D<text:span text:style-name="T185">umb-Networks</text:span>, Innovation, und "<text:span text:style-name="T185">T</text:span>he Festival of the Commons"</text:p>
      <text:p text:style-name="P147"/>
      <text:p text:style-name="P92">O’Reilly Radar Summit; San Francisco, California; January 2015</text:p>
      <text:p text:style-name="P92"/>
      <text:p text:style-name="P92">Video Link: https://www.youtube.com/watch?v=x8FCRZ0BUCw</text:p>
      <text:p text:style-name="P41"/>
      <text:p text:style-name="P167">Zu Beginn des Videos dankt Andreas O'Reilly für <text:span text:style-name="T153">die</text:span> Zustimmung sein Buch "Mastering Bitcoin" unter einer Open-Source-Lizenz <text:span text:style-name="T153">zu</text:span> veröffentlichen. Er danke dem Publikum und der ganzen Gemeinde, die mitgeholfen hat, das Buch zu schreiben. Es ist verfügbar auf <text:span text:style-name="T153">G</text:span>ithub, Amazon und bei bitcoinbook.info </text:p>
      <text:p text:style-name="P88"/>
      <text:p text:style-name="P88">Heute möchte ich über <text:span text:style-name="T185">Dumb-Networks</text:span> sprechen. Ich möchte über <text:span text:style-name="T153">smarte</text:span> Netzwerke <text:span text:style-name="T153">reden</text:span>. Ich möchte über den <text:span text:style-name="T153">Nutzen</text:span> von Open Source sprechen, wenn es <text:span text:style-name="T153">auf </text:span>Finanzen <text:span text:style-name="T153">trifft</text:span>. Und ich möchte über das Festival der Commons sprechen. </text:p>
      <text:p text:style-name="P88"/>
      <text:p text:style-name="P167">"Bitcoin ist eine Währung, ein Netzwerk, eine Technologie. Und <text:span text:style-name="T155">du kannst</text:span> diese Dinge nicht trennen." </text:p>
      <text:p text:style-name="P88"/>
      <text:p text:style-name="P88">Bitcoin ist eine Währung. Bitcoin ist ein Netzwerk. Bitcoin ist eine Technologie. Und <text:span text:style-name="T153">du kannst</text:span> diese Dinge nicht trennen. Ein Konsensnetzwerk, <text:span text:style-name="T153">dessen Wert auf </text:span><text:s/>Währung <text:span text:style-name="T153">basiert, </text:span>funktioniert nicht ohne <text:span text:style-name="T153">der </text:span>Währung. Du kannst nicht einfach <text:span text:style-name="T153">B</text:span>lockchain <text:span text:style-name="T153">machen</text:span> ohne eine<text:span text:style-name="T153">r</text:span> wertvolle<text:span text:style-name="T153">n</text:span> Währung dahinter, und die Währung <text:span text:style-name="T154">kann</text:span> ohne d<text:span text:style-name="T154">em</text:span> Netzwerk <text:span text:style-name="T154">nicht</text:span> <text:span text:style-name="T154">funktionieren</text:span>. Bitcoin ist beides. Es ist die Konvergenz von <text:span text:style-name="T154">einem</text:span> partizipatorisches Konsensnetzwerk und eine<text:span text:style-name="T154">r</text:span> globale<text:span text:style-name="T154">n</text:span>, grenzenlose<text:span text:style-name="T154">n</text:span> Währung, fungibel, schnell und sicher. Heute möchte ich ein bisschen über d<text:span text:style-name="T154">as</text:span> Bitcoin-Netzwerk <text:span text:style-name="T154">sprechen </text:span>und <text:span text:style-name="T154">mich </text:span>auf ein Konzept <text:span text:style-name="T154">konzentrieren</text:span>, <text:span text:style-name="T154">welches</text:span> einige Parallelen zu<text:span text:style-name="T154">m </text:span>frühen Internet <text:span text:style-name="T154">hat.</text:span></text:p>
      <text:p text:style-name="P87"/>
      <text:p text:style-name="P223">5.1 Smart vs. D<text:span text:style-name="T185">umb-Networks</text:span></text:p>
      <text:p text:style-name="P137"/>
      <text:p text:style-name="P139">Bitcoin ist kein <text:span text:style-name="T185">Smart-Network</text:span>. Bitcoin ist ein <text:span text:style-name="T185">Dumb-Network</text:span>. Es ist wirklich ein <text:span text:style-name="T185">Dumb-Network</text:span>. Es ist ein dummes transaktionsverarbeitendes Netzwerk. Es ist ein <text:span text:style-name="T185">Dumb-Network</text:span> zum Verifizieren einer sehr einfachen Skriptsprache. Es bietet keine vollständige Palette <text:s/><text:span text:style-name="T155">an</text:span> Finanzdienstleistungen und Produkten. Es hat keine Automatisierung und unglaubliche Features eingebaut. </text:p>
      <text:p text:style-name="P138"/>
      <text:p text:style-name="P168">"Bitcoin ist einfach ein <text:span text:style-name="T202">Dumb-Network</text:span>, und das ist eines seiner stärksten und wichtigsten <text:span text:style-name="T162">Funktionen</text:span>."</text:p>
      <text:p text:style-name="P138"/>
      <text:p text:style-name="P138">Bitcoin ist einfach ein <text:span text:style-name="T202">Dumb-Network</text:span>, und das ist eines seiner stärksten und wichtig<text:span text:style-name="T156">sten</text:span> <text:span text:style-name="T162">Funktionen</text:span>. Wenn <text:span text:style-name="T166">du ein </text:span>Netzwerk entw<text:span text:style-name="T166">irfst</text:span>, wenn <text:span text:style-name="T166">du</text:span> ein Netzwerk-System <text:span text:style-name="T156">erschaffst,</text:span> <text:span text:style-name="T156">ist </text:span>eine der grundlegendsten Entscheidungen <text:span text:style-name="T156">diese</text:span>: Machst du ein <text:span text:style-name="T202">Dumb-Network</text:span> <text:span text:style-name="T202">welches</text:span> <text:span text:style-name="T156">smarte</text:span> Geräte unterstützt, oder mach<text:span text:style-name="T156">st du</text:span> ein <text:span text:style-name="T202">Smart-Network,</text:span> das dumme Geräte <text:span text:style-name="T156">unterstützt</text:span>?</text:p>
      <text:p text:style-name="P86"/>
      <text:p text:style-name="P224">5.1.<text:span text:style-name="T160">1</text:span> Das <text:span text:style-name="T185">Smart-Network</text:span> – Telefone</text:p>
      <text:p text:style-name="P140"/>
      <text:p text:style-name="P140">Das Telefonnetz war ein sehr <text:span text:style-name="T159">smartes</text:span> Netzwerk. Das Telefon am Ende von diesem Netzwerk war ein sehr <text:span text:style-name="T185">einfach gestricktes</text:span> Gerät. Wenn du ein Pulswahltelefon hattest, hatte das Ding vielleicht vier elektronische Komponenten darin. Es war im Grunde ein Schalte<text:span text:style-name="T157">r</text:span> <text:span text:style-name="T157">an</text:span> eine<text:span text:style-name="T157">r</text:span> Leitung <text:span text:style-name="T158">mit</text:span> ein<text:span text:style-name="T158">em</text:span> Lautsprecher <text:span text:style-name="T158">der daran </text:span>angeschlossen <text:span text:style-name="T158">ist</text:span>. <text:span text:style-name="T157">Du</text:span> k<text:span text:style-name="T157">onntest</text:span> wählen, indem <text:span text:style-name="T157">du den Haken schnell genug auf und ab ****</text:span></text:p>
      <text:p text:style-name="P140"/>
      <text:p text:style-name="P141">Das Telefon war ein <text:span text:style-name="T202">dummes</text:span> Gerät; <text:span text:style-name="T158">e</text:span>s hatte keinerlei Intelligenz. Alles <text:span text:style-name="T158">was das</text:span> Telefonnetz <text:span text:style-name="T158">machte</text:span> war <text:span text:style-name="T7">im</text:span> Netzwerk. Anrufer-ID war eine Netzwerkfunktion. Anklopfen war eine Netzwerkfunktion. Und <text:soft-page-break/>wenn du <text:span text:style-name="T158">die Erfahrung verbessern wolltest</text:span>, musste<text:span text:style-name="T158">st du</text:span> das Netzwerk aktualisieren, aber <text:span text:style-name="T158">du</text:span> musste<text:span text:style-name="T158">st</text:span> nicht <text:span text:style-name="T158">das </text:span>Gerät <text:span text:style-name="T158">aktualisieren</text:span>. Das war eine kritische Designentscheidung, weil <text:span text:style-name="T159">man </text:span>zu dieser Zeit <text:span text:style-name="T158">der</text:span> Überzeugung war, dass intelligente Netzwerke besser sind, weil <text:span text:style-name="T165">s</text:span>ie diese unglaublichen Dienste nur* durch die Aktualisierung des Netzwerks für alle liefern können.</text:p>
      <text:p text:style-name="P140"/>
      <text:p text:style-name="P169">"Als Ergebnis eines intelligenten Netzwerkdesigns kommt Innovation nur dann vor, wenn ein Feature von allen <text:span text:style-name="T159">Teilnehmer</text:span> des Netzwerks benötigt wird, <text:span text:style-name="T206">sprich</text:span> wenn es zwingend genug ist, <text:span text:style-name="T206">um </text:span>die Funktion des gesamten Netzwerks zu stören um es zu verbessern."</text:p>
      <text:p text:style-name="P140"/>
      <text:p text:style-name="P142">Es gibt einen kleinen Nachteil bei intelligenten Netzwerken. Sie müssen vo<text:span text:style-name="T160">m Zentrum</text:span> <text:span text:style-name="T160">her</text:span>aus verbessert <text:span text:style-name="T160">werden</text:span>. Und das bedeutet, dass Innovation im Zentrum <text:span text:style-name="T160">entsteht</text:span>, von einem Spieler und <text:span text:style-name="T160">es </text:span>erfordert Erlaubnis. Als Ergebnis eines intelligenten Netzwerkdesigns findet Innovation nur statt, wenn ein Feature von allen <text:span text:style-name="T159">Teilnehmern</text:span> <text:span text:style-name="T160">des Netzwerks </text:span>benötigt wird, <text:span text:style-name="T206">sprich </text:span>wenn es zwingend genug ist, <text:span text:style-name="T206">um </text:span>die Funktion des ganze<text:span text:style-name="T160">n</text:span> Netzwerk<text:span text:style-name="T160">s </text:span><text:s/>zu stören, um es zu aktualisieren.</text:p>
      <text:p text:style-name="P142"/>
      <text:p text:style-name="P225">5.1.2. Das <text:span text:style-name="T186">Dumb-Network</text:span> – Internet</text:p>
      <text:p text:style-name="P143"/>
      <text:p text:style-name="P143">Das <text:span text:style-name="T203">I</text:span>nternet is ein <text:span text:style-name="T203">Dumb-Network</text:span>. Es ist dumm wie <text:span text:style-name="T206">Brot</text:span>. Alles, <text:span text:style-name="T207">w</text:span>as es kann is<text:span text:style-name="T203">t</text:span> Daten von A nach B zu bewegen. Es weiß nicht was das für Daten sind. Es kann nicht zwischen einem Skype Anruf und einer Internetseite <text:span text:style-name="T207">differenzieren</text:span>. Es weiß nicht ob das Gerät am Ende ein Des<text:span text:style-name="T207">k</text:span>top Computer oder ein Mobiltelefon, ein Staubsauger, ein <text:span text:style-name="T162">K</text:span>ühlschrank, oder ein Auto ist. Es weiß nicht ob dieses Gerät <text:span text:style-name="T162">leistungsstark</text:span> ist oder nicht. Ob es Multimedia kann oder nicht. <text:span text:style-name="T161">Es weiß es nicht, es ist ihm egal.</text:span></text:p>
      <text:p text:style-name="P143"/>
      <text:p text:style-name="P172">Um eine neue <text:span text:style-name="T161">Application </text:span>zu starten oder in einem <text:span text:style-name="T203">Dumb-Network</text:span> zu innovieren, <text:span text:style-name="T207">ist alles,</text:span> was <text:span text:style-name="T203">zu tun <text:s/>ist</text:span> Innovation am Rande hinzuzufügen. Weil ein <text:span text:style-name="T203">Dumb-Network</text:span> kann <text:span text:style-name="T162">s</text:span>mart<text:span text:style-name="T162">e</text:span> <text:span text:style-name="T162">Geräte</text:span> unterstützen, <text:span text:style-name="T207">man muss nichts </text:span>im Netzwerk ändern. <text:span text:style-name="T162">Wenn du Intelligenz am Rand eines Netzwerks treibst</text:span>, k<text:span text:style-name="T162">ann <text:s/></text:span>eine <text:span text:style-name="T162">Application</text:span> <text:span text:style-name="T162">mit lediglich </text:span>fünf Benutzer<text:span text:style-name="T207">n</text:span> <text:span text:style-name="T162">nur</text:span> implementiert werden, solange diese fünf Benutzer ihre Geräte aktualisieren um <text:span text:style-name="T207">somit </text:span>diese A<text:span text:style-name="T190">pplication</text:span> zu implementieren. Das <text:span text:style-name="T203">Dumb-Network</text:span> wird <text:span text:style-name="T162">ihre </text:span>Daten transportieren, weil es den Unterschied nicht kennt un<text:span text:style-name="T207">d für sein Aufgabenfeld auch nicht relevant ist.</text:span></text:p>
      <text:p text:style-name="P174"/>
      <text:p text:style-name="P190">5.1.3. Bitcoins <text:span text:style-name="T186">Dumb-Network</text:span></text:p>
      <text:p text:style-name="P225"/>
      <text:p text:style-name="P82">Bitcoin ist ein <text:span text:style-name="T186">Dumb-Network</text:span>, <text:span text:style-name="T186">das</text:span> wirklich <text:span text:style-name="T163">smarte</text:span> Geräte unterstützt, und das ist ein unglaublich mächtiges Konzept, weil Bitcoin die gesamte Intelligenz <text:span text:style-name="T163">an den Rand treibt</text:span>. </text:p>
      <text:p text:style-name="P82"/>
      <text:p text:style-name="P82">Es ist egal, ob die Bitcoin Adresse die Adresse eines Multimillionärs ist, d<text:span text:style-name="T163">ie </text:span>Adresse einer Zentralbank, die Adresse eines Smart-<text:span text:style-name="T163">Contracts</text:span>, die Adresse eines Gerät<text:span text:style-name="T163">s</text:span> oder die Adresse eines Menschen. Es weiß <text:span text:style-name="T163">es </text:span>nicht. Es ist <text:span text:style-name="T163">ihm </text:span>egal, ob die Transaktion viel Geld <text:span text:style-name="T163">trägt </text:span>oder <text:span text:style-name="T163">nicht so viel</text:span>. Es ist <text:span text:style-name="T163">ihm</text:span> egal wenn die Adresse in Kuala Lumpur oder in der Innenstadt von New York ist. Es weiß <text:span text:style-name="T163">es </text:span>nicht, es ist <text:span text:style-name="T163">ihm</text:span> egal. </text:p>
      <text:p text:style-name="P82"/>
      <text:p text:style-name="P82">Es bewegt Geld von einer Adresse zur anderen, basierend auf eine<text:span text:style-name="T163">m</text:span> einfachen <text:span text:style-name="T163">Locking-</text:span>Skript. Und das bedeutet, dass wenn <text:span text:style-name="T164">du</text:span> eine neue A<text:span text:style-name="T163">pplication</text:span> <text:span text:style-name="T163">on-top-off Bitcoin </text:span>erstellen möchte<text:span text:style-name="T164">st</text:span>, k<text:span text:style-name="T163">annst du</text:span> die Geräte <text:span text:style-name="T193">upgraden</text:span> und <text:span text:style-name="T163">du kannst</text:span> eine A<text:span text:style-name="T190">pplication</text:span> <text:span text:style-name="T196">erschaffen</text:span>. <text:span text:style-name="T196">Du musst</text:span> <text:span text:style-name="T163">niemand </text:span>um Erlaubnis bitten, innovativ zu sein. Schreibe die App, starte <text:span text:style-name="T163">sie</text:span> auf <text:span text:style-name="T191">i</text:span>hrem Endpunkt, und Bitcoin wird es routen, weil Bitcoin ein "<text:span text:style-name="T191">Dumbass-Network"</text:span> <text:span text:style-name="T163">ist</text:span>. Das ist die <text:span text:style-name="T164">Macht</text:span> der Innovation im Internet. Es ist Innovation ohne <text:span text:style-name="T164">Erlaubnis</text:span>. Es ist Innovation ohne zentrale Genehmigung. Es ist Innovation ohne <text:span text:style-name="T164">b</text:span>reite<text:span text:style-name="T164">m</text:span> Netzwerk Upgrade. Und das bedeutet, Bitcoin <text:span text:style-name="T164">ist</text:span> kein spezifische<text:span text:style-name="T164">s</text:span> <text:span text:style-name="T164">Finanzn</text:span>etzwerk. Es ist kein <text:soft-page-break/>Finanznetzwerk für große <text:span text:style-name="T164">Transaktionen </text:span>oder kleine Transaktionen, schnelle Transaktionen oder langsame Transaktionen. <text:span text:style-name="T164">Es ist für was auch immer du es nutzen möchtest</text:span>, basierend auf dem, was <text:span text:style-name="T164">du</text:span> <text:span text:style-name="T164">entscheidest </text:span>am Endpunkt <text:span text:style-name="T164">zu </text:span>tun.</text:p>
      <text:p text:style-name="P80"/>
      <text:p text:style-name="P47">Vergleichen Sie das mit dem aktuellen Bankensystem. Das derzeitige Bankensystem ist <text:span text:style-name="T164">rund </text:span>um sehr intelligente Netzwerke <text:span text:style-name="T164">auf</text:span>gebaut, <text:span text:style-name="T191">vollkommen</text:span> und streng kontrolliert <text:span text:style-name="T164">um</text:span> sehr spezifische Anwendungen für sehr dumme Endpunkte zu liefern. <text:span text:style-name="T164">Selbst mit deinem aus</text:span> Online-Banking, alles, was <text:span text:style-name="T164">du mit deiner </text:span>Bank <text:span text:style-name="T196">machen kannst</text:span>, ist Zugang zu einigen HTML<text:span text:style-name="T164">s zu bekommen</text:span>, d<text:span text:style-name="T196">ie</text:span> eine Reihe von Diensten bereitstell<text:span text:style-name="T196">en</text:span>, für <text:span text:style-name="T196">welche</text:span> sie sich entschieden haben <text:span text:style-name="T196">sie dir zu geben.</text:span> Sie erhalten keine APIs, keine Möglichkeit zusätzliche A<text:span text:style-name="T191">pplications</text:span> auszuführen, <text:span text:style-name="T190">keine</text:span> <text:span text:style-name="T191">Möglichkeit</text:span>, alles zu aktualisieren, zu erneuern oder zu ändern, es sei denn, das gesamte Netzwerk <text:span text:style-name="T192">verändert sich</text:span>, um <text:span text:style-name="T192">deine </text:span>neue A<text:span text:style-name="T192">pplication</text:span> zu unterstützen. Das aktuelle System hat Netzwerke für große Zahlungen, kleine Zahlungen oder schnelle Zahlungen, aber es ist nicht Alles der oben genannten Dinge. Bitcoin ist <text:span text:style-name="T196">A</text:span>ll<text:span text:style-name="T192">es</text:span> diese<text:span text:style-name="T192">r</text:span> Dinge, <text:span text:style-name="T193">denn</text:span> es <text:s/>ist nicht diskriminierend, <text:span text:style-name="T192">es ist</text:span> neutral, <text:span text:style-name="T192">es</text:span> ist es <text:span text:style-name="T192">ihm </text:span>egal, es ist dumm.</text:p>
      <text:p text:style-name="P45"/>
      <text:p text:style-name="P171">"<text:span text:style-name="T48">Das aktuelle System hat Netzwerke für große Zahlungen, kleine Zahlungen oder schnelle Zahlungen, aber es ist nicht Alles der oben genannten Dinge. Bitcoin ist alles dieser Dinge, weil es nicht diskriminierend ist, es ist neutral, es ist es ihm egal, es ist dumm.</text:span>"</text:p>
      <text:p text:style-name="P43"/>
      <text:p text:style-name="P44">Die Fähigkeit, Intelligenz an den Rand zu rücken, Entscheidungen nicht <text:span text:style-name="T191">im Zentrum </text:span>zu treffen, be<text:span text:style-name="T191">fördert</text:span> die Innovation in die Hände ihrer Endnutzer und gibt diese<text:span text:style-name="T191">n</text:span> Endbenutzer<text:span text:style-name="T191">n</text:span> <text:s/>weiter<text:span text:style-name="T191">s</text:span></text:p>
      <text:p text:style-name="P44">die Möglichkeit, Anwendungen zu erstellen, die so Nische sind, dass nur eine Handvoll</text:p>
      <text:p text:style-name="P44">von Menschen auf der ganzen Welt brauchen sie. Und sie können diese A<text:span text:style-name="T192">pplications</text:span> erstellen</text:p>
      <text:p text:style-name="P44">ohne <text:span text:style-name="T192">irgendjemanden </text:span>um Erlaubnis zu <text:span text:style-name="T192">fragen</text:span>.</text:p>
      <text:p text:style-name="P43"/>
      <text:p text:style-name="P83"/>
      <text:p text:style-name="P226">5.2 <text:span text:style-name="T166">Tragedy of the Commons</text:span><text:span text:style-name="T194">****</text:span><text:span text:style-name="T195">korrekturlesesn</text:span></text:p>
      <text:p text:style-name="P41"/>
      <text:p text:style-name="P176">Aber es gibt noch etwas, das an Bitcoin wirklich einzigartig ist, und es ist eine<text:span text:style-name="T166">r der</text:span> Gründe, dass es weiter<text:span text:style-name="T196">hin</text:span> besteht und weiterhin <text:span text:style-name="T196">über </text:span>die zentralisierte<text:span text:style-name="T196">n</text:span>, geschlossene<text:span text:style-name="T196">n</text:span> Netzwerke der Vergangenheit <text:span text:style-name="T196">siegt</text:span>, und das ist, <text:span text:style-name="T196">dass</text:span> Bitcoin <text:span text:style-name="T196">Open-Source</text:span>, <text:span text:style-name="T196">Open-Standard</text:span> und <text:span text:style-name="T196">ein Open-Network ist</text:span>. Eines der Schlüsselkonzepte in der Ökonomie ist die Idee <text:span text:style-name="T197">der "</text:span><text:span text:style-name="T199">Tragedy of the Commons"</text:span><text:span text:style-name="T198">.</text:span> D<text:span text:style-name="T197">as</text:span> ist, wenn Sie eine gemeinsame Ressource haben, die konsumiert werden kann, ohne Grenzen, von allen die teilnehmen, bis die Ressource aufgebraucht ist und das gesamte System zusammen<text:span text:style-name="T197">bricht</text:span>. Es ist eine Form des Marktversagens, die "<text:span text:style-name="T199">Tragedy of the Commons" </text:span><text:span text:style-name="T200">genannt wird</text:span>. Das häufigste Beispiel dafür sind die Commons, in <text:span text:style-name="T201">alt</text:span> britische<text:span text:style-name="T201">m</text:span> Sinn, von einer großen Rasenfläche.*** Hier ha<text:span text:style-name="T201">st du </text:span>ein Feld, das jeder kennt Sie können ihr Vieh grasen lassen, und wenn alle gehen und ihr Vieh weiden lassen rücksichtslose Hingabe, bald hast du eine große schlammige Grube und kein Vieh. Weil es <text:span text:style-name="T197">jeder</text:span> überschätzt, ist die Ressource erschöpft.</text:p>
      <text:p text:style-name="P175"/>
      <text:p text:style-name="P191">5.3 Festival of the Commons<text:span text:style-name="T137">****</text:span><text:span text:style-name="T138">korrekturlesesn</text:span></text:p>
      <text:p text:style-name="P177"/>
      <text:p text:style-name="P177">Bitcoin leidet nicht unter einer Tragödie der Commons wie die meisten finanziellen Netzwerke tun. Ich kann im Netzwerk eines anderen nicht innovativ sein. Bei Visa innoviert, nur Visa gewinnt. Wenn MasterCard innoviert, nur MasterCard Gewinnt. Wenn ein Feature in SWIFT bereitgestellt wird, erhalte ich es nicht als Verbraucher. Wenn Bank von Amerika macht etwas neues und schlaues, sie machen es kompetitiv und bei der Ausschluss jeder anderen Bank, die diese Funktion nicht implementiert hat. Bitcoin ist eine gemeinsame Ressource, deren Verwendung den Wert dieser <text:soft-page-break/>Ressource erhöht, unter Ausschluss von niemandem. Wenn ein Unternehmen ein neues Feature erstellt, das verwendet werden kann Bei Bitcoin unter einer Open-Source-Lizenz kann diese Funktion dann von jeder im Ökosystem. Das heißt, die Innovation bereichert jeden in das Netzwerk. Wenn ein Unternehmen Geld in Bitcoin investiert, das Protokoll, sie profitieren, aber auch alle anderen. Wenn sie in der Bitcoin-Sphäre spielen, sie können von den Investitionen aller anderen in diesen Raum profitieren. So dass es gibt mehrere Male zurück. Sie erhalten diese wunderbare Synergie, wo jedes Unternehmen ist das investiert in diese erstaunliche Technologie macht es besser für alle anderen. Es ist kein ausschließendes Prinzip; statt einer Tragödie der Gemeingüter, du habe ein Fest der Gemeingüter. Ein Commons, der besser wird, wenn mehr Unternehmen nutzen es.</text:p>
      <text:p text:style-name="P177"/>
      <text:p text:style-name="P170">"Es ist kein Ausschlussgrundsatz, statt einer Tragödie der Gemeingüter haben Sie in Bitcoin ein Festival</text:p>
      <text:p text:style-name="P170">der Gemeingüter. Ein Gemeingut, das besser wird, wenn mehr Unternehmen es nutzen. "</text:p>
      <text:p text:style-name="P170"/>
      <text:p text:style-name="P227">5.4 Festival of the Commons 2012-2014<text:span text:style-name="T194">****</text:span><text:span text:style-name="T195">korrekturlesesn</text:span></text:p>
      <text:p text:style-name="P144"/>
      <text:p text:style-name="P144">Schauen Sie sich einige Beispiele an. 2014 sollte das schlechteste Jahr sein Bitcoin. Aber das ist nur, wenn Sie sich auf den Preis konzentrieren, denn 2014 haben wir gesehen der Einsatz von zwei unglaublichen Technologien. Die erste ist Multisig, die Eine winzige Änderung des Kernprotokolls erforderte dann aber ein enormes Menge an Dienstleistungen und Produkten, die am Rand gebaut werden. Das zweite ist hierarchisch deterministische Brieftaschen, die keine Änderungen an der Kern und erlaubte uns, diese unglaublich komplexen und reichen Erfahrungen zu haben der Platz für die Brieftasche. Die Unternehmen, die diese beiden erfunden und eingesetzt haben Funktionen taten dies im Jahr 2012 und wir profitieren heute die Vorteile. Ein ganzes Ökosystem aus diesen beiden Erfindungen wurden neue Produkte und Dienstleistungen geschaffen. Das Der vor zwei Jahren von einer Firma investierte Wert explodiert und schafft ein Ganzes Produktauswahl in einer neuen Branche zwei Jahre später. 2014, im schlechtesten Jahr der Bitcoin, erhielten 500 Startups 500 Millionen Dollar Investitionen, die Zehntausende von Arbeitsplätzen schaffen, und nichts davon Die Innovation ist zurück gekommen, weil sie gerade erst begonnen hat. All das Unglaubliche Die technologischen Fortschritte, die wir 2014 gesehen haben, sind auf Erfindungen aus dem Jahr 2012 zurückzuführen. Was passiert nun, wenn Sie 500 Unternehmen und 10.000 Entwickler anwerfen? das Problem? Gib uns zwei Jahre und du wirst einige ziemlich erstaunliche Dinge sehen in Bitcoin. Und das ist der Vorteil des Festivals der Commons.</text:p>
      <text:p text:style-name="P144"/>
      <text:p text:style-name="P227">5.5 Innovation <text:span text:style-name="T169">beschleunigen </text:span><text:span text:style-name="T194">****</text:span><text:span text:style-name="T195">korrekturlesesn</text:span></text:p>
      <text:p text:style-name="P144"/>
      <text:p text:style-name="P145">Während Journalisten einen weiteren Nachruf <text:span text:style-name="T172">für</text:span> Bitcoin schreiben, sehe ich einen Ökosystem der Offenheit. Ich sehe ein Ökosystem, das Arbeitsplätze in <text:span text:style-name="T169">einer </text:span>Wirtschaft <text:span text:style-name="T169">schafft</text:span>, die <text:span text:style-name="T169">hauptsächlich</text:span> tot ist. Ich sehe ein Ökosystem, das einige der <text:span text:style-name="T169">k</text:span>lügste<text:span text:style-name="T169">n</text:span> Leute denen ich je begegnet bin <text:span text:style-name="T170">hat***</text:span> Und <text:span text:style-name="T170">das Erstaunliche</text:span> daran ist, dass wir alle davon profitieren. Wir konkurrieren nicht wirklich gegeneinander. Wir beteiligen uns an de<text:span text:style-name="T172">m </text:span>Festival der Commons, und als Ergebnis sehen wir eine <text:span text:style-name="T171">sich beschleunigende</text:span> Innovationsrate. <text:span text:style-name="T171">Sie</text:span> ist bereits <text:span text:style-name="T171">mit </text:span>halsbrecherischer Geschwindigkeit <text:span text:style-name="T171">unterwegs </text:span>und <text:span text:style-name="T171">sie </text:span>beschleunigt sich <text:span text:style-name="T171">weiter</text:span>. Nimm ein offenes, dezentrales Ökosystem mit einem Festival der Commons - Open Source, offene Standards, offene Vernetzung - und die Intelligenz und Innovation hat den ganzen Weg an den Rand geschoben, sodass die Benutzer die Kontrolle darüber haben <text:span text:style-name="T171">was </text:span>sie innovieren und wie sie ihre Zeit, ihr Geld und ihren Geist in diese Technologie investieren. <text:s/>Setz das gegen ein geschlossenes System, das von einem zentralen Anbieter gesteuert wird, de<text:span text:style-name="T172">ssen</text:span> Erlaubnis <text:span text:style-name="T172">du</text:span> brauch<text:span text:style-name="T172">st</text:span> um zu innovieren und wer nur innovieren ***wird bei der Ausgrenzung und Konkurrenz aller <text:soft-page-break/>anderen Unternehmen. Wir werden <text:span text:style-name="T169">sie </text:span>zerquetschen. Die Leute fragen mich: "Was passiert, wenn Goldman Sachs <text:span text:style-name="T172">eine </text:span>GoldmanSachsCoin <text:span text:style-name="T172">baut</text:span>? "Ich sage, lass sie es bauen. Wenn es wirklich offen ist und <text:span text:style-name="T172">d</text:span>ezentral, sie haben nur den Sinn dieses Ganzen bewiesen und wir können alle gehen Zuhause, das den Sieg erklärt. Wenn es geschlossen ist und keine offene Innovation erlaubt, ist es wird in nur wenigen Monaten stagnieren, während wir weiter beschleunigen mit immer mehr Innovationen, die sich gegenseitig befruchten. Du kannst das nicht aufhalten. Deshalb bin ich aufgeregt, im Bitcoin-<text:span text:style-name="T172">Feld</text:span> zu sein: <text:span text:style-name="T172">ein</text:span> dummes Netzwerk, das all die Intelligenz und Innovation an den Rand stellt dass wir innovieren können, ohne dass jemand um Erlaubnis fragt, und wir können Nimm an diesem unglaublichen Fest der Gemeingüter teil.</text:p>
      <text:p text:style-name="P144"/>
      <text:p text:style-name="P144">Vielen Dank.</text:p>
      <text:p text:style-name="P242">Kapitel 6 Infrastruktur Inversion</text:p>
      <text:p text:style-name="P146"/>
      <text:p text:style-name="P146">Zurich Bitcoin Meetup; Zürich, Schweiz; März 2016</text:p>
      <text:p text:style-name="P146"/>
      <text:p text:style-name="P146">Video Link: <text:a xlink:type="simple" xlink:href="https://www.youtube.com/watch?v=5ca70mCCf2M" text:style-name="Internet_20_link" text:visited-style-name="Visited_20_Internet_20_Link">https://www.youtube.com/watch?v=5ca70mCCf2M</text:a></text:p>
      <text:p text:style-name="P146"/>
      <text:p text:style-name="P146">Heute möchte ich über ein Konzept sprechen, das ich gerne Infrastruktur nenne</text:p>
      <text:p text:style-name="P146">Inversion. Ich werde darüber sprechen, wie sich die Dinge bei einer neuen Technologie ändern</text:p>
      <text:p text:style-name="P146">muss zuerst die alte Infrastruktur nutzen, und wie das einen Konflikt kreiert, Druck</text:p>
      <text:p text:style-name="P146">das kann zu einer Inversion der Infrastruktur füh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27M2S</meta:editing-duration>
    <meta:editing-cycles>129</meta:editing-cycles>
    <meta:generator>LibreOffice/5.4.6.2$Windows_X86_64 LibreOffice_project/4014ce260a04f1026ba855d3b8d91541c224eab8</meta:generator>
    <dc:date>2018-07-12T11:13:26.225000000</dc:date>
    <meta:document-statistic meta:table-count="0" meta:image-count="0" meta:object-count="0" meta:page-count="35" meta:paragraph-count="332" meta:word-count="15086" meta:character-count="101826" meta:non-whitespace-character-count="86964"/>
    <meta:user-defined meta:name="Info 1"/>
    <meta:user-defined meta:name="Info 2"/>
    <meta:user-defined meta:name="Info 3"/>
    <meta:user-defined meta:name="Info 4"/>
  </office:meta>
</office:document-meta>
</file>